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1"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4" style:family="paragraph" style:parent-style-name="Text_20_body">
      <style:paragraph-properties fo:margin-left="0cm" fo:margin-right="0cm" fo:text-align="justify" style:justify-single-word="false" fo:text-indent="0.499cm" style:auto-text-indent="false"/>
      <style:text-properties fo:color="#6666ff"/>
    </style:style>
    <style:style style:name="P15"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color="#800000"/>
    </style:style>
    <style:style style:name="P17"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2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2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2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2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2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2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3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3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3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66ffff"/>
    </style:style>
    <style:style style:name="P3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3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3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3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3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4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4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4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4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6"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4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4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0" style:family="paragraph" style:parent-style-name="Text_20_body">
      <style:paragraph-properties fo:text-align="justify" style:justify-single-word="false"/>
    </style:style>
    <style:style style:name="P51" style:family="paragraph" style:parent-style-name="Text_20_body">
      <style:paragraph-properties fo:background-color="#eeeeee">
        <style:background-image/>
      </style:paragraph-properties>
    </style:style>
    <style:style style:name="P52" style:family="paragraph" style:parent-style-name="Text_20_body">
      <style:paragraph-properties fo:background-color="#eeeeee">
        <style:background-image/>
      </style:paragraph-properties>
      <style:text-properties fo:language="ru" fo:country="RU"/>
    </style:style>
    <style:style style:name="P53" style:family="paragraph" style:parent-style-name="Text_20_body">
      <style:paragraph-properties fo:text-align="justify" style:justify-single-word="false" fo:background-color="#eeeeee">
        <style:background-image/>
      </style:paragraph-properties>
      <style:text-properties fo:language="ru" fo:country="RU"/>
    </style:style>
    <style:style style:name="P54" style:family="paragraph" style:parent-style-name="Text_20_body">
      <style:paragraph-properties fo:background-color="#eeeeee">
        <style:background-image/>
      </style:paragraph-properties>
      <style:text-properties fo:color="#ff6600" fo:language="ru" fo:country="RU"/>
    </style:style>
    <style:style style:name="P55" style:family="paragraph" style:parent-style-name="First_20_line_20_indent">
      <style:paragraph-properties fo:background-color="#eeeeee">
        <style:background-image/>
      </style:paragraph-properties>
      <style:text-properties fo:language="ru" fo:country="RU"/>
    </style:style>
    <style:style style:name="P5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57" style:family="paragraph" style:parent-style-name="Text_20_body">
      <style:paragraph-properties fo:margin-left="0cm" fo:margin-right="0cm" fo:text-align="justify" style:justify-single-word="false" fo:text-indent="0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fo:color="#800000"/>
    </style:style>
    <style:style style:name="P59" style:family="paragraph" style:parent-style-name="Text_20_body">
      <style:paragraph-properties fo:margin-left="0cm" fo:margin-right="0cm" fo:text-align="center" style:justify-single-word="false" fo:text-indent="0cm" style:auto-text-indent="false"/>
    </style:style>
    <style:style style:name="P6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6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6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6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6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68" style:family="paragraph" style:parent-style-name="Footnote">
      <style:text-properties fo:language="en" fo:country="US"/>
    </style:style>
    <style:style style:name="P69" style:family="paragraph" style:parent-style-name="Footnote">
      <style:text-properties fo:language="ru" fo:country="RU"/>
    </style:style>
    <style:style style:name="P7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7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7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7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7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77" style:family="paragraph" style:parent-style-name="Heading_20_1">
      <style:paragraph-properties fo:margin-left="0cm" fo:margin-right="0cm" fo:text-align="center" style:justify-single-word="false" fo:text-indent="0.499cm" style:auto-text-indent="false"/>
    </style:style>
    <style:style style:name="P78" style:family="paragraph" style:parent-style-name="Heading_20_1">
      <style:paragraph-properties fo:background-color="#eeeeee">
        <style:background-image/>
      </style:paragraph-properties>
    </style:style>
    <style:style style:name="P79" style:family="paragraph" style:parent-style-name="Heading_20_2">
      <style:paragraph-properties fo:background-color="#eeeeee">
        <style:background-image/>
      </style:paragraph-properties>
    </style:style>
    <style:style style:name="P80" style:family="paragraph" style:parent-style-name="Heading_20_2">
      <style:paragraph-properties fo:background-color="#eeeeee">
        <style:background-image/>
      </style:paragraph-properties>
      <style:text-properties fo:language="ru" fo:country="RU"/>
    </style:style>
    <style:style style:name="P8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82" style:family="paragraph" style:parent-style-name="Text_20_body" style:list-style-name="L1">
      <style:paragraph-properties fo:text-align="justify" style:justify-single-word="false"/>
    </style:style>
    <style:style style:name="P83" style:family="paragraph" style:parent-style-name="Text_20_body" style:list-style-name="L1">
      <style:paragraph-properties fo:text-align="justify" style:justify-single-word="false"/>
      <style:text-properties fo:language="ru" fo:country="RU"/>
    </style:style>
    <style:style style:name="P84" style:family="paragraph" style:parent-style-name="Text_20_body" style:list-style-name="L2">
      <style:paragraph-properties fo:text-align="justify" style:justify-single-word="false"/>
      <style:text-properties fo:language="ru" fo:country="RU"/>
    </style:style>
    <style:style style:name="P85" style:family="paragraph" style:parent-style-name="Text_20_body" style:list-style-name="L3">
      <style:text-properties fo:language="ru" fo:country="RU"/>
    </style:style>
    <style:style style:name="P8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87" style:family="paragraph" style:parent-style-name="Text_20_body" style:list-style-name="L4">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color="#ff3333"/>
    </style:style>
    <style:style style:name="T5" style:family="text">
      <style:text-properties fo:color="#ff3333" fo:language="ru" fo:country="RU"/>
    </style:style>
    <style:style style:name="T6" style:family="text">
      <style:text-properties fo:font-style="italic" style:font-style-asian="italic" style:font-style-complex="italic"/>
    </style:style>
    <style:style style:name="T7" style:family="text">
      <style:text-properties fo:color="#6666ff" fo:language="ru" fo:country="RU"/>
    </style:style>
    <style:style style:name="T8" style:family="text">
      <style:text-properties fo:color="#800000"/>
    </style:style>
    <style:style style:name="T9" style:family="text">
      <style:text-properties fo:color="#800000" fo:language="ru" fo:country="RU"/>
    </style:style>
    <style:style style:name="T10" style:family="text">
      <style:text-properties fo:color="#800000" fo:language="en" fo:country="US"/>
    </style:style>
    <style:style style:name="T11" style:family="text">
      <style:text-properties fo:color="#ff6600"/>
    </style:style>
    <style:style style:name="T12" style:family="text">
      <style:text-properties fo:color="#ff6600" fo:language="ru" fo:country="RU"/>
    </style:style>
    <style:style style:name="T13" style:family="text">
      <style:text-properties fo:color="#ff6600" fo:language="en" fo:country="US"/>
    </style:style>
    <style:style style:name="T14" style:family="text">
      <style:text-properties fo:font-weight="bold" style:font-weight-asian="bold" style:font-weight-complex="bold"/>
    </style:style>
    <style:style style:name="T15" style:family="text">
      <style:text-properties style:use-window-font-color="true"/>
    </style:style>
    <style:style style:name="T16" style:family="text">
      <style:text-properties style:use-window-font-color="true" fo:language="ru" fo:country="RU"/>
    </style:style>
    <style:style style:name="T17" style:family="text">
      <style:text-properties fo:background-color="transparent" loext:char-shading-value="0"/>
    </style:style>
    <style:style style:name="T18" style:family="text">
      <style:text-properties style:text-position="super 58%"/>
    </style:style>
    <style:style style:name="T19" style:family="text">
      <style:text-properties fo:color="#c5000b"/>
    </style:style>
    <style:style style:name="T20" style:family="text">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799242516621738303" text:style-name="L1">
        <text:list-item>
          <text:p text:style-name="P82">добавить детектив <text:span text:style-name="T1">(реализовано)</text:span>+ магические уроки/трактаты Старсвирла</text:p>
        </text:list-item>
        <text:list-item>
          <text:p text:style-name="P83">Терра несколько раз пытается убить Макса (один раз — в аквапарке). Несколько раз Макса спасает Селестия (даёт приказы Нексусу)</text:p>
        </text:list-item>
        <text:list-item>
          <text:p text:style-name="P83">Книги:</text:p>
        </text:list-item>
      </text:list>
      <text:list xml:id="list9104657025205686322" text:style-name="L2">
        <text:list-item>
          <text:p text:style-name="P84">«Великие грифоны прошлого» - из канона (5<text:span text:style-name="T3">s8e)</text:span></text:p>
        </text:list-item>
        <text:list-item>
          <text:p text:style-name="P84">«Высшие заклинания в повседневном использовании: от песчинки до дворца»</text:p>
        </text:list-item>
        <text:list-item>
          <text:p text:style-name="P84">«Малоизвестные аспекты магии трансформаций»</text:p>
        </text:list-item>
        <text:list-item>
          <text:p text:style-name="P8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4">Дасти Вейфарер «Зебрианская культура, быт и фольклор»</text:p>
        </text:list-item>
        <text:list-item>
          <text:p text:style-name="P84">«Краткая история Эквестрии»</text:p>
        </text:list-item>
        <text:list-item>
          <text:p text:style-name="P84">«Шедевры архитектуры Эквестрии» с разделом о Кантерлотском Королевском Дворце</text:p>
        </text:list-item>
        <text:list-item>
          <text:p text:style-name="P84">«Великие дела и великие чары». Страница 893: …</text:p>
        </text:list-item>
        <text:list-item>
          <text:p text:style-name="P84">Трактат Свирла Бородатого “Основы магического искусства” <text:span text:style-name="T3">(</text:span>моё)</text:p>
        </text:list-item>
      </text:list>
      <text:p text:style-name="P3"/>
      <text:h text:style-name="Heading_20_2" text:outline-level="2"><text:soft-page-break/>Факты об Эквестрии <text:span text:style-name="T1">(согласовать с вики)</text:span></text:h>
      <text:list xml:id="list2195553276566282026" text:style-name="L3">
        <text:list-item>
          <text:p text:style-name="P8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5">Селестия — переменчивая пони. В одно время не строгая, а в другое может быть такой, что страшно становится</text:p>
        </text:list-item>
        <text:list-item>
          <text:p text:style-name="P8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5">Около 820-ти лет назад будущий маг Лайтнинг Стар поступил на обучение к наставнику Тииспоту</text:p>
        </text:list-item>
        <text:list-item>
          <text:p text:style-name="P8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5">У Селестии грива и хвост развеваются и переливаются от магического шампуня</text:p>
        </text:list-item>
        <text:list-item>
          <text:p text:style-name="P85">Тело Селестии очень крепкое — может выдержать несколько тонн земли</text:p>
        </text:list-item>
        <text:list-item>
          <text:p text:style-name="P85">Дискорд намного старше принцесс, его магия сильнее ихней на голову</text:p>
        </text:list-item>
        <text:list-item>
          <text:p text:style-name="P85">Луна младше Селестии на 3 года. Сёстрам около 5000 лет. По другим данным, Селестии около 2500 лет.</text:p>
        </text:list-item>
        <text:list-item>
          <text:p text:style-name="P85">Принцессы начали войну с Дискордом в возрасте, когда им было около 700 лет — и продолжалась война почти сто лет</text:p>
        </text:list-item>
        <text:list-item>
          <text:p text:style-name="P85">Самый главный враг сестёр и Дискорда — скука</text:p>
        </text:list-item>
        <text:list-item>
          <text:p text:style-name="P85">В Эквестрии на одного жеребца приходится четыре - пять кобыл</text:p>
        </text:list-item>
        <text:list-item>
          <text:p text:style-name="P8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5">Селестия в первые полторы тысячи лет путешествовала — и заварила несколько войн (две — с Эквестрией, в одной была против Луны)</text:p>
        </text:list-item>
        <text:list-item>
          <text:p text:style-name="P85">Настоящий цвет гривы Селестии — клубнично-розовая. Радужный цвет гривы и хвоста поддерживается магией</text:p>
        </text:list-item>
        <text:list-item>
          <text:p text:style-name="P85">Кроме Дискорда, старше сестёр ещё старейшина драконов</text:p>
        </text:list-item>
        <text:list-item>
          <text:p text:style-name="P85">Кэйденс не прожила и 60-ти лет и является низкорожденной</text:p>
        </text:list-item>
        <text:list-item>
          <text:p text:style-name="P8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5">Народ тихо фигел от нововведений и с ещё большим ожесточением продолжал делать по-своему</text:p>
        </text:list-item>
        <text:list-item>
          <text:p text:style-name="P85"><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5">Когда пони женятся, они обмениваются ножными браслетами</text:p>
        </text:list-item>
        <text:list-item>
          <text:p text:style-name="P85">Светилами, кроме сестёр, могут управлять единороги (группы), Дискорд, Твайлайт и Старсвирл</text:p>
        </text:list-item>
        <text:list-item>
          <text:p text:style-name="P85">Королева Кризалис — правительница Зелёной Долины</text:p>
        </text:list-item>
        <text:list-item>
          <text:p text:style-name="P85">Мать Луны и Селестии — аликорн Лорен. Мать Дискорда — Алиса (пони-человек)</text:p>
        </text:list-item>
        <text:list-item>
          <text:p text:style-name="P8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0">Искусственный интеллект. Создан Владом и Максом. Разработан для управления корпорациями.</text:p>
      <text:h text:style-name="Heading_20_3" text:outline-level="3">Селестия</text:h>
      <text:p text:style-name="P5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Луна</text:h>
      <text:p text:style-name="P5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5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5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5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5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5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5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5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5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57">Единорог. Холост, молод, мечтателен. Живёт в Кантерлоте. В свободное время рисует облака.</text:p>
      <text:h text:style-name="Heading_20_3" text:outline-level="3">Алекс</text:h>
      <text:p text:style-name="P57">Менеджер проектов, над одним из которых (Нексус) работает Макс.</text:p>
      <text:h text:style-name="Heading_20_3" text:outline-level="3"><text:soft-page-break/>Ростик</text:h>
      <text:p text:style-name="P57">Лидер команды тестировщиков</text:p>
      <text:h text:style-name="Heading_20_3" text:outline-level="3">Стас</text:h>
      <text:p text:style-name="P57">Программист-новичок в команде Макса.</text:p>
      <text:h text:style-name="Heading_20_3" text:outline-level="3">Рома</text:h>
      <text:p text:style-name="P57">Программист в команде UI-программистов</text:p>
      <text:h text:style-name="Heading_20_3" text:outline-level="3">Анджела</text:h>
      <text:p text:style-name="P57">Сисадмин. Флиртует с Максом.</text:p>
      <text:p text:style-name="P57"/>
      <text:h text:style-name="Heading_20_2" text:outline-level="2">Положения</text:h>
      <text:p text:style-name="P5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text:soft-page-break/>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4">В <text:span text:style-name="T1">конце</text:span> каждой главы <text:span text:style-name="T1">(чтобы не спойлерить)</text:span> - рисунок мозаики, отображающий суть главы.</text:p>
      <text:p text:style-name="P14"/>
      <text:h text:style-name="Heading_20_2" text:outline-level="2">Терра</text:h>
      <text:p text:style-name="P1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3"/>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text:soft-page-break/>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18"><text:note text:id="ftn1" text:note-class="footnote"><text:note-citation>1</text:note-citation><text:note-body><text:p text:style-name="P6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6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3">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0"><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text:span><text:span text:style-name="T1">Бакарди чёрного</text:span><text:span text:style-name="T1">",</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0">В уголке <text:span text:style-name="T3">RnD-</text:span><text:span text:style-name="T1">зоны</text:span><text:span text:style-name="T1"><text:note text:id="ftn3" text:note-class="footnote"><text:note-citation>3</text:note-citation><text:note-body><text:p text:style-name="P6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20">Я повесил куртку на спинку кресла и включил комп.</text:p>
      <text:p text:style-name="P2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0"><text:soft-page-break/>Я запустил административную консоль и ввёл <text:span text:style-name="T1">логин и пароль</text:span>. Голосовой модуль у нас ещё не отлажен, обойдёмся текстом.</text:p>
      <text:p text:style-name="P9"/>
      <text:p text:style-name="P22"><text:span text:style-name="T3">&gt;\</text:span>Привет, Нексус. Это Макс.</text:p>
      <text:p text:style-name="P22"><text:span text:style-name="T3">&lt;\</text:span>Привет Макс. <text:span text:style-name="T1">Рад тебя видеть. Где ты отсутствовал три дня?</text:span></text:p>
      <text:p text:style-name="P22"><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11"/>
      <text:p text:style-name="P20">Так, что тут у нас? По логам видно, что <text:s/>три последних запроса вызвали сбои в работе кластера и заставили перегрузиться один из хостов.</text:p>
      <text:p text:style-name="P20">Введём-ка парочку <text:span text:style-name="T1">простейших</text:span> вопросов <text:span text:style-name="T1">для разминки</text:span>.</text:p>
      <text:p text:style-name="P20"/>
      <text:p text:style-name="P22"><text:span text:style-name="T3">&gt;\</text:span>Как называется наш проект?</text:p>
      <text:p text:style-name="P22"><text:span text:style-name="T3">&lt;\</text:span>Дайсон.</text:p>
      <text:p text:style-name="P22"><text:span text:style-name="T3">&gt;\</text:span>Сколько тебе лет?</text:p>
      <text:p text:style-name="P22"><text:span text:style-name="T3">&lt;\</text:span>Два года с начала запуска кластера.</text:p>
      <text:p text:style-name="P22"><text:span text:style-name="T3">&gt;\</text:span>Какой сейчас год?</text:p>
      <text:p text:style-name="P22"><text:span text:style-name="T3">&gt;\</text:span>202<text:span text:style-name="T1">6</text:span>-й.</text:p>
      <text:p text:style-name="P12"/>
      <text:p text:style-name="P20">Так, на закрытые словарные вопросы ответы есть <text:span text:style-name="T1">—</text:span> значит, речевой транслятор и база знаний в порядке.</text:p>
      <text:p text:style-name="P20">Проверим бизнес-логику на тестовой задачке.</text:p>
      <text:p text:style-name="P19"/>
      <text:p text:style-name="P22"><text:span text:style-name="T3">&gt;\</text:span>Нексус, отключи память <text:span text:style-name="T1">заданий</text:span> за последнюю неделю.</text:p>
      <text:p text:style-name="P22"><text:span text:style-name="T3">&lt;\</text:span>Выполнено.</text:p>
      <text:p text:style-name="P22"><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22"><text:span text:style-name="T3">&lt;\</text:span><text:span text:style-name="T1">Тебя понял. Читаю задачу...</text:span></text:p>
      <text:p text:style-name="P3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3">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3">Ограничени<text:span text:style-name="T1">е 2: решение должно находиться в правовых рамках уголовного и административного кодекса.</text:span></text:p>
      <text:p text:style-name="P33">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3"><text:span text:style-name="T3">&lt;\</text:span><text:span text:style-name="T1">Выполняю задачу</text:span>...</text:p>
      <text:p text:style-name="P33"><text:span text:style-name="T3">&lt;\</text:span>...</text:p>
      <text:p text:style-name="P33"><text:soft-page-break/><text:span text:style-name="T3">&lt;\</text:span>Решение:</text:p>
      <text:p text:style-name="P33"><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3"><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27">Подробный план действий по дням приведен в файле «Война корпораций_A_06.09.2026_23<text:span text:style-name="T3">:47.bmf»</text:span></text:p>
      <text:p text:style-name="P11"/>
      <text:p text:style-name="P18">&lt;<text:span text:style-name="T1">как-то говённо. Улучшить</text:span>&gt;</text:p>
      <text:p text:style-name="P20">Хм, не понял? Ч<text:span text:style-name="T1">ё</text:span> за хрень?</text:p>
      <text:p text:style-name="P20"/>
      <text:p text:style-name="P22"><text:span text:style-name="T3">&gt;</text:span>\Нексус, почему ты используешь жёсткие настройки <text:span text:style-name="T1">для решения задачи</text:span>?</text:p>
      <text:p text:style-name="P22"><text:span text:style-name="T3">&lt;\</text:span>Настройки правильные, <text:span text:style-name="T1">Макс</text:span>.</text:p>
      <text:p text:style-name="P12"/>
      <text:p text:style-name="P20">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20"><text:span text:style-name="T1">Ч</text:span>то у нас с аналитикой?</text:p>
      <text:p text:style-name="P9"/>
      <text:p text:style-name="P22"><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12"/>
      <text:p text:style-name="P20">Вместо ответа Нексус выплюнул в консоль длинную строку букв и служебных символов, среди которых бросилась в глаза строка “<text:span text:style-name="T14">incompartible interface Analytics v.0.93 beta</text:span>”</text:p>
      <text:p text:style-name="P20">Ага, уже теплее.</text:p>
      <text:p text:style-name="P20"/>
      <text:p text:style-name="P22"><text:span text:style-name="T3">&gt;</text:span>\Нексус, выдай <text:span text:style-name="T1">краткую </text:span>диагностику модулей <text:span text:style-name="T1">аналитики</text:span></text:p>
      <text:p text:style-name="P20"/>
      <text:p text:style-name="P20"><text:soft-page-break/>Йо! </text:p>
      <text:p text:style-name="P20">Видеокамеры молча наблюдают за поднятым вверх <text:span text:style-name="T1">большим пальцем</text:span>.</text:p>
      <text:p text:style-name="P20">Всё понятно. Версия аналитического модуля устарела и стала несовместимой с последним релизом кибермозга. </text:p>
      <text:p text:style-name="P20">Набираю номер прожект-мэнеджера.</text:p>
      <text:p text:style-name="P20"><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0"><text:span text:style-name="T3">– </text:span>Окей. Спасибо, Макс. <text:span text:style-name="T1">Выручил.</text:span></text:p>
      <text:p text:style-name="P2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0"><text:span text:style-name="T1">– </text:span>Ааа, понятно. Ну ладно, у меня всё. <text:span text:style-name="T1">Отбой</text:span>!</text:p>
      <text:p text:style-name="P21"><text:span text:style-name="T1">– Отбой</text:span>. <text:span text:style-name="T1">Ещё раз спасибо, что помог. Жаль, что ты ушёл</text:span><text:span text:style-name="T3">.</text:span></text:p>
      <text:p text:style-name="P36">Гудки.</text:p>
      <text:p text:style-name="P20"><text:span text:style-name="T1">У</text:span>ходя попрощался с охранником, <text:span text:style-name="T1">увлечённо исследующим тему педофилии</text:span>.</text:p>
      <text:p text:style-name="P20">Всё, свободен. Хотя <text:s/><text:span text:style-name="T1">воскресенье</text:span> уже испорчен<text:span text:style-name="T1">о</text:span>.</text:p>
      <text:p text:style-name="P5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ат!</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text:span><text:span text:style-name="T1">рома</text:span><text:span text:style-name="T1">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68">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6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text:soft-page-break/>Грохот улицы не достигал крыши 24-хэтажного корпуса <text:span text:style-name="T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text:span text:style-name="T3">&lt;</text:span><text:span text:style-name="T8">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0"><text:span text:style-name="T1">Блядь</text:span>, что за мысли пошли!</text:p>
      <text:p text:style-name="P1">Я вспомнил Влада, <text:span text:style-name="T3">&lt;</text:span><text:span text:style-name="T9">месяц</text:span><text:span text:style-name="T3">&gt;</text:span> назад прыгнувшего с крыши <text:span text:style-name="T1">своей</text:span> многоэтажки.</text:p>
      <text:p text:style-name="P10">Нет, это не для меня. Я сюда пришёл подышать воздухом. И только.</text:p>
      <text:p text:style-name="P1">Влад тогда совершил глупость, большую глупость. Я ему давно го<text:span text:style-name="T17">ворил </text:span><text:span text:style-name="T2">—</text:span><text:span text:style-name="T1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6">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0">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0">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7">А у нас получается... </text:span><text:span text:style-name="T2">–</text:span><text:span text:style-name="T17">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68">AI <text:span text:style-name="T2">– </text:span><text:span text:style-name="T1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6">Картинка дёрнулась и поплыла, звёзды опять стали вращаться.</text:span> </text:p>
      <text:p text:style-name="P1">Теряю сознание, что ли? Надо отойти от перил. Надо...</text:p>
      <text:p text:style-name="P10">В глазах потемнело. Перила предательски хрустнули. Последним видением стал проступающий на <text:soft-page-break/>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Замок принцесс</text:h>
      <text:p text:style-name="P15">Музыка быстрая, тревожная, надорваная и печальная</text:p>
      <text:p text:style-name="P15"/>
      <text:p text:style-name="P5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5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16"/>
      <text:p text:style-name="P17">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5"/>
      <text:p text:style-name="P2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0">Единорог поднял голову.</text:p>
      <text:p text:style-name="P20"><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7">, </text:span><text:span text:style-name="T2">а от снотворного таких глюков у меня ни разу не было</text:span><text:span text:style-name="T17">.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text:soft-page-break/>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9">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9">Описание получше</text:span><text:span text:style-name="T3">&gt;</text:span></text:p>
      <text:p text:style-name="P1"><text:span text:style-name="T1">–</text:span> Так это и есть наш <text:span text:style-name="T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9">парой сезонов</text:span><text:span text:style-name="T3">&gt;</text:span> этих детских мультиков <text:span text:style-name="T1">—</text:span> главного увлечения Влада в последни<text:span text:style-name="T1">й</text:span> <text:span text:style-name="T1">год.</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1"><text:span text:style-name="T1">–</text:span> Такая хорошенькая! Интересно, к какому виду она принадлежит? Неужели Хомо? <text:span text:style-name="T1">Очень подходит под описания</text:span> этих сказочных существ в трудах <text:span text:style-name="T1">Стар С</text:span>вирла и его учеников. <text:span text:style-name="T1">–</text:span> <text:span text:style-name="T8">Надо мной склонилась ещё одна </text:span><text:span text:style-name="T9">однорогая</text:span><text:span text:style-name="T8"> головка, совсем уж миниатюрная, с фиолетовой чёлкой, спадающей на глаза</text:span>.</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1"><text:span text:style-name="T1">–</text:span> <text:span text:style-name="T8">Он разговаривает! Он разумен! </text:span><text:span text:style-name="T9">–</text:span><text:span text:style-name="T8"> затопала копытцами в восторге фиолетовая единорожка</text:span><text:span text:style-name="T10">&lt;</text:span><text:span text:style-name="T9">аликорн?</text:span><text:span text:style-name="T10">&gt;</text:span><text:span text:style-name="T8">. </text:span><text:span text:style-name="T9">– Может статься, наши усилия не напрасны</text:span><text:span text:style-name="T10">! </text:span><text:span text:style-name="T9">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text:span></text:p>
      <text:p text:style-name="P3">&lt;<text:span text:style-name="T1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1">Очевидно, в заклинание закралась ошибка. <text:span text:style-name="T1">Мне кажется, в размытом абзаце всё же речь шла о </text:span><text:span text:style-name="T3">&lt;</text:span><text:span text:style-name="T9">крюшоне</text:span><text:span text:style-name="T3">&gt;</text:span><text:span text:style-name="T1">, а не о </text:span><text:span text:style-name="T3">&lt;</text:span><text:span text:style-name="T9">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text:soft-page-break/>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9">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lt;<text:span text:style-name="T8">Лавандовая единорожка</text:span><text:span text:style-name="T3">&gt; </text:span>(<text:span text:style-name="T8">Твайлайт</text:span>, разумеется),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text:soft-page-break/>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5">упер</text:span>…</text:p>
      <text:p text:style-name="P3"><text:span text:style-name="T3">&lt;</text:span><text:span text:style-name="T8">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3">Тут м<text:span text:style-name="T3">еня, </text:span>наконец,<text:span text:style-name="T3"> стошнило. Буквально вывернуло наизнанку: из носа текло, в глазах стояли слёзы. </text:span></text:p>
      <text:p text:style-name="P3"><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20">Jack of Hearts</text:span><text:span text:style-name="T20"><text:note text:id="ftn7" text:note-class="footnote"><text:note-citation>7</text:note-citation><text:note-body><text:p text:style-name="Footnote"><text:bookmark text:name="result_box1"/><text:span text:style-name="T20">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5">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8">Я смутился и потянулся за платком.</text:p>
      <text:p text:style-name="P8">– Я это… Извиняюсь. Сейчас вытру.</text:p>
      <text:p text:style-name="P3"><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8">–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Селестия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8">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шестиугольной плиткой, с полуразрушенными статуями в нишах, а позади и из боковых проёмов раздаётся шорох. По-крайней мере, версия сна мне нравилась </text:span><text:soft-page-break/><text:span text:style-name="T1">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Но она не заметила жеста. Мотая головой с невидящими глазами, она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Шуршание за углом коридора усиливалось.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здесь. &lt;<text:span text:style-name="T8">Она, несмотря ни на что, пыталась меня вытащить. Долг платежом красен.</text:span>&gt;</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5">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ки. Я боялся оглядываться назад, но понимал, что между нами и ожившим дендрарием больше нет преград.</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плюше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 Кимеринн сложил приставные ступеньки и закрепил их под днищем, <text:soft-page-break/>после чего занял пустующее место в упряжке.</text:p>
      <text:p text:style-name="P3">– <text:s/>Давай-давай-давай-давай,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синхронно махала крыльями, задавая экипажу вектор движения.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широченного болота, со всех сторон окружённого лесом. Снаружи даже те развалины, что остались от замка, выглядели фантастически красиво. Смыкающиеся в необозримой высоте стрельчатые арки, ведущие в никуда переходы паутин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тихо сказала Луна, всё это время наблюдавшая за мной.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Она указала на остатки маленькой постройки на высокой круче за замком.</text:p>
      <text:p text:style-name="P3">– <text:s/>Отсюда началось строительство Дома. В этом флигеле жил Стар Свирл</text:p>
      <text:p text:style-name="P3"><text:s text:c="2"/>&lt;<text:span text:style-name="T8">описание </text:span><text:span text:style-name="T8">и грустный коментарий Луны</text:span>&gt;</text:p>
      <text:p text:style-name="P3"/>
      <text:p text:style-name="P8">Мое внимание привлекло пятно ряби на воде, быстро догоняющее тень от колесницы. </text:p>
      <text:p text:style-name="P1"><text:span text:style-name="T13">–</text:span><text:span text:style-name="T11"> Похоже, он</text:span><text:span text:style-name="T12">и</text:span><text:span text:style-name="T11"> приближаются! </text:span><text:span text:style-name="T12">– </text:span><text:span text:style-name="T1">Дискорд указал кривым когтем на пятно ряби на болотной воде, быстро догоняющей тень от колесницы. </text:span><text:span text:style-name="T3">–</text:span><text:span text:style-name="T1"> Вот не было заботы! Придётся набирать высоту кругами.</text:span></text:p>
      <text:p text:style-name="P3">Он рванул управляющий жезл на себя и вправо. Пегасы заложили резкий вираж обратно к замку, но платформа была громоздка и неуклюжа, а островок с развалинами замка невелик, и потому держаться над сушей не получалось.</text:p>
      <text:p text:style-name="P3">Луна подняла голову и, оценив обстановку, заметила:</text:p>
      <text:p text:style-name="P3"/>
      <text:p text:style-name="P3"/>
      <text:p text:style-name="P23"/>
      <text:p text:style-name="P23">мелко молотя чахлыми крылышками, на повозку спикировал Дискорд. <text:span text:style-name="T1">–</text:span> </text:p>
      <text:p text:style-name="P23">, </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5">– Вправо! – заорал Дискорд.</text:p>
      <text:p text:style-name="P3"/>
      <text:p text:style-name="P3"><text:soft-page-break/></text:p>
      <text:p text:style-name="P3"/>
      <text:p text:style-name="P3">По мере подъёма стало видно, что замок, фактически, расположен на островке, со всех сторон окружённом болотом.</text:p>
      <text:p text:style-name="P3"/>
      <text:p text:style-name="P25"/>
      <text:p text:style-name="P23"><text:span text:style-name="T1">–</text:span> Запрыгивай <text:span text:style-name="T1">–</text:span> разгневанно фыркнула она и ткнулась в меня боком.</text:p>
      <text:p text:style-name="P2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9">Живая лошадь — не кошка, ухаживать за ней сложнее</text:span><text:span text:style-name="T3">&gt;</text:span></text:p>
      <text:p text:style-name="P2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3"><text:span text:style-name="T3">–</text:span> Держись! <text:span text:style-name="T3">–</text:span> <text:span text:style-name="T1">н</text:span>е успев процедить это сквозь сжатые зубы, Селестия пустилась вскачь.</text:p>
      <text:p text:style-name="P2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3">Выход был уже совсем рядом, когда нас встретила Луна.</text:p>
      <text:p text:style-name="P2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3">Яростно метнув <text:span text:style-name="T3">&lt;</text:span><text:span text:style-name="T8">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23"/>
      <text:p text:style-name="P23">Руины древнего замка внизу сменила топкая зелень болота.</text:p>
      <text:p text:style-name="P23"><text:span text:style-name="T3">–</text:span> Похоже, он<text:span text:style-name="T1">и</text:span> приближаются! <text:span text:style-name="T1">–</text:span> мелко молотя чахлыми крылышками, на повозку спикировал Дискорд. <text:span text:style-name="T1">–</text:span> Не приближайтесь к воде! Набирайте высоту кругами!</text:p>
      <text:p text:style-name="P23">Пара ближайших к Дискорду упряжных пегасов недовольно покосилась на него, но он, не обращая на них ни малейшего внимания, указал кривым когтем на пятно ряби на болотной воде, быстро догоняющей тень от колесницы.</text:p>
      <text:p text:style-name="P23">Пегасы заложили вираж, но повозка была громоздка и неуклюжа, а островок с развалинами замка невелик, и потому держаться над сушей не получалось.</text:p>
      <text:p text:style-name="P23"><text:span text:style-name="T1">–</text:span> Если мы не успеем набрать высоту до … <text:span text:style-name="T1">–</text:span> внезапно громкий плеск и хлопок заглушили слова Дискорда. Болотная топь разверзлась и выстрелила в нас комком лиан, усеянных колючками. Ком был около метра в поперечнике. Начало спутанного клубка уходило в болотную топь, так что получалось нечто вроде скрученного в тугой клубок древесного бича, летящего, быстро разматываясь, к колеснице.</text:p>
      <text:p text:style-name="P23"><text:span text:style-name="T1">–</text:span> Вправо! <text:span text:style-name="T1">–</text:span> заорал Дискорд.</text:p>
      <text:p text:style-name="P23"/>
      <text:p text:style-name="P23"><text:soft-page-break/></text:p>
      <text:p text:style-name="P23"/>
      <text:p text:style-name="P23">Пегасы начали манёвр вправо, но нетерпеливый драконикус соскочил с борта, что есть силы замолотил крыльями и резко пихнул повозку вправо на добрые полдесятка метров.</text:p>
      <text:p text:style-name="P23">Треск от разматывающейся лианы усилился, послышался свист рассекаемого воздуха и хлёсткий удар древесной плети пришёлся в то место, где только что была повозка. Экипаж качнуло от турбулентных вихрей, но пегасы упрямо понемногу набирали высоту.</text:p>
      <text:p text:style-name="P23">Послышаля ещё один хлопок.</text:p>
      <text:p text:style-name="P23"><text:span text:style-name="T1">–</text:span> Влево, <text:span text:style-name="T1">–</text:span> заорал Дискорд и толкнул колесницу влево. Снова треск, свист, щёлканье воздуха.</text:p>
      <text:p text:style-name="P23">Снова хлопок, но какой-то нечёткий, двойной.</text:p>
      <text:p text:style-name="P23"><text:span text:style-name="T1">–</text:span> Ещё влево! <text:span text:style-name="T1">–</text:span> Дискорд так энергично двинул повозку, что наполовину развернул две задние пары упряжных пегасов.</text:p>
      <text:p text:style-name="P23">Это было ошибкой.</text:p>
      <text:p text:style-name="P28">&lt;<text:span text:style-name="T9">Дискорд не любил Кимеринна, как соперника за обладание Луной., но попытался его спасти и винит себя, что не смог помочь.</text:span>&gt;</text:p>
      <text:p text:style-name="P23">В то время как Дискорд с пегасами отклоняли колесницу от древесной плети из догоняющего большого пятна ряби, по курсу медленно набирающей высоту колесницы появилось ещё одно <text:span text:style-name="T1">—</text:span> маленькое и быстрое. И когда это дрожащеее пятно ряски выстрелило, колючий клубок достиг цели. Плеть ударила в пегаса-гонца, выбив из него дыхание и обплёвшись удушающей петлёй вокруг тела.</text:p>
      <text:p text:style-name="P23">Пятёрка скакунов молча ускорилась, а их попавшийся собрат бился в обьятиях лианы как мотылёк в паутине.</text:p>
      <text:p text:style-name="P23">Луна застыла, глядя немигающими глазами на пегаса. Твайлайт закричала. Дискорд зарычал и кинулся к лиане. Но тут раздались ещё три хлопка. Очередные бешено разматывающиеся клубки устремились к колеснице.</text:p>
      <text:p text:style-name="P23">Дискорд, визжа от досады, был вынужден отвлечься. Луна и Селестия разрядили заряды магии в клубки, отклоняя их от повозки. Но раздались ещё два хлопка, потом ещё…</text:p>
      <text:p text:style-name="P23">Колесница теряла высоту. Лиана медленно преодолевая отчаянное сопротивление пегаса , тянула его вниз, а вместе с ним и весь экипаж. Хлопки, треск и свист слились в одну большую какафонию. В пятно колышащейся ряски влилось много небольших пятнышек, образовав массив пульсирующей болотной глади прямо под теряющей высоту колесницей.</text:p>
      <text:p text:style-name="P23">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колесницы, он сложил крылья и камнем рухнул вниз, увлекаемый лианой.</text:p>
      <text:p text:style-name="P23"><text:span text:style-name="T1">–</text:span> Кимеринн!!! <text:s/><text:span text:style-name="T1">–</text:span> крик расправляющей крылья Луны слился с треском ломаемой задней оси повозки. Колесо с куском оси, намертво схваченное лианой, догоняло стремительно уходящего вниз пегаса. Освобождённая колесница, дёрнувшись, стала резко набирать высоту.</text:p>
      <text:p text:style-name="P28">&lt;<text:span text:style-name="T12">Дискорд и сёстры с Твайлайт уже не имеют достаточно магической силы, чтобы создать щит — потратили всё на заклинание, пробившее коридор и призвавшее Макса</text:span>&gt;</text:p>
      <text:p text:style-name="P23"><text:span text:style-name="T1">–</text:span> Луна, <text:s/>очнись ты ничем ему уже не поможешь! <text:span text:style-name="T1">–</text:span> Селестия бросилась на шею готовящейся спикировать вниз сестре. Далеко внизу к теряющей очертания фигурке пегаса потянулись десятки лиан, наконец-то нашёдших лёгкую мишень. Через секунду крылатая фигурка скрылась в тёмных клокочущих водах.</text:p>
      <text:p text:style-name="P23">Твайлайт немигающим взглядом провожала его.</text:p>
      <text:p text:style-name="P23"><text:soft-page-break/><text:span text:style-name="T1">–</text:span> Как?... Как?... <text:span text:style-name="T1">–</text:span> бормотала она. <text:span text:style-name="T1">–</text:span> Почему? <text:s/>Не понимаю. Не могу понять. Не понимаю…</text:p>
      <text:p text:style-name="P23">…</text:p>
      <text:p text:style-name="P23">Я огляделся.</text:p>
      <text:p text:style-name="P23"><text:span text:style-name="T1">–</text:span> А где Дискорд?</text:p>
      <text:p text:style-name="P23">Твайлайт не обратила на меня внимание, будучи в прострации. Луна, уткнувшись носом в спину сестре, плакала. Селестия, обняв её крыльями, что-то утешительно шептала ей на ухо.</text:p>
      <text:p text:style-name="P23"><text:span text:style-name="T1">–</text:span> Тут ваш драконикус, тут. Помогите мне забраться в колесницу, <text:span text:style-name="T1">–</text:span> послышалось жалобное стенание откуда-то сзади.</text:p>
      <text:p text:style-name="P23">Селестия высвободилась из обьятий рыдающей сестры и подошла к заднему борту колесницы.</text:p>
      <text:p text:style-name="P23">Я перегнулся через борт.</text:p>
      <text:p text:style-name="P23">Дискорд, ухватившись передними лапами за обломок оси, болтался в турбулентных потоках, как поплавок в горном ручье. Одно его крыло было сломано, на него был намотан обрывок лианы. Шкура змея была усеянна колючками. Морда Дискорда была перемазана зелёным соком, в зубах застряли остроконечные треугольные листья.</text:p>
      <text:p text:style-name="P23">Селестия, навалившись грудью на борт, вытянула шею и ухватила Дискорда зубами за загривок.</text:p>
      <text:p text:style-name="P23"><text:span text:style-name="T1">–</text:span> Помоги! <text:span text:style-name="T1">–</text:span> процедила она сквозь зубы.</text:p>
      <text:p text:style-name="P23">Я вышел из ступора и, в свою очередь, ухватился одной рукой за борт, второй <text:span text:style-name="T1">—</text:span> за лапу Дискорда.</text:p>
      <text:p text:style-name="P23"><text:span text:style-name="T1">–</text:span> Считай до трёх! <text:span text:style-name="T1">–</text:span> <text:span text:style-name="T3">&lt;</text:span><text:span text:style-name="T8">процедила</text:span><text:span text:style-name="T3">&gt;</text:span> сквозь сжатые зубы Селестия.</text:p>
      <text:p text:style-name="P23"><text:span text:style-name="T3">–</text:span> Раз! Два! Три! У-у-ух! <text:span text:style-name="T3">–</text:span> мы поднапряглись и таки втянули немалую тушу Дискорда в повозку.</text:p>
      <text:p text:style-name="P23"><text:span text:style-name="T3">–</text:span> Ффух. Выкарабкались. Почти без потерь, <text:span text:style-name="T3">–</text:span> заметил Дискорд, оглядывая крыло.</text:p>
      <text:p text:style-name="P23"><text:span text:style-name="T3">–</text:span> Кимеринн погиб, <text:span text:style-name="T3">–</text:span> прошептала Луна.</text:p>
      <text:p text:style-name="P23"><text:span text:style-name="T3">–</text:span> Да, я видел. Он погиб, спасая друзей и свою принцессу. Это <text:s/>не худшая смерть, <text:s/><text:span text:style-name="T3">–</text:span> печально ответствовал Дискорд.</text:p>
      <text:p text:style-name="P23">Дальше мы летели молча.</text:p>
      <text:p text:style-name="P23"/>
      <text:h text:style-name="P79" text:outline-level="2">Кантерлот</text:h>
      <text:p text:style-name="P54">Селестия лежит в больнице, восстанавливаясь. Макс 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4">Музыка медленная, фэнтезийная, средневековая, изысканая, дворцовая (стиль Dire Straits “Coyote”)</text:p>
      <text:p text:style-name="P23">Никто не знал, что со мной делать: <text:span text:style-name="T1">пользы от меня никакой, </text:span>опасности я, вроде, не представлял, а отправить меня в мой мир обратно местные маги по каким-то причинам не могли. Поэтому мне определили аппартаменты во дворце и позволили заниматься чем хочется в разумных пределах. <text:s/>И хлопот мало, и всегда на виду.</text:p>
      <text:p text:style-name="P23">Вот так неожиданно и трагично ворвалась в мою жизнь Эквестрия. В реальности она оказалась не такой “лубочной”, как в тех детских мультиках, что я смотрел когда-то. Страдания и смерть здесь присутствовали в полной мере.</text:p>
      <text:p text:style-name="P23">Но пони, по моим наблюдениям, в целом были более сплочённы и отзывчивы, чем люди. </text:p>
      <text:p text:style-name="P23"><text:soft-page-break/>И здесь была магия.</text:p>
      <text:p text:style-name="P23">Имея кучу свободного времени, я с огромным интересом принялся изучать её. Большую часть времени я проводил в дворцовой библиотеке. Меня занимало всё: история Эквестрии, искусство, сказки и легенды древних времён, труды эквестрийских учёных и магов.</text:p>
      <text:p text:style-name="P23">Попытался было вытащить книги в сад, чтобы читать на свежем воздухе, но был остановлен строгим стражником. “Читайте, пожалуйста, в библиотеке, человек Макс. Выносить книги из читального зала запрещено”.</text:p>
      <text:p text:style-name="P29">“Глава IV. Пределы магии.<text:span text:style-name="T3">”</text:span></text:p>
      <text:p text:style-name="P29">Есть четыре предела магии: </text:p>
      <text:list xml:id="list293518914224406092" text:style-name="L4">
        <text:list-item>
          <text:p text:style-name="P87">Изначальный, или нулевой предел.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Достичь этого уровня может каждый не особо преуспевающий в науках и рвении студент магического университета.</text:p>
        </text:list-item>
        <text:list-item>
          <text:p text:style-name="P87">Первый предел. Ту мы встречаем ограниченное изменение физических и некоторых иных законов, не требующее привлечения особо мощных источников силы. Окончившие университет и получившие диплом магистры без труда творят заклинания этого уровня.</text:p>
        </text:list-item>
        <text:list-item>
          <text:p text:style-name="P87">Второй предел. На сём пределе мы встречаем взаимодействие с Природой, Созидательным Началом, Творц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ящееся к этому пределу.</text:p>
        </text:list-item>
        <text:list-item>
          <text:p text:style-name="P87">Третий предел. На этом уровне магии работает сам Творец. Ему подвластно всё. <text:span text:style-name="T1">Некоторые отмеченные судьбою пони могут договориться с Творцом и он им время от времени будет помогать на этом уровне.</text:span></text:p>
        </text:list-item>
      </text:list>
      <text:p text:style-name="P26"/>
      <text:p text:style-name="P29">Глава V. Основы.</text:p>
      <text:p text:style-name="P29">Основа любого магического направления <text:span text:style-name="T1">—</text:span> умение черпать силу из источника. У разных направлений свои источники,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В результате борьба с духом ветра так истощила меня, что только подоспевший ученик, ценою своей жизни прервавший связь между мною и демоном, спас моё бренное тело для дальнейших магических изысканий. </text:p>
      <text:p text:style-name="P2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9">Возьмём, <text:s/>примеру, заклинание начального предела: “Ярету пхонг руул квами”, <text:span text:style-name="T1">–</text:span> что означает: “Разогнать силу и оборотить против себя”.</text:p>
      <text:p text:style-name="P29">Таким образом, читая заклинание создания лёгкого ветерка, маг узнаёт его рецепт. При творении заклинания вовсе не обязательно произносить его <text:span text:style-name="T1">—</text:span> некоторые, впрочем, проговаривают его вслух для запоминания и вящего эффекта. Каюсь, и ваш покорный слуга не гнуша<text:span text:style-name="T1">лся</text:span> этим для заслуживания авторитета у молоденьких доверчивых кобылок…”</text:p>
      <text:p text:style-name="P23"/>
      <text:p text:style-name="P23">Дверь в библиотеку открылась и внутрь заглянул стражник из внутренней стражи.</text:p>
      <text:p text:style-name="P23"><text:soft-page-break/><text:span text:style-name="T3">– </text:span>Её Высочество Принцесса Селестия хочет видеть вас, человек Макс.</text:p>
      <text:p text:style-name="P23">Я оторвался от трактата <text:span text:style-name="T1">С</text:span>вирла Бородатого <text:span text:style-name="T3">&lt;</text:span>“Основы магического <text:span text:style-name="T3">искусства”&gt;.</text:span></text:p>
      <text:p text:style-name="P23">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3">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3">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3"><text:span text:style-name="T3">–</text:span> Уже иду. Где я могу её найти?</text:p>
      <text:p text:style-name="P23"><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3">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3"><text:span text:style-name="T3">–</text:span> Её высочество у себя в покоях. Проходите.</text:p>
      <text:p text:style-name="P23"><text:span text:style-name="T3">–</text:span> Пегас занял свой пост у двери напротив своего собрата.</text:p>
      <text:p text:style-name="P23">За дверью оказался небольшой коридорчик, выход из которого был прикрыт свисающими гирляндами плюща.</text:p>
      <text:p text:style-name="P23">Раздвинув живой полог, я огляделся.</text:p>
      <text:p text:style-name="P23">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9">На самом деле, Селестия — сибаритка, в отличие от спартанки - Луны</text:span><text:span text:style-name="T3">&gt;</text:span></text:p>
      <text:p text:style-name="P23">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3">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3"><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3"><text:span text:style-name="T1">–</text:span> Здравствуй…те, Ваше Высочество.</text:p>
      <text:p text:style-name="P23"><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8">Одним из таких немногих был Кимеринн</text:span><text:span text:style-name="T3">&gt;</text:span>…</text:p>
      <text:p text:style-name="P23"><text:span text:style-name="T3">–</text:span> Мне очень жаль, что так получилось… Селестия.</text:p>
      <text:p text:style-name="P23">Она через силу улыбнулась. </text:p>
      <text:p text:style-name="P23"><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text:soft-page-break/>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3">Селестия устроилась на ковре напротив меня и начала рассказ.</text:p>
      <text:p text:style-name="P28">&lt;<text:span text:style-name="T9">После секса, Селестия отказывает Максу в аудиенции (стыдится?). Только перед его отъездом из Кантерлота она прощается с ним</text:span>&gt;</text:p>
      <text:p text:style-name="P28">&lt;<text:span text:style-name="T8"> - А почему ты смеялась, когда я обблевал тебе копыто?</text:span></text:p>
      <text:p text:style-name="P28"><text:span text:style-name="T8">- Ты стоял тогда такой жалкий, обблёванный, беспомощный, - но всё равно старался помочь мне. Это было так трогательно <text:s/></text:span>&gt;</text:p>
      <text:p text:style-name="P24">***</text:p>
      <text:p text:style-name="P23">Аликорны очень <text:span text:style-name="T1">одиноки&lt;</text:span><text:span text:style-name="T9">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9">???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3"><text:span text:style-name="T1">–</text:span> Понятно, <text:span text:style-name="T1">–</text:span> я кивнул головой. <text:span text:style-name="T1">–</text:span> Институт консортства. Кимеринн был фаворитом Луны.</text:p>
      <text:p text:style-name="P23"><text:span text:style-name="T3">&lt;</text:span><text:span text:style-name="T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28"/>
      <text:h text:style-name="P79" text:outline-level="2">Рассказ Селестии <text:span text:style-name="T8">(“1001 ночь”)</text:span></text:h>
      <text:p text:style-name="P25"/>
      <text:p text:style-name="P23">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9">...</text:span><text:span text:style-name="T3">&gt;</text:span></text:p>
      <text:p text:style-name="P23">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3"><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3"><text:span text:style-name="T3">–</text:span> Да, Ваше Высочество, <text:span text:style-name="T3">–</text:span> гонец потупил взгляд, глаза его забегали, <text:span text:style-name="T3">–</text:span> по состоянию здоровья.</text:p>
      <text:p text:style-name="P23"><text:span text:style-name="T3">–</text:span> Какая болезнь посетила Клаудсдейл, что целых два крыла жеребят пропустили экзамены?</text:p>
      <text:p text:style-name="P23"><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3"><text:soft-page-break/><text:span text:style-name="T3">–</text:span> Сами <text:span text:style-name="T3">—</text:span> что? <text:span text:style-name="T3">–</text:span> Я постепенно начала понимать причину смущения гонца.</text:p>
      <text:p text:style-name="P23"><text:span text:style-name="T3">–</text:span> Сами… эээ… вроде как… ну… отказались…</text:p>
      <text:p text:style-name="P23">Пегас понурил голову и пытался протереть копытом пол.</text:p>
      <text:p text:style-name="P23">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3"><text:span text:style-name="T3">–</text:span> Пригласите этих жеребят во дворец. Я хочу поговорить с ними. </text:p>
      <text:p text:style-name="P23"><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3">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4">***</text:p>
      <text:p text:style-name="P23"><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3"><text:span text:style-name="T3">–</text:span> А где восьмой? <text:span text:style-name="T3">–</text:span> удивилась я. <text:span text:style-name="T3">–</text:span> Мне сказали, вас было восемь. Восемь отказавшихся летать.</text:p>
      <text:p text:style-name="P23"><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3"><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3">Наступило молчание. Жеребята переминались с ноги на ногу, прятали глаза, но отвечать никто не хотел.</text:p>
      <text:p text:style-name="P23"><text:span text:style-name="T1">– </text:span>Ну, это… <text:span text:style-name="T1">–</text:span> шмыгнул старший. <text:span text:style-name="T1">–</text:span> Не знаю, как другие, а я накануне потянул крыло.</text:p>
      <text:p text:style-name="P23"><text:span text:style-name="T1">–</text:span> А я простудилась.</text:p>
      <text:p text:style-name="P23"><text:span text:style-name="T1">–</text:span> А я отравился болиголовом.</text:p>
      <text:p text:style-name="P23"><text:span text:style-name="T1">–</text:span> А я…</text:p>
      <text:p text:style-name="P23">Семь схожих объяснений прозвучало в унисон. Самое смешное было у маленькой <text:s/>пегаски.</text:p>
      <text:p text:style-name="P23"><text:span text:style-name="T1">–</text:span> У тебя болел зуб и ты отказалась летать?</text:p>
      <text:p text:style-name="P23"><text:span text:style-name="T1">–</text:span> Я обвела жеребят долгим взглядом.</text:p>
      <text:p text:style-name="P23"><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3"><text:span text:style-name="T1">–</text:span> Ну, мои дорогие, теперь расскажите своей принцессе правду. Ваша ложь её очень расстраивает.</text:p>
      <text:p text:style-name="P23">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3"><text:span text:style-name="T1">–</text:span> Ну же, Бинки, расскажи, что у тебя стряслось? Не бойся…</text:p>
      <text:p text:style-name="P23"><text:span text:style-name="T1">–</text:span> А-а-а-а-а-а я-а-а-а-а боюу-у-у-у-усь! <text:span text:style-name="T1">–</text:span> расплакалась Бинки Софтмэйн, прикрыв голову копытцами.</text:p>
      <text:p text:style-name="P23"><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3"><text:soft-page-break/><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3"><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3"><text:span text:style-name="T1">–</text:span> И я!</text:p>
      <text:p text:style-name="P23"><text:span text:style-name="T1">– </text:span>И я тоже!</text:p>
      <text:p text:style-name="P23">Жеребята один за другим подтвердили то же самое.</text:p>
      <text:p text:style-name="P23">На этот раз они не лгали. Я не могла поверить в это, но сейчас они говорили от души.</text:p>
      <text:p text:style-name="P23"><text:span text:style-name="T1">–</text:span> Кто рассказал вам это? Эту… ложь?</text:p>
      <text:p text:style-name="P23"><text:span text:style-name="T1">–</text:span> Никто. Просто знаю. <text:span text:style-name="T1">–</text:span> Старший жеребёнок упрямо уставился в пол.</text:p>
      <text:p text:style-name="P23"><text:span text:style-name="T3">–</text:span> И я.</text:p>
      <text:p text:style-name="P23"><text:span text:style-name="T3">–</text:span> И я тоже.</text:p>
      <text:p text:style-name="P23"><text:span text:style-name="T3">–</text:span> И я-а-а-а-а-а!</text:p>
      <text:p text:style-name="P23">Это было какое-то сумасшествие! Фабрика, перерабатывающая не сдавших лётные экзамены жеребят на радугу… Он искренне в это верили.</text:p>
      <text:p text:style-name="P23">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3"/>
      <text:h text:style-name="P79" text:outline-level="2">ЛСД-чаепитие</text:h>
      <text:p text:style-name="P23"/>
      <text:p text:style-name="P23">Селестия встала с ковра, подошла к небольшой жаровне и поставила на неё пузатый серебряный чайничек.</text:p>
      <text:p text:style-name="P23"><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3"><text:span text:style-name="T1">–</text:span> Спасибо, Селестия. Пожалуй, буду “кантерлотский королевский”.</text:p>
      <text:p text:style-name="P23"><text:span text:style-name="T1">–</text:span> Зови меня Тия. Не хочу слышать официоз у себя дома.</text:p>
      <text:p text:style-name="P23"><text:span text:style-name="T1">–</text:span> Селестия открыла кухонный шкафчик и, потянув зубами за золотой шнурок, вытащила чёрный с золотом пакетик.</text:p>
      <text:p text:style-name="P23"><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3"><text:span text:style-name="T1">–</text:span> Селестия разожгла горелку, опустила два пакетика в чайник и достала из шкафчика две розовые чашки в золотой горошек.</text:p>
      <text:p text:style-name="P23"><text:span text:style-name="T1">–</text:span> Тебе помочь? <text:span text:style-name="T1">–</text:span> я привстал с подушек.</text:p>
      <text:p text:style-name="P23"><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3"><text:soft-page-break/>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3"/>
      <text:p text:style-name="P31"><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3"/>
      <text:p text:style-name="P23"><text:span text:style-name="T3">–</text:span> И что же, те жеребята перестали бояться экзаменов?</text:p>
      <text:p text:style-name="P23"><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3"><text:span text:style-name="T3">–</text:span> Но это было только начало.</text:p>
      <text:p text:style-name="P23">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3"><text:span text:style-name="T3">–</text:span> Ты вылила заварку? Зачем? - удивился я.</text:p>
      <text:p text:style-name="P23"><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3"><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3"><text:span text:style-name="T3">–</text:span> Ты могла бы нести меня телекинезом. Я, после того, как узнал о ваших способностях, удивлялся, почему ты этого не сделала?</text:p>
      <text:p text:style-name="P23"><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31"><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3">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3"><text:span text:style-name="T3">–</text:span> А что же было дальше? Ты сказала, что случай с жеребятами был только началом?</text:p>
      <text:p text:style-name="P23"><text:span text:style-name="T3">–</text:span> А дальше всё было хуже, намного хуже...</text:p>
      <text:p text:style-name="P23"/>
      <text:h text:style-name="P79" text:outline-level="2">Рейд пони-рэйнджеров</text:h>
      <text:p text:style-name="P23"/>
      <text:p text:style-name="P30">(леденящий душу триллер, музыка тревожная)</text:p>
      <text:p text:style-name="P25">&lt;<text:span text:style-name="T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text:soft-page-break/>коснулся моего и что-то в глубине моей души сжалось от сильнейшего волнения. </text:p>
      <text:p text:style-name="P2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3">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3"><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3"><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3"><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3"><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3"><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3"><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становится живее и нахальнее. И у этой дряни даже нет башки, чтоб снести её в случае чего.</text:p>
      <text:p text:style-name="P23"><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3">Дальше мы передвигались с интервалом бескрылого прыжка, чтобы не нанести друг другу увечий в случае работы оружием.</text:p>
      <text:p text:style-name="P24">***</text:p>
      <text:p text:style-name="P23"><text:span text:style-name="T3">–</text:span> Шанту?</text:p>
      <text:p text:style-name="P23"><text:span text:style-name="T3">–</text:span> Ваше Высочество? Мы никогда не встречали такое существо раньше и я…</text:p>
      <text:p text:style-name="P23"><text:soft-page-break/><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3"><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7">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24">***</text:p>
      <text:p text:style-name="P23"><text:span text:style-name="T3">&lt;</text:span><text:span text:style-name="T9">Добавить кокатрикса, мантикору и древесных волков. Тентаклианы переименовать в пландерсиды</text:span><text:span text:style-name="T3">&gt;</text:span></text:p>
      <text:p text:style-name="P2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3"><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3"><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3"><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3">Поэтому мы ещё тщательнее стали высматривать в траве камни древнего пути. Когда-то это был самый <text:span text:style-name="T3">&lt;</text:span><text:span text:style-name="T8">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3"><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3"><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обнюхаться с ним. Столбы пропали.</text:p>
      <text:p text:style-name="P2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3"><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3">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3"><text:span text:style-name="T3">–</text:span> Дискорд! Что их убило? <text:span text:style-name="T3">–</text:span> присвистнул обошедший Хорста с другой стороны Калрус.</text:p>
      <text:p text:style-name="P23"><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3">Я поднял нагрудную бляху, лежащую на скелете с раздавленной грудной клеткой.</text:p>
      <text:p text:style-name="P23"><text:span text:style-name="T3">–</text:span> Это королевский конвой. Такие были на службе у принцесс ещё лет двадцать назад, до Раздора.</text:p>
      <text:p text:style-name="P23"><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3"><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3">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24">***</text:p>
      <text:p text:style-name="P23"><text:span text:style-name="T3">–</text:span> Откуда там останки пегасов? Кто мог поймать их там? Они могут уйти от любой засады.</text:p>
      <text:p text:style-name="P23"><text:span text:style-name="T3">–</text:span> Не знаю, как насчёт летунов, принцессса, но когда мы осматривали кости, на нас было совершено нападение...</text:p>
      <text:p text:style-name="P23"><text:span text:style-name="T3">–</text:span> Вот как? На королевскую стражу в центре Эквестрии? Кто же это был?</text:p>
      <text:p text:style-name="P23"><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8">???</text:span><text:span text:style-name="T3">&gt;</text:span></text:p>
      <text:p text:style-name="P23">Луна обошла Кимеринна. </text:p>
      <text:p text:style-name="P23"><text:span text:style-name="T3">–</text:span> У вас рассечен бок. И колотая рана на шее.</text:p>
      <text:p text:style-name="P23"><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3"><text:span text:style-name="T3">–</text:span> Расслабьтесь, Кимеринн. Вы очень скованы. Я вижу, вам нелегко пришлось в этом походе.</text:p>
      <text:p text:style-name="P23">Растерзанная шея жеребца напомнила Луне о другом, которого она называла на “ты” больше тысячи лет назад, во время восстания.</text:p>
      <text:p text:style-name="P23"><text:span text:style-name="T3">–</text:span> Я ценю вашу службу и хочу достойно наградить вас. Спрашивайте.</text:p>
      <text:p text:style-name="P23"><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3">Луна вздохнула. Всё-таки, насколько легче было быть Найтмэр-Мун! Тогда ей не нужно было стесняться своих желаний и все было намного проще.</text:p>
      <text:p text:style-name="P23"><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3"><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3"><text:soft-page-break/>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3">Он был высок для пони и Луне понадобилось всего лишь немного склонить шею, чтобы тихо выдохнуть ему в ухо:</text:p>
      <text:p text:style-name="P23"><text:span text:style-name="T3">–</text:span> Ну что же… Я рада оказать такую услугу… Тебе…</text:p>
      <text:p text:style-name="P23"><text:span text:style-name="T3">–</text:span> Принцесса…</text:p>
      <text:p text:style-name="P23"><text:span text:style-name="T3">–</text:span> Луна, мой дорогой. Для тебя <text:span text:style-name="T3">—</text:span> Луна…</text:p>
      <text:p text:style-name="P23">...</text:p>
      <text:p text:style-name="P23"/>
      <text:h text:style-name="P79" text:outline-level="2">Рейд пони-рэйнджеров-2 (<text:span text:style-name="T8">продолжение рейда пони-рэйнджеров</text:span>)</text:h>
      <text:p text:style-name="P23"/>
      <text:p text:style-name="P2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3">Мэдтроттер подошёл к холму и зацепил концом алебарды зелёный покров.</text:p>
      <text:p text:style-name="P23"><text:span text:style-name="T1">–</text:span> Металл! <text:span text:style-name="T1">–</text:span> удивлённо воскликнул он. <text:span text:style-name="T1">–</text:span> И стекло.</text:p>
      <text:p text:style-name="P23">В металлической поверхности сверкнуло небольшое прямоугольное окошко.</text:p>
      <text:p text:style-name="P23">Я прошёл вдоль холма и вскоре под побегами дикого винограда обнаружил вход, открывающий внутренности холма.</text:p>
      <text:p text:style-name="P2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3">Внутренности этого металлического “корабля” не вызывали у меня доверия. Но Вечнодикий лес после встречи с <text:span text:style-name="T3">&lt;</text:span><text:span text:style-name="T8">гидрорысью</text:span><text:span text:style-name="T3">&gt;</text:span> и нападением <text:span text:style-name="T3">&lt;</text:span><text:span text:style-name="T8">тентаклиан</text:span><text:span text:style-name="T3">&gt;</text:span> казался мне ещё опаснее. А если этот корабль обследовать как следует…</text:p>
      <text:p text:style-name="P23"><text:span text:style-name="T3">–</text:span> Заночуем внутри. - <text:span text:style-name="T1">р</text:span>ешил я.</text:p>
      <text:p text:style-name="P23"><text:span text:style-name="T3">&lt;</text:span><text:span text:style-name="T8">Нужен ли тут самолёт? Нужен артефакт из Fallout Equestria - летучий корабль</text:span>?<text:span text:style-name="T3">&gt;</text:span></text:p>
      <text:p text:style-name="P23">Утро встретило нас туманом. Я пытался рассмотреть руины замка на противоположном берегу.</text:p>
      <text:p text:style-name="P23"><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3"><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3"><text:soft-page-break/>Я сбросил громоздкие перемётные сумки с поклажей, оставив только закреплённый на ноге кинжал.</text:p>
      <text:p text:style-name="P2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24">***</text:p>
      <text:p text:style-name="P2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3"><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3"><text:span text:style-name="T3">–</text:span> Поворачивайте, уходите от болота! <text:span text:style-name="T3">–</text:span> донёсся его крик.</text:p>
      <text:p text:style-name="P2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24">***</text:p>
      <text:p text:style-name="P23"><text:span text:style-name="T3">–</text:span> Дискорд тебе в крыло, Ким, ты таки заставил нас попотеть! Что там за чертовщина?</text:p>
      <text:p text:style-name="P23">Я отлепился от серебристой поверхности и прыгул на землю.</text:p>
      <text:p text:style-name="P23"><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3">Сброшенный обрубок лианы медленно извивался, стараясь найти опору, вокруг которой можно было бы обвиться. </text:p>
      <text:p text:style-name="P23"><text:span text:style-name="T3">– </text:span>Схватил бы за крыло <text:span text:style-name="T3">—</text:span> я бы не вырвался.</text:p>
      <text:p text:style-name="P23">Я взглянул вверх. На металлической стенке чётко отпечатались четыре полукруга копыт. </text:p>
      <text:p text:style-name="P23"><text:span text:style-name="T3">–</text:span> И пришлось бы тебе за меня во дворце отдуваться.</text:p>
      <text:p text:style-name="P23"><text:span text:style-name="T3">–</text:span> Нашел что-нибудь интересное в развалинах?</text:p>
      <text:p text:style-name="P23"><text:span text:style-name="T3">–</text:span> А как же! Странное такое. Похожее на обезьяну. Но стройнее и грациознее. И оно было одето…</text:p>
      <text:p text:style-name="P23"><text:span text:style-name="T3">–</text:span> Одето?</text:p>
      <text:p text:style-name="P23"><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3"><text:span text:style-name="T3">–</text:span> Ещ одно неизвестное чудовище! <text:s/>Что-то их тут много развелось.</text:p>
      <text:p text:style-name="P23">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text:soft-page-break/>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3">Я забросил на спину перемётные сумки и дал команду сбора.</text:p>
      <text:p text:style-name="P23"><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3">“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3"><text:span text:style-name="T3">–</text:span> Вы ведь в неопасное место идёте, да?</text:p>
      <text:p text:style-name="P23"><text:span text:style-name="T3">–</text:span> Да, Силк Мэйн, в неопасное.</text:p>
      <text:p text:style-name="P23"><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3"><text:span text:style-name="T3">–</text:span> Силк, не волнуйся, если будет опасно, мы сразу же повернём. (И пойдём другой дорогой <text:span text:style-name="T3">—</text:span> додумал я).</text:p>
      <text:p text:style-name="P23">Силк Мэйн выпустила мою ногу, успокаиваясь. Я пошёл в казарму, а кобылки продолжали молча смотреть на меня...</text:p>
      <text:p text:style-name="P23">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3">Опять таки, шансы для Мэда и Калруса <text:s/>пройти через болото <text:span text:style-name="T3">—</text:span> ничтожны.</text:p>
      <text:p text:style-name="P23"><text:span text:style-name="T3">–</text:span> Возвращаемся, Мэдди, <text:span text:style-name="T3">–</text:span> решил я. <text:span text:style-name="T3">–</text:span> Намотрелись достаточно.</text:p>
      <text:p text:style-name="P23">Пусть принцесса считает меня трусом, пусть я больше не смогу взглянуть ей в глаза, но я должен сделать то, что делаю. Мы возвращаемся…</text:p>
      <text:p text:style-name="P23"/>
      <text:h text:style-name="P79" text:outline-level="2">Продолжение ЛСД-чаепития</text:h>
      <text:p text:style-name="P23"/>
      <text:p text:style-name="P23"><text:s/>Так значит, своим появлением я невольно поспособствовал гибели особенного пони Луны? Мне очень жаль…</text:p>
      <text:p text:style-name="P23">Селестия через силу улыбнулась.</text:p>
      <text:p text:style-name="P23"><text:span text:style-name="T3">–</text:span> Пони умеют переносить тяготы, Макс. <text:span text:style-name="T3">–</text:span> Иначе бы мы не выжили. В нашей истории бывали очень тяжёлые времена.</text:p>
      <text:p text:style-name="P23">После того похода Луна больше не отправляла экспедиций в Вечнозелёный лес и я, во избежание <text:soft-page-break/>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3"><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3"><text:span text:style-name="T3">–</text:span> Нет, вполне тепло. <text:span text:style-name="T3">–</text:span> Я тоже встал с подушек размять затёкшие ноги.</text:p>
      <text:p text:style-name="P23"><text:span text:style-name="T3">–</text:span> Уборная там. <text:span text:style-name="T3">–</text:span> Селестия показала на неприметную дверцу за занавеской в углу.</text:p>
      <text:p text:style-name="P23"><text:span text:style-name="T3">–</text:span> Как ты догадалась? <text:span text:style-name="T3">–</text:span> <text:span text:style-name="T1">и</text:span>зумился я.</text:p>
      <text:p text:style-name="P23"><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3">Я притворил за собой дверь.</text:p>
      <text:p text:style-name="P23"><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3">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3"><text:span text:style-name="T3">&lt;</text:span><text:span text:style-name="T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3"><text:span text:style-name="T3">&lt;</text:span><text:span text:style-name="T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3">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3">Я присел рядом и она взглядом показала мне на вторую трубочку, выходящую из этого же графинчика.</text:p>
      <text:p text:style-name="P23"><text:span text:style-name="T3">–</text:span> То есть, Кимеринн видел человека у развалин замка?</text:p>
      <text:p text:style-name="P23"><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3"><text:span text:style-name="T3">–</text:span> Было что-то ещё?</text:p>
      <text:p text:style-name="P23">Я чуть не закашлялся, попытавшись втянуть жидкость из трубочки. На поверку это оказался холодный дым с лимонно-мятным привкусом.</text:p>
      <text:p text:style-name="P23"><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3"><text:span text:style-name="T3">–</text:span> А кто-нибудь поблизости не заметил, как они исчезают?</text:p>
      <text:p text:style-name="P23"><text:span text:style-name="T3">–</text:span> Нет. Пропадают только пони без пары. Те, кто спят в одиночестве. Это началось полгода назад. Пропало уже больше сотни пони.</text:p>
      <text:p text:style-name="P23">Тут Селестия наклонила шею ко мне и прошептала в ухо:</text:p>
      <text:p text:style-name="P23"><text:soft-page-break/><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3">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3"><text:span text:style-name="T3">–</text:span> Тия, я…</text:p>
      <text:p text:style-name="P23"><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3">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3">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3">Селестия замолчала, потом медленно поднесла ко рту чашку с холодным чаем и сделала три глубоких глотка.</text:p>
      <text:p text:style-name="P23"><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3"><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3"><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3"/>
      <text:p text:style-name="P23"><text:span text:style-name="T3">&lt;</text:span><text:span text:style-name="T8">34 - утерянная глава </text:span><text:span text:style-name="T3">&gt;</text:span></text:p>
      <text:p text:style-name="P23"><text:span text:style-name="T3">&lt;</text:span><text:span text:style-name="T8">34 с Селестией - забытая глава - утерянная память под воздействием порошка из надкрыльев скарабеев. - аванс за спасение Эквестрии</text:span><text:span text:style-name="T3">&gt;</text:span></text:p>
      <text:p text:style-name="P23">Селестия встала и начала по очереди сгибать-разгибать ноги, разминая суставы.</text:p>
      <text:p text:style-name="P23"><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3"><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3">Её образ расплывался, в голове стоял звон, звуки проникали в уши как будто через толстый слой ваты.</text:p>
      <text:p text:style-name="P23"><text:soft-page-break/><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3"/>
      <text:h text:style-name="P79" text:outline-level="2">В библиотеке замка Селестии</text:h>
      <text:p text:style-name="P51"/>
      <text:p text:style-name="P2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3">Мда. Я захлопнул книгу <text:span text:style-name="T3">&lt;</text:span><text:span text:style-name="T8">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8">название библиотеки</text:span><text:span text:style-name="T3">&gt;</text:span>, пытаясь найти хоть какую-нибудь зацепку. Но всё тщётно.</text:p>
      <text:p text:style-name="P23">Если верить заклинанию, я <text:span text:style-name="T3">—</text:span> внешняя сила, и если меня хорошо попросить <text:span text:style-name="T3">&lt;</text:span><text:span text:style-name="T8">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3">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3"><text:span text:style-name="T3">&lt;</text:span>Ожидание<text:span text:style-name="T3">&gt;</text:span></text:p>
      <text:p text:style-name="P23">Наконец двери зала для приёмов растворились, и оттуда вышел потерянного вида пегас.<text:span text:style-name="T3">&lt;</text:span><text:span text:style-name="T9">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3">Я прошёл мимо стражников в полуприоткрытую дверь.</text:p>
      <text:p text:style-name="P23">Селестия, задумавшись, стояла у окна, легонько постукивая копытом по плитке пола.</text:p>
      <text:p text:style-name="P23"><text:span text:style-name="T3">–</text:span> А, это ты, Макс? <text:span text:style-name="T3">–</text:span> она повернулась ко мне. <text:span text:style-name="T3">–</text:span> Какие новости?</text:p>
      <text:p text:style-name="P23"><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3">Селестия слабо улыбнулась.</text:p>
      <text:p text:style-name="P23"><text:soft-page-break/><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3"><text:span text:style-name="T3">–</text:span> Пятьдесят шесть из восьмидесяти? И чем это грозит? Ведь даже не сдав экзамен они не разучатся летать?</text:p>
      <text:p text:style-name="P23"><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3"><text:span text:style-name="T3">–</text:span> А почему вы не поселитесь в более пригодном для земледелия месте?</text:p>
      <text:p text:style-name="P23"><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3">Селестия вытащила листок бумаги из шкатулки, быстро написала письмо и, запечатав его сургучём с королевской печатью, вручила мне.</text:p>
      <text:p text:style-name="P23"><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3">Я кивнул.</text:p>
      <text:p text:style-name="P23"><text:span text:style-name="T3">–</text:span> Спасибо, Тия. Сделаю всё, что в моих силах. Я действительно хочу вам помочь.</text:p>
      <text:p text:style-name="P23">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3"><text:span text:style-name="T3">–</text:span> Тия, ты, вообще, спишь по ночам? У тебя очень уставший вид и глаза красные, как у кролика-альбиноса.</text:p>
      <text:p text:style-name="P23"><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3"><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9">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3"/>
      <text:p text:style-name="P32">–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2">– Куда проваливаться? – не понял я</text:p>
      <text:p text:style-name="P32">– Они не знают. В тех провалах не видно дна...</text:p>
      <text:p text:style-name="P23"/>
      <text:h text:style-name="P79" text:outline-level="2"><text:soft-page-break/>Понивилль</text:h>
      <text:p text:style-name="P23"/>
      <text:p text:style-name="P23">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3">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24">***</text:p>
      <text:p text:style-name="P23"><text:span text:style-name="T3">–</text:span> Привет, Твайлайт Спаркл! Ещё не поздно?</text:p>
      <text:p text:style-name="P23"><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3">С Твайлайт я подружился за неделю общения в кантерлотском замке за обедами, пока она не отбыла в Понивилль.</text:p>
      <text:p text:style-name="P23"><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3"><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3">Твайлайт привыкла, что я так и не выучился называть Селестию по титулу, но сама не забывала об этом ни на миг.</text:p>
      <text:p text:style-name="P23"><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3"><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3"><text:span text:style-name="T3">–</text:span> М-м-м. В описании заклинания Свирл упоминал гармонию. Я и подумал, а что, если это кат-то связано с тобой и твоими друзьями?</text:p>
      <text:p text:style-name="P23"><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3"><text:span text:style-name="T3">–</text:span> М-м-м… “...на укрепление гармонии нашего континуума...”.</text:p>
      <text:p text:style-name="P23">Твайлайт начала в возбуждении ходить по читальному залу.</text:p>
      <text:p text:style-name="P23"><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1">заклинание равновесия, в описании к которому есть ссылка на заклинание роста </text:span><text:span text:style-name="T12">(вставить шутку в стиле Влада)</text:span><text:span text:style-name="T11">.</text:span> И хотя мне непонятно, что <text:s/>он имел ввиду под “внешними силами”, под гармонией он явно подразумевал элементы… Ай!</text:p>
      <text:p text:style-name="P23">Твайлайт, погружённая в свои мысли, не заметила вылезшего из своей корзинки зевающего Спайка.</text:p>
      <text:p text:style-name="P23"><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oft-page-break/><text:span text:style-name="T3">&lt;</text:span><text:span text:style-name="T9">аликорнице?</text:span><text:span text:style-name="T3">&gt;</text:span>.</text:p>
      <text:p text:style-name="P23"><text:span text:style-name="T3">–</text:span> Да нет, всё в порядке, Спайк. <text:span text:style-name="T3">–</text:span> Твайлайт потирала ушибленный нос.</text:p>
      <text:p text:style-name="P23">Дракончик кивнул и пошёл по направлению к уборной. Я смочил запасной носовой платок в кувшине с водой, выжал его и приложил к носу Твайлайт.</text:p>
      <text:p text:style-name="P23"><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3"><text:span text:style-name="T3">–</text:span> Да, логично, <text:span text:style-name="T3">–</text:span> сказала в нос Твайлайт. <text:span text:style-name="T3">–</text:span> Могла бы и сама догадаться.</text:p>
      <text:p text:style-name="P23"><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3"><text:span text:style-name="T3">–</text:span> Заклинания Свирла Бородатого обычно срабатывают без ошибок.</text:p>
      <text:p text:style-name="P23"><text:span text:style-name="T3">–</text:span> Если их правильно вызывают, <text:span text:style-name="T3">–</text:span> пробурчал возвратившийся Спайк, укладываясь в корзинку.</text:p>
      <text:p text:style-name="P23"><text:span text:style-name="T3">–</text:span> Что он имел ввиду?</text:p>
      <text:p text:style-name="P23"><text:span text:style-name="T3">–</text:span> Нууу, - Твайлайт смутилась, <text:span text:style-name="T3">–</text:span> заклинание сработало со второй попытки. В первый раз, с <text:span text:style-name="T11">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3"/>
      <text:p text:style-name="P23"><text:span text:style-name="T3">&lt;</text:span><text:span text:style-name="T8">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3"><text:span text:style-name="T3">–</text:span> Да, печально получилось <text:span text:style-name="T3">&lt;</text:span><text:span text:style-name="T9">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3"><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3"><text:span text:style-name="T3">–</text:span> Нет, она мне ничего не говорила. Но, видишь ли, ваше королевство и вы сами описаны в моём мире в детском сериале.</text:p>
      <text:p text:style-name="P23"><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3">Я покачал головой.</text:p>
      <text:p text:style-name="P23"><text:span text:style-name="T3">–</text:span> Вряд ли кто-то из людей побывал здесь до меня. До вас ведь никто не вызывал это заклинание Свирла?</text:p>
      <text:p text:style-name="P23"><text:span text:style-name="T3">–</text:span> Нет. Собрание столь сильных магов запомнилось бы.</text:p>
      <text:p text:style-name="P23"><text:soft-page-break/><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3"><text:span text:style-name="T3">–</text:span> Вам нравятся рассказы про Эквестрию? <text:span text:style-name="T3">–</text:span> Твайлайт улыбнулась.</text:p>
      <text:p text:style-name="P23"><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3"><text:span text:style-name="T3">–</text:span> Брони?</text:p>
      <text:p text:style-name="P23"><text:span text:style-name="T3">–</text:span> Так называют себя поклонники этого детского сериала и вас самих <text:span text:style-name="T1">—</text:span> сериальных.</text:p>
      <text:p text:style-name="P23">Твайлайт зарделась.</text:p>
      <text:p text:style-name="P23"><text:span text:style-name="T3">–</text:span> Ого! У нас есть поклонники! Интересно было бы поговорить об этом с твоим другом.</text:p>
      <text:p text:style-name="P23"><text:span text:style-name="T3">–</text:span> Его нет. Он погиб полгода назад.</text:p>
      <text:p text:style-name="P23"><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3"><text:span text:style-name="T3">–</text:span> Всё в порядке, Твайлайт.</text:p>
      <text:p text:style-name="P23">Твайлайт подошла к нише у двери, зажгла небольшую горелку и поставила на неё небольшой изящный чайничек</text:p>
      <text:p text:style-name="P23"><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3">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3"><text:span text:style-name="T3">–</text:span> Нууу, я не думаю, что это описан наша Терра. У нас ничего подобного не водится.</text:p>
      <text:p text:style-name="P23"><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3"><text:span text:style-name="T3">–</text:span> Печенье испёк Спайк. Он на удивление искусный повар, когда на него находит вдохновение.</text:p>
      <text:p text:style-name="P23"><text:span text:style-name="T3">–</text:span> М-м-м. Вкусно. Очень вкусно.</text:p>
      <text:p text:style-name="P23">Я помолчал, собираясь с мыслями. Мысли собирались туго, но самое тупое решение мне пришло в голову ещё в Кантерлоте.</text:p>
      <text:p text:style-name="P23"><text:span text:style-name="T3">–</text:span> Я помню, ваша магия Элементов Гармонии обладает большой силой.</text:p>
      <text:p text:style-name="P23"><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3"><text:span text:style-name="T3">–</text:span> Так вот, если вы соберётесь вместе и примените эту магию… гм… на мне… Чтобы я вспомнил, как вам помочь. Если, конечно, я вообще знаю.</text:p>
      <text:p text:style-name="P23">Глаза Твайлайт в ужасе расширились. Она поперхнулась.</text:p>
      <text:p text:style-name="P23"><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23"><text:span text:style-name="T3">–</text:span> Для восстановления гармонии, говришь, <text:span text:style-name="T3">–</text:span> я почесал затылок.</text:p>
      <text:p text:style-name="P23"><text:span text:style-name="T3">–</text:span> Ну да, это так. Большие возмущения гармонии можно исправить только с помощью… Ой!..</text:p>
      <text:p text:style-name="P23"><text:span text:style-name="T3">–</text:span> Угу, вот именно. Сейчас имеем “большое возмущение гармонии”.</text:p>
      <text:p text:style-name="P23">Твайлайт прижала копыта к вискам.</text:p>
      <text:p text:style-name="P23"><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3"><text:span text:style-name="T3">–</text:span> Найтмэр Мун и Дискорд не разорвались и не сгорели.</text:p>
      <text:p text:style-name="P23"><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28"/>
      <text:p text:style-name="P23"><text:span text:style-name="T3">&lt;</text:span><text:span text:style-name="T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28"/>
      <text:p text:style-name="P23"><text:span text:style-name="T3">–</text:span> Хорошо, у тебя есть какие-то встречные предложения?</text:p>
      <text:p text:style-name="P23">Твайлайт задумчиво прошлась вдоль книжной полки.</text:p>
      <text:p text:style-name="P23"><text:span text:style-name="T3">–</text:span> Мне надо поискать. Должно быть что-то подходящее для нашего случая. Я поищу в разделе психологиии и… призывания духов.</text:p>
      <text:p text:style-name="P23">Я рассмеялся.</text:p>
      <text:p text:style-name="P23"><text:span text:style-name="T3">–</text:span> Для духа я слишком материален.</text:p>
      <text:p text:style-name="P23"><text:span text:style-name="T3">–</text:span> Я знаю. Но ничего более подходящего в голову не приходит. Приходи завтра после обеда. Хорошо?</text:p>
      <text:p text:style-name="P23"><text:span text:style-name="T3">–</text:span> Хорошо, Твайлайт. Приду. Спокойной ночи!</text:p>
      <text:p text:style-name="P23"><text:span text:style-name="T3">–</text:span> Спокойной ночи, Макс!</text:p>
      <text:p text:style-name="P23"/>
      <text:h text:style-name="P79" text:outline-level="2">Знакомство с Элементами Гармонии</text:h>
      <text:p text:style-name="P23"/>
      <text:p text:style-name="P23">На следующий день я застал в библиотеке кроме Твайлайт ещё трёх кобылок.</text:p>
      <text:p text:style-name="P23"><text:span text:style-name="T1">–</text:span> Знакомься, Макс <text:span text:style-name="T1">–</text:span> начала представлять меня Твайлайт, <text:span text:style-name="T1">–</text:span> это Пинки Пай.</text:p>
      <text:p text:style-name="P23"><text:span text:style-name="T1">–</text:span> Очень приятно, Макс.</text:p>
      <text:p text:style-name="P2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3"><text:span text:style-name="T1">–</text:span> ...то Рэрити! <text:span text:style-name="T1">–</text:span> Твайлайт представила светлую единорожку, которая чуть склонила голову в приветствии.</text:p>
      <text:p text:style-name="P23"><text:soft-page-break/><text:span text:style-name="T1">–</text:span> Макс, <text:span text:style-name="T1">–</text:span> кивнул я ей в ответ.</text:p>
      <text:p text:style-name="P23"><text:span text:style-name="T1">–</text:span> Рэйнбоу Дэш! <text:span text:style-name="T1">–</text:span> голубая пегаска представилась сама, насмешливо наморщив нос.</text:p>
      <text:p text:style-name="P23"><text:span text:style-name="T1">–</text:span> Макс. <text:span text:style-name="T1">–</text:span> закончил представляться я.</text:p>
      <text:p text:style-name="P23">Твайлайт продолжила прерванную моим появлением беседу.</text:p>
      <text:p text:style-name="P23"><text:span text:style-name="T1">–</text:span> Как я вам уже рассказывала, заклинание Свирла вызвало сюда Макса. И он хочет нам помочь, но не знает, как.</text:p>
      <text:p text:style-name="P23">Голубая пегаска вомущённо фыркнула.</text:p>
      <text:p text:style-name="P23"><text:span text:style-name="T1">–</text:span> А нужно ли нам помогать? Сами как-нибудь справимся!</text:p>
      <text:p text:style-name="P23"><text:span text:style-name="T1">–</text:span> Но Дэш, дорогая, неужели ты думаешь, что Твайлайт и принцесса Селестия не перепробовали всё возможное?</text:p>
      <text:p text:style-name="P23"><text:span text:style-name="T1">–</text:span> Рэрити грациозно улеглась на подушку, пододвинув её к себе магией.</text:p>
      <text:p text:style-name="P2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3">Я ошеломлённо посмотрел на неё.</text:p>
      <text:p text:style-name="P23"><text:span text:style-name="T1">–</text:span> Откуда ты знаешь?</text:p>
      <text:p text:style-name="P2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3"><text:span text:style-name="T1">– </text:span>47 лет? Такой старый? <text:span text:style-name="T1">–</text:span> тихо произнесла Рэйнбоу Дэш с сомнением поглядывая на меня.</text:p>
      <text:p text:style-name="P23"><text:span text:style-name="T1">–</text:span> Не старый. У нас живут, в среднем, до 90-ти <text:span text:style-name="T1">–</text:span> 100-а лет.</text:p>
      <text:p text:style-name="P23"><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3"><text:span text:style-name="T1">–</text:span> Программы. Это такие… гм… заклинания. Ты пишешь программу, запускаешь её, а потом она делает что-то для тебя.</text:p>
      <text:p text:style-name="P23"><text:span text:style-name="T1">–</text:span> То есть, ты, типа, волшебник в своём мире?</text:p>
      <text:p text:style-name="P23"><text:span text:style-name="T1">–</text:span> Вряд ли меня так можно называть. Очень далёкие параллели. У нас совсем нет магии.</text:p>
      <text:p text:style-name="P2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3"><text:span text:style-name="T1">–</text:span> Одержимого чем? <text:span text:style-name="T1">–</text:span> спросила Рэрити.</text:p>
      <text:p text:style-name="P23"><text:soft-page-break/><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3">Твайлайт покачала головой.</text:p>
      <text:p text:style-name="P2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3"><text:span text:style-name="T1">–</text:span> Не одному? Почему?</text:p>
      <text:p text:style-name="P2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3"><text:span text:style-name="T1">–</text:span> Хм, интересно. А что чувствует снопроходец, находясь в чужом сне?</text:p>
      <text:p text:style-name="P23"><text:span text:style-name="T1">–</text:span> Он переживает всё как наяву. Есть ещё один... м-м-м… нюанс.</text:p>
      <text:p text:style-name="P2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3"><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3"><text:span text:style-name="T1">–</text:span> Он исчез?</text:p>
      <text:p text:style-name="P23"><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3"><text:span text:style-name="T1">–</text:span> Ну… В общем, да. Надо ещё пригласить Эпплджек и Флаттершай.</text:p>
      <text:p text:style-name="P2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3"><text:span text:style-name="T1">–</text:span> О, Рэрити, спасибо-спасибо-спасибо! <text:span text:style-name="T1">–</text:span> Твайлайт обняла единорожку.</text:p>
      <text:p text:style-name="P23"><text:soft-page-break/><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3">Рэйнбоу Дэш развернулась к выходу из библиотеки.</text:p>
      <text:p text:style-name="P2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3"><text:span text:style-name="T1">–</text:span> Мне кажется, Макс, ты ей чем-то не нравишься, <text:span text:style-name="T1">–</text:span> заметила Рэрити.</text:p>
      <text:p text:style-name="P23"><text:span text:style-name="T1">–</text:span> А, по-моему, так наоборот, <text:span text:style-name="T1">–</text:span> хмыкнул Спайк, всё это время евший в сторонке какие-то сверкающие кристаллы.</text:p>
      <text:p text:style-name="P23"><text:span text:style-name="T1">–</text:span> Но довольно слов. Что нужно делать, дорогая? <text:span text:style-name="T1">–</text:span> обратилась Рэрити к Твайлайт.</text:p>
      <text:p text:style-name="P23"><text:span text:style-name="T1">–</text:span> До утра <text:span text:style-name="T1">—</text:span> ничего. Потом вам нужно лечь рядом и я вызову заклинание двойного сна.</text:p>
      <text:p text:style-name="P23"><text:span text:style-name="T1">–</text:span> Отлично, тогда я ещё успею привести себя в порядок. На все сто нужно выглядеть даже во сне. Тем более, в чужом.</text:p>
      <text:p text:style-name="P23">Рэрити вышла на улицу. Я поднялся с места.</text:p>
      <text:p text:style-name="P23"><text:span text:style-name="T1">–</text:span> Я тоже, пожалуй, пройдусь.</text:p>
      <text:p text:style-name="P23"><text:span text:style-name="T1">–</text:span> Далеко не уходи, Макс. Понивилль не такой уж и маленький, новичок в нём запросто может заблудиться.</text:p>
      <text:p text:style-name="P23"><text:span text:style-name="T1">–</text:span> Не волнуйся, Твайлайт. Пройдусь до железной дороги и обратно.</text:p>
      <text:p text:style-name="P2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3">Дойдя до железной дороги, я пошёл вдоль неё, постепеннно выходя за пределы городка.</text:p>
      <text:p text:style-name="P23">Чувствительный толчок чуть выше пояса заставил меня сделать два шага вперёд, чтобы не упасть.</text:p>
      <text:p text:style-name="P23">Я обернулся.</text:p>
      <text:p text:style-name="P23">Сзади стояла Рэйнбоу Дэш с растрёпанной от толчка чёлкой.</text:p>
      <text:p text:style-name="P2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3"><text:span text:style-name="T1">–</text:span> Рэйнбоу, успокойся. О чём ты?</text:p>
      <text:p text:style-name="P23">Она глядела сквозь чёлку куда-то мимо меня, отворачивая взгляд. Заднее копыто легонько притоптывало.</text:p>
      <text:p text:style-name="P23"><text:span text:style-name="T1">–</text:span> Ты знаешь, о чём. Должен знать, <text:span text:style-name="T1">–</text:span> отрезала она, ничего не объясняя.</text:p>
      <text:p text:style-name="P23"><text:span text:style-name="T1">–</text:span> Я не понимаю. Честно. Что ты чувствуешь?</text:p>
      <text:p text:style-name="P2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3"/>
      <text:p text:style-name="P3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text:soft-page-break/>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79" text:outline-level="2">Первый сеанс двойного сна. Рэрити</text:h>
      <text:p text:style-name="P23"/>
      <text:p text:style-name="P23"><text:span text:style-name="T3">&lt;</text:span><text:span text:style-name="T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3"><text:span text:style-name="T8">Сон одновременно смотрели Рэрити, Пинки и РД. Флатти и ЭйДжей не успели подойти вовремя, т.к. жили за городом.</text:span><text:span text:style-name="T3">&gt;</text:span></text:p>
      <text:p text:style-name="P23"/>
      <text:p text:style-name="P23">Когда я вернулся в библиотеку, Твайлайт и Спайк уже соорудили нечто вроде мягкого уголка на втором этаже.</text:p>
      <text:p text:style-name="P23"><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3"><text:span text:style-name="T3">–</text:span> Может, и поместимся. Но, вообще, я во сне верчусь.</text:p>
      <text:p text:style-name="P23"><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3"><text:span text:style-name="T3">–</text:span> Рэ-ри-тиии! - прошептал в восхищении Спайк.</text:p>
      <text:p text:style-name="P23">И было отчего.</text:p>
      <text:p text:style-name="P23">Что-то неуловимо изменилось в той единорожке, которую я видел ещё утром.</text:p>
      <text:p text:style-name="P2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3"><text:span text:style-name="T3">–</text:span> Рэрити, ты выглядишь… Замечательно выглядишь! <text:span text:style-name="T3">–</text:span> растерянно пролепетала Твайлайт.</text:p>
      <text:p text:style-name="P23"><text:span text:style-name="T3">–</text:span> Дааааааа… Замечательно! <text:span text:style-name="T3">–</text:span> наконец-то смог закрыть рот <text:span text:style-name="T1">и втянуть слюни </text:span>Спайк.</text:p>
      <text:p text:style-name="P23"><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3"><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3"/>
      <text:p text:style-name="P23"><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3">Двух небольших понячьих матраса, сложенных вместе, мне вполне хватило, чтобы растянуться в полный рост и раскинуть руки крестом.</text:p>
      <text:p text:style-name="P2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3"><text:span text:style-name="T3">–</text:span> Я не слишком давлю? - прошептала мне на ухо единорожка.</text:p>
      <text:p text:style-name="P23"><text:soft-page-break/>Её ресницы щекотали мне щёку и это было чертовски приятно. Ответить я не успел.</text:p>
      <text:p text:style-name="P23"><text:span text:style-name="T3">–</text:span> Готовы? <text:span text:style-name="T3">–</text:span> Спросила Твайлайт.</text:p>
      <text:p text:style-name="P23"><text:span text:style-name="T3">–</text:span> Я готова. <text:span text:style-name="T3">–</text:span> <text:span text:style-name="T1">о</text:span>тозвалась Рэрити.</text:p>
      <text:p text:style-name="P23"><text:span text:style-name="T3">–</text:span> Готов. <text:span text:style-name="T3">–</text:span> <text:span text:style-name="T1">с</text:span>казал я.</text:p>
      <text:p text:style-name="P2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3"/>
      <text:h text:style-name="P79" text:outline-level="2">Сон Макса</text:h>
      <text:p text:style-name="P51"/>
      <text:p text:style-name="P23"><text:span text:style-name="T3">&lt;</text:span><text:span text:style-name="T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1"><text:span text:style-name="T3">–</text:span> Готова, <text:span text:style-name="T3">–</text:span> процедила она.</text:p>
      <text:p text:style-name="P31">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3"><text:span text:style-name="T8">Эгрегор Эквестрии </text:span><text:span text:style-name="T10">—</text:span><text:span text:style-name="T8"> Селестия </text:span><text:span text:style-name="T10">—</text:span><text:span text:style-name="T8"> на кончике главного рога Анакорна</text:span><text:span text:style-name="T3">&gt;</text:span></text:p>
      <text:p text:style-name="P24">***</text:p>
      <text:p text:style-name="P23"><text:span text:style-name="T3">–</text:span> Вставай, Макс! <text:span text:style-name="T3">–</text:span> Маленькое копыто надавливало мне на грудь, делая энергичные круговые движения.</text:p>
      <text:p text:style-name="P23"><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3"><text:span text:style-name="T3">–</text:span> Мне не понравился цвет твоей мордочки. Ты стал слишком бледный. Я решила прервать твой сон. Как ты себя ...</text:p>
      <text:p text:style-name="P23"><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3"><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3"><text:span text:style-name="T3">–</text:span> Я в порядке. Что-то удалось узнать? <text:span text:style-name="T3">–</text:span> обратился я к Рэрити.</text:p>
      <text:p text:style-name="P23"><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3"><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3"><text:span text:style-name="T3">– </text:span>Да, Макс?</text:p>
      <text:p text:style-name="P23"><text:span text:style-name="T3">–</text:span> Ты не могла бы мне показать Понивилль? До завтрашнего вечера делать особо нечего, хочется <text:soft-page-break/>время потратить с толком и не заблудиться, как ты сама недавно предупреждала.</text:p>
      <text:p text:style-name="P23">Твайлайт растерялась.</text:p>
      <text:p text:style-name="P23"><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3"><text:span text:style-name="T3">–</text:span> Я помогу-у-у-у! <text:span text:style-name="T3">–</text:span> <text:span text:style-name="T1">з</text:span>апрыгала на месте Пинки.</text:p>
      <text:p text:style-name="P23"><text:span text:style-name="T3">–</text:span> Я помогу! <text:span text:style-name="T3">–</text:span> <text:span text:style-name="T1">н</text:span>еожиданно вызвалась Рэйнбоу Дэш, до этого безучастно наблюдавшая за нами.</text:p>
      <text:p text:style-name="P23"/>
      <text:p text:style-name="P23"><text:span text:style-name="T3">&lt;</text:span><text:span text:style-name="T8">Как возникли пегасы и единороги.</text:span></text:p>
      <text:p text:style-name="P23"><text:span text:style-name="T8">Пони для мирного сосуществования с соседями вступали в межвидовые браки (не только правители, а и целые племена). Единороги </text:span><text:span text:style-name="T9">—</text:span><text:span text:style-name="T8"> гибриды земнопони и истинных единорогов (с раздвоенными копытами и хвостом с кисточкой). Пегасы </text:span><text:span text:style-name="T9">—</text:span><text:span text:style-name="T8"> гибриды земнопони и грифонов (гены пегасов </text:span><text:span text:style-name="T9">—</text:span><text:span text:style-name="T8"> слабые, потому они редко женятся на других пони).</text:span><text:span text:style-name="T3">&gt;</text:span></text:p>
      <text:p text:style-name="P23"/>
      <text:p text:style-name="P23"><text:span text:style-name="T3">–</text:span> Я первая предложила! <text:span text:style-name="T3">–</text:span> возмутилась Пинки.</text:p>
      <text:p text:style-name="P23"><text:span text:style-name="T3">–</text:span> Предложила не ты, а Твайлайт. <text:span text:style-name="T3">–</text:span> <text:span text:style-name="T1">п</text:span>арировала Рэйнбоу Дэш.</text:p>
      <text:p text:style-name="P23"><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3"><text:span text:style-name="T3">–</text:span> Лады. <text:span text:style-name="T3">–</text:span> проворчала пегаска. <text:span text:style-name="T3">–</text:span> Приходи завтра на девять к библиотеке. Нет, лучше на десять.</text:p>
      <text:p text:style-name="P23"><text:span text:style-name="T3">–</text:span> Хорошо, Рэйнбоу Дэш. Договорились.</text:p>
      <text:p text:style-name="P23"><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3">Голубая пегаска фыркнула и скрылась в дневном небе.</text:p>
      <text:p text:style-name="P23"/>
      <text:h text:style-name="P79" text:outline-level="2">День с Пинки</text:h>
      <text:p text:style-name="P23"/>
      <text:p text:style-name="P2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3"><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3"><text:span text:style-name="T3">–</text:span> Ффух! Дай отдышаться.</text:p>
      <text:p text:style-name="P23"><text:span text:style-name="T3">–</text:span> Устал? <text:span text:style-name="T3">–</text:span> <text:span text:style-name="T1">у</text:span>частливо спросила Пинки.</text:p>
      <text:p text:style-name="P23"><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3"><text:span text:style-name="T3">–</text:span> Да? Тогда пойдём перекусим.</text:p>
      <text:p text:style-name="P23">Манерный пони-оффициант выслушал наши пожелания и удалился.</text:p>
      <text:p text:style-name="P23"><text:soft-page-break/><text:span text:style-name="T3">–</text:span> А какой у тебя был образ жизни?</text:p>
      <text:p text:style-name="P23"><text:span text:style-name="T3">–</text:span> В основном, <text:span text:style-name="T1">э</text:span>сидячий.</text:p>
      <text:p text:style-name="P23"><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3"><text:span text:style-name="T3">–</text:span> А у нас сидячая работа в порядке вещей.</text:p>
      <text:p text:style-name="P23"><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3"/>
      <text:p text:style-name="P23"><text:span text:style-name="T3">&lt;</text:span><text:span text:style-name="T8">Рэйнбоу объясняет Максу, почему Пинки расплатилась за него </text:span><text:span text:style-name="T9">—</text:span><text:span text:style-name="T8"> и вспоминает, что когда-то уже объясняла нечто подобное (Леро)</text:span></text:p>
      <text:p text:style-name="P23"><text:span text:style-name="T8">У Твайлайт после видения гибели Кимеринна появились морщинки возле глаз</text:span><text:span text:style-name="T3">&gt;</text:span></text:p>
      <text:p text:style-name="P23"/>
      <text:h text:style-name="P79" text:outline-level="2">День с Рэйнбоу Дэш</text:h>
      <text:p text:style-name="P23"/>
      <text:p text:style-name="P23">Я подошёл к библиотеке без десяти десять. Вокруг никого не было и я решил зайти в библиотеку поздороваться с Твайлайт.</text:p>
      <text:p text:style-name="P23"><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3"><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3"><text:span text:style-name="T3">–</text:span> Пошли, Рэйнбоу Дэш. А куда?</text:p>
      <text:p text:style-name="P23"><text:span text:style-name="T3">–</text:span> Слушай, зови меня Дэш. А то и мне придётся звать тебя полным именем, а я этого не выношу.</text:p>
      <text:p text:style-name="P23"><text:span text:style-name="T3">–</text:span> Договорились, Дэш. Так куда мы идём?</text:p>
      <text:p text:style-name="P23"><text:span text:style-name="T3">–</text:span> К <text:span text:style-name="T3">&lt;</text:span><text:span text:style-name="T8">водопаду</text:span><text:span text:style-name="T3">&gt;</text:span>. Там здоровски красивое место.</text:p>
      <text:p text:style-name="P23"><text:span text:style-name="T3">–</text:span> А я думал, ты хочешь показать мне Понивилль.</text:p>
      <text:p text:style-name="P23"><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3">Дэш повела меня из Понивилля вдоль железной дорог<text:span text:style-name="T1">и</text:span>.</text:p>
      <text:p text:style-name="P2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3"><text:span text:style-name="T3">–</text:span> Макс, <text:span text:style-name="T3">–</text:span> нарушила молчание Дэш, <text:span text:style-name="T3">–</text:span> тебе никогда не приходило в голову, что некоторые вещи, <text:soft-page-break/>которые ты, вроде, видишь впервые, на самом деле уже встречал когда-то? Только не помнишь, когда?</text:p>
      <text:p text:style-name="P23"><text:span text:style-name="T3">–</text:span> Дежа вю? Ты об этом?</text:p>
      <text:p text:style-name="P23"><text:span text:style-name="T3">– </text:span>Что? Какое ещё дежавю?</text:p>
      <text:p text:style-name="P23"><text:span text:style-name="T3">–</text:span> Ложные воспоминания. Ты помнишь о чём-то, чего на самом деле никогда не было.</text:p>
      <text:p text:style-name="P23"><text:span text:style-name="T3">–</text:span> Хм. Может, и дежавю… Может… А если всё же было? Но ты не помнишь когда и как?</text:p>
      <text:p text:style-name="P23"><text:span text:style-name="T3">–</text:span> Дэш, не говори загадками. Если хочешь услышать внятный ответ, задавай внятный вопрос.</text:p>
      <text:p text:style-name="P23"><text:span text:style-name="T3">–</text:span> Не готова я… задать внятный вопрос. <text:span text:style-name="T3">–</text:span> <text:span text:style-name="T1">п</text:span>робормотала пегаска. <text:span text:style-name="T3">–</text:span> Нам туда.</text:p>
      <text:p text:style-name="P23">Дэш указала на тропку, уводящую от путей в молодой берёзово-кленовый лесок.</text:p>
      <text:p text:style-name="P23"><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3"><text:span text:style-name="T3">–</text:span> Из меня бегун тот ещё. <text:s/>Я проплыть могу больше, чем пробежать.</text:p>
      <text:p text:style-name="P23"><text:span text:style-name="T3">–</text:span> Давай попробуем. Летать-то ты всё равно не сможешь.</text:p>
      <text:p text:style-name="P23">И мы побежали. Точнее, Дэш потрусила бойкой рысью, а я старался не отставать от неё, тяжёло шаркая мокасинами.</text:p>
      <text:p text:style-name="P23">Постепенно дышать становилось всё труднее, а ноги были всё тяжелее.</text:p>
      <text:p text:style-name="P23"><text:span text:style-name="T3">–</text:span> Всё, Дэш. Я больше не могу.</text:p>
      <text:p text:style-name="P23"><text:span text:style-name="T3">–</text:span> Ты шутишь? Мы и полмили не пробежали.</text:p>
      <text:p text:style-name="P23"><text:span text:style-name="T3">–</text:span> Понимаешь, бег <text:span text:style-name="T1">—</text:span> не моя сильная сторона. Никогда не умел долго бегать.</text:p>
      <text:p text:style-name="P23"><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3"><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3"><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3"><text:span text:style-name="T3">–</text:span> Мы можем вернуться. А это место ты покажешь мне в другой раз. Выберемся туда в двухдневный поход.</text:p>
      <text:p text:style-name="P23"><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3"><text:span text:style-name="T3">&lt;</text:span><text:span text:style-name="T8">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3"><text:span text:style-name="T3">–</text:span> Сможешь меня удержать?</text:p>
      <text:p text:style-name="P23"><text:span text:style-name="T3">–</text:span> Ты про руки, что ли? Смогу. А зачем?</text:p>
      <text:p text:style-name="P23"><text:span text:style-name="T3">–</text:span> Тогда держи меня. За задние ноги.</text:p>
      <text:p text:style-name="P23">И Дэш поднялась в воздух, зависнув на высоте примерно двух метров.</text:p>
      <text:p text:style-name="P2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3"><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3"><text:span text:style-name="T3">–</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3"><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3">Мы неслись так минут пять и у меня уже начали деревенеть кисти рук.</text:p>
      <text:p text:style-name="P23"><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3"><text:span text:style-name="T3">&lt;</text:span><text:span text:style-name="T8">Дэш расплачивается за Макса в кафе. Когда тот спрашивает, почему она и Пинки платят за него, Дэш, вместо ответа, говорит:</text:span></text:p>
      <text:p text:style-name="P23"><text:span text:style-name="T10">–</text:span><text:span text:style-name="T8"> Пинки? </text:span><text:span text:style-name="T10">–</text:span><text:span text:style-name="T8"> Дэш сморщила нос. </text:span><text:span text:style-name="T10">–</text:span><text:span text:style-name="T8"> Я скажу ей, чтоб больше не </text:span><text:span text:style-name="T10">платила.</text:span><text:span text:style-name="T3">&gt;</text:span></text:p>
      <text:p text:style-name="P23"><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3">Вода оказалась прохладной, как на пляже в финской Суоменлинне в августе. И такой же прозрачной.</text:p>
      <text:p text:style-name="P2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3">Дэш, отчаяно молотя мокрыми крыльями, тащила меня к берегу. Брызги летели во все стороны. Воротник в её зубах потрескивал, но держался.</text:p>
      <text:p text:style-name="P23"><text:span text:style-name="T3">–</text:span> Ф-р-р-р. Тьфу! Бр-р-р.</text:p>
      <text:p text:style-name="P23">Дэш выплюнула меня на берег и сама упала рядом.</text:p>
      <text:p text:style-name="P23"><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3"><text:span text:style-name="T3">–</text:span> С чего ты взяла? Я умею.</text:p>
      <text:p text:style-name="P23"><text:span text:style-name="T3">–</text:span> Ты ушёл под воду! И не выныривал! <text:span text:style-name="T3">–</text:span> <text:span text:style-name="T1">о</text:span>т возмущения пегаска даже забыла дышать.</text:p>
      <text:p text:style-name="P23"><text:span text:style-name="T3">–</text:span> Я не выныривал, потому что решил поплавать под водой. Я, вообще, это дело люблю.</text:p>
      <text:p text:style-name="P23"><text:span text:style-name="T3">–</text:span> Что??! И ты не предупредил меня?!! Знаешь, как я испугалась?!! Ни одна пони без магии столько под водой не продержится!!</text:p>
      <text:p text:style-name="P23"><text:span text:style-name="T3">–</text:span> Ну, знаешь ли, ты же не предупредила, что меня ждёт купание в озере? Поэтому я не успел предупредить тебя.</text:p>
      <text:p text:style-name="P23">Пегаска набрала воздуха в грудь, чтобы с ещё большим возмущением обрушиться на меня, но <text:soft-page-break/>внезапно сдулась. Крылья её опустились на песок, голова поникла. На неё было жалко смотреть.</text:p>
      <text:p text:style-name="P23"><text:span text:style-name="T3">–</text:span> Да. Это я виновата. Я дура. Извини, <text:span text:style-name="T3">–</text:span> тихо пробормотала Дэш. Было видно, с каким трудом даются ей эти слова.</text:p>
      <text:p text:style-name="P23">Мне стало смешно. Я уселся рядом, притянул её шею к себе и взъерошил ей мокрую чёлку.</text:p>
      <text:p text:style-name="P23"><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3"><text:span text:style-name="T3">&lt;</text:span><text:span text:style-name="T8">В Кантерлоте Макс присутствует на церемонии прощания с Кимеринном</text:span><text:span text:style-name="T3">&gt;</text:span></text:p>
      <text:p text:style-name="P2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3">Что я и сделал.</text:p>
      <text:p text:style-name="P2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3"><text:span text:style-name="T3">–</text:span> Ух ты! <text:span text:style-name="T3">–</text:span> <text:span text:style-name="T1">о</text:span>т открывшегося вида захватило дух.</text:p>
      <text:p text:style-name="P2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3"><text:span text:style-name="T3">–</text:span> Как тут…</text:p>
      <text:p text:style-name="P23"><text:span text:style-name="T3">–</text:span> Красиво, правда? <text:span text:style-name="T3">–</text:span> Дэш отследила мой взгляд и кивнула.</text:p>
      <text:p text:style-name="P23"><text:span text:style-name="T3">–</text:span> Красиво <text:span text:style-name="T1">—</text:span> это не то <text:span text:style-name="T1">чувство</text:span>. Тут чудесно! Просто слов нет…</text:p>
      <text:p text:style-name="P23"><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3"><text:span text:style-name="T3">–</text:span> А сейчас? Сейчас у тебя есть такое чувство?</text:p>
      <text:p text:style-name="P23"><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3">Я покачал головой.</text:p>
      <text:p text:style-name="P23"><text:span text:style-name="T3">–</text:span> Это исключено, Дэш. Я никак не мог повстречаться с тобой в своём мире.</text:p>
      <text:p text:style-name="P23"><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3">Мне и вправду было холодно. Хотя ясно светило солнце, мокрая одежда и ветер, задувающий под крыло пегаски, не давали согреться.</text:p>
      <text:p text:style-name="P23"><text:span text:style-name="T3">–</text:span> Тебе надо просушить шерсть. Снимай-ка одежду! <text:span text:style-name="T3">–</text:span> <text:span text:style-name="T1">с</text:span>командовала Дэш.</text:p>
      <text:p text:style-name="P23"><text:span text:style-name="T3">–</text:span> У меня нет шерсти. Хотя ты права, одежду нужно просушить.</text:p>
      <text:p text:style-name="P2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3"><text:span text:style-name="T3">–</text:span> Куда это ты спрятался? <text:span text:style-name="T3">–</text:span> <text:span text:style-name="T1">з</text:span>аросли вербы раздвинулись, пропуская пегаску.</text:p>
      <text:p text:style-name="P23"><text:soft-page-break/><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3">Дэш удивлённо наблюдала за этой суматохой.</text:p>
      <text:p text:style-name="P23"><text:span text:style-name="T3">–</text:span> Ты чего? <text:span text:style-name="T3">–</text:span> <text:span text:style-name="T1">в</text:span> конце-концов озадаченно спросила она. <text:span text:style-name="T3">–</text:span> Что-то не так?</text:p>
      <text:p text:style-name="P23"><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3"><text:span text:style-name="T3">–</text:span> А с кем не так? Со мной? С тобой? Или вообще? <text:span text:style-name="T3">–</text:span> <text:span text:style-name="T1">д</text:span>опытывалась пегаска.</text:p>
      <text:p text:style-name="P23"><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3"><text:span text:style-name="T3">–</text:span> Ну и?</text:p>
      <text:p text:style-name="P23"><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3"><text:span text:style-name="T3">–</text:span> А какой смысл в этом правиле? Какую цель оно преследует?</text:p>
      <text:p text:style-name="P23"><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3"><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3"><text:span text:style-name="T3">–</text:span> Вот видишь, ты меня правильно поняла. Описанные тобой табу у нас, кстати, тоже есть.</text:p>
      <text:p text:style-name="P23"><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3">С этими словами она просунула шею мне за спину и дёрнула зубами за узел из рукавов куртки. Узел ослаб.</text:p>
      <text:p text:style-name="P23"><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3">От рывка я сел на песок, выпустив куртку. Дэш закинула её повыше на куст и повернулась ко мне.</text:p>
      <text:p text:style-name="P23"/>
      <text:p text:style-name="P23"><text:span text:style-name="T3">&lt;</text:span><text:span text:style-name="T8">Аликорны </text:span><text:span text:style-name="T10">—</text:span><text:span text:style-name="T8"> элементали. Они воплощают в себе какую-либо сторону чаяний и настроений сообщества пони. Анакорн </text:span><text:span text:style-name="T10">—</text:span><text:span text:style-name="T8"> супераликорн, элементаль всего мира</text:span><text:span text:style-name="T3">&gt;</text:span></text:p>
      <text:p text:style-name="P28"/>
      <text:p text:style-name="P23"><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10">zxcbzxcvb</text:span><text:span text:style-name="T3">&gt;</text:span>.</text:p>
      <text:p text:style-name="P23">Я не ответил.</text:p>
      <text:p text:style-name="P23">Пегаска подошла поближе и села, прижавшись тёплым боком ко мне.</text:p>
      <text:p text:style-name="P23"><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text:soft-page-break/>кем. А сейчас… Макс, что с тобой? Ты плачешь? У тебя плечи трясутся… Что такое?</text:p>
      <text:p text:style-name="P23">Пегаска участливо попыталась просунуть нос мне под руку, пытаясь оторвать моё лицо от колен.</text:p>
      <text:p text:style-name="P23"><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3">Я в ответ облапил её и уткнулся носом ей в шею, заодно вытерев об неё слёзы смеха.</text:p>
      <text:p text:style-name="P23"><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3">Вдоволь отсмеявшись, Дэш ткнула меня носом в грудь и спросила:</text:p>
      <text:p text:style-name="P23"><text:span text:style-name="T3">–</text:span> И?</text:p>
      <text:p text:style-name="P23"><text:span text:style-name="T3">–</text:span> Что “и”?</text:p>
      <text:p text:style-name="P23"><text:span text:style-name="T3">–</text:span> Ты сказал: “ А под конец сорвать штаны и…” <text:span text:style-name="T3">–</text:span> вот я и хочу знать, что “и”?</text:p>
      <text:p text:style-name="P23">Я смутился.</text:p>
      <text:p text:style-name="P23"><text:span text:style-name="T3">–</text:span> Да ничего… Не бери в голову.</text:p>
      <text:p text:style-name="P23"><text:span text:style-name="T3">–</text:span> А я хочу брать! Какой ты всё-таки… <text:span text:style-name="T3">–</text:span> Дэш встала, потянувшись сначала передней половиной, потом задней.</text:p>
      <text:p text:style-name="P23"><text:span text:style-name="T3">–</text:span> Какой?</text:p>
      <text:p text:style-name="P23"><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3"><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3">Я глядел на пегаску и не мог поверить, что она мне предлагает…</text:p>
      <text:p text:style-name="P23"><text:span text:style-name="T3">–</text:span> Дэш, ты..?</text:p>
      <text:p text:style-name="P23"><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3">Я просто смотрел на неё и молчал. В голове было пусто.</text:p>
      <text:p text:style-name="P2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3">К чёрту всё!</text:p>
      <text:p text:style-name="P23"><text:span text:style-name="T3">–</text:span> Дэш!</text:p>
      <text:p text:style-name="P23"><text:span text:style-name="T3">–</text:span> Да? <text:span text:style-name="T3">–</text:span> как-то тихо и печально отозвалась пегаска, снова наклонившись ко мне.</text:p>
      <text:p text:style-name="P23">Я привстал на локте, притянул её голову к себе и поцеловал.</text:p>
      <text:p text:style-name="P23">Медленно, как в замедленной съёмке, сгибая ноги, Дэш опустилась на меня, издав протяжный вздох и расслабив крылья.</text:p>
      <text:p text:style-name="P23"><text:span text:style-name="T3">–</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3"><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3"><text:span text:style-name="T3">–</text:span> Ничего себе!</text:p>
      <text:p text:style-name="P23"><text:soft-page-break/><text:span text:style-name="T3">–</text:span> А ты как думал, откуда взялись пони-пегасы и пони-единороги?</text:p>
      <text:p text:style-name="P23"><text:span text:style-name="T3">–</text:span> Я думал, они всегда были.</text:p>
      <text:p text:style-name="P23"><text:span text:style-name="T3">–</text:span> Не всегда. Пегасы произошли от земных пони и грифонов. Пони-единороги <text:span text:style-name="T3">–</text:span> от земных пони и диких единорогов.</text:p>
      <text:p text:style-name="P23"><text:span text:style-name="T3">–</text:span> А что это за дикие единороги?</text:p>
      <text:p text:style-name="P23"><text:span text:style-name="T3">–</text:span> Сейчас они почти не встречаются. У них хвосты как у льва <text:span text:style-name="T1">—</text:span> с кисточкой на конце. И раздвоенные копыта.</text:p>
      <text:p text:style-name="P23"><text:span text:style-name="T3">–</text:span> А аликорны от кого произошли? От пегасов и единорогов?</text:p>
      <text:p text:style-name="P23"><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3"><text:span text:style-name="T3">–</text:span> Что ж, спасибо, что просветила. Однако…</text:p>
      <text:p text:style-name="P23"><text:span text:style-name="T3">–</text:span> Что?</text:p>
      <text:p text:style-name="P23"><text:span text:style-name="T3">–</text:span> Ты лежишь на мне.</text:p>
      <text:p text:style-name="P23"><text:span text:style-name="T3">–</text:span> Ну да, лежу, <text:span text:style-name="T3">–</text:span> Дэш ехидно улыбнулась и заёрзала животом. <text:span text:style-name="T3">–</text:span> А что?</text:p>
      <text:p text:style-name="P23"><text:span text:style-name="T3">–</text:span> А то, что в таком положении я до тебя не достану! У тебя слишком высоко расположена... ммм… анатомия.</text:p>
      <text:p text:style-name="P23"><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3"><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3">Пегаска замерла и прикоснулась своим носом к моему.</text:p>
      <text:p text:style-name="P23"><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3">Я начал почёсывать её шею у основания гривы. Её грива щекотала мне грудь и я перебросил её на другую сторону.</text:p>
      <text:p text:style-name="P23"><text:span text:style-name="T3">–</text:span> Не страшно. Но чертовски необычно.</text:p>
      <text:p text:style-name="P2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3"><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3"><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3"><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text:soft-page-break/>Контролировать себя становилось трудно.</text:p>
      <text:p text:style-name="P23"><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3"><text:span text:style-name="T3">–</text:span> Дэш, <text:span text:style-name="T3">–</text:span> рассмеялся я, <text:span text:style-name="T3">–</text:span> отпусти ухо!</text:p>
      <text:p text:style-name="P23"><text:span text:style-name="T3">–</text:span> Отпускаю, <text:span text:style-name="T3">–</text:span> шепнула пегаска мне в ухо. <text:span text:style-name="T3">–</text:span> А ты вытаскивай из меня палец и займись делом.</text:p>
      <text:p text:style-name="P23">С этими словами пегаска встала.</text:p>
      <text:p text:style-name="P24">***</text:p>
      <text:p text:style-name="P23">Последние полчаса мы просто лежали на пляже и нежились под вечерним солнцем, когда Дэш вскочила на ноги.</text:p>
      <text:p text:style-name="P23"><text:span text:style-name="T3">–</text:span> Мы опаздываем! Рэрити назначила на восемь часов вечера у Твайлайт!</text:p>
      <text:p text:style-name="P23"><text:span text:style-name="T3">&lt;</text:span><text:span text:style-name="T8">Р/Д отправляется в сон до Рэрити и там вспоминает Леро/Листа.</text:span><text:span text:style-name="T3">&gt;</text:span></text:p>
      <text:p text:style-name="P23">Пока я одевался, пегаска в нетерпении рыла копытом землю.</text:p>
      <text:p text:style-name="P23"><text:span text:style-name="T3">–</text:span> Оделся? Хватайся! <text:span text:style-name="T3">–</text:span> Дэш подпрыгнула и зависла у меня над головой, давая схватиться за ноги.</text:p>
      <text:p text:style-name="P23">И мы понеслись…</text:p>
      <text:p text:style-name="P23"/>
      <text:h text:style-name="P79" text:outline-level="2">Сон Рэрити</text:h>
      <text:p text:style-name="P23"/>
      <text:p text:style-name="P23">… в огромном пустом пространстве, а меня окружают звёзды, <text:span text:style-name="T1">–</text:span> рассказывала Рэрити, когда мы с пегаской вломились в библиотеку.</text:p>
      <text:p text:style-name="P23"><text:span text:style-name="T1">–</text:span> Привет Макс, - кивнула она мне.</text:p>
      <text:p text:style-name="P23">Рэрити перевела взгляд с меня на взъерошенную пегаску и недоверчиво сморщила носик.</text:p>
      <text:p text:style-name="P23"><text:span text:style-name="T1">–</text:span> Боже, какие страсти! - прошептала она.</text:p>
      <text:p text:style-name="P2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3"><text:span text:style-name="T1">–</text:span> Ну так вот, <text:span text:style-name="T1">–</text:span> продолжила Рэрити, <text:span text:style-name="T1">–</text:span> в этом космосе вдруг появилась звёздочка...</text:p>
      <text:p text:style-name="P23"/>
      <text:p text:style-name="P23"><text:span text:style-name="T3">&lt;</text:span><text:span text:style-name="T8">Вкратце суть сна Рэрити.</text:span></text:p>
      <text:p text:style-name="P23"><text:span text:style-name="T8">Она проснулась в мире Терры веб-дизайнером. И мир Эквестрии ей только снился </text:span><text:span text:style-name="T10">—</text:span><text:span text:style-name="T8"> и быстро начал забываться. Т.е. мир Эквестрии - всего лишь сон терранского парня (девушки?)</text:span></text:p>
      <text:p text:style-name="P23"><text:span text:style-name="T8">к экрану - очередь из пони (пони пропадают из Эквестрии). В очереди близко к экрану </text:span><text:span text:style-name="T10">—</text:span><text:span text:style-name="T8"> Селестия. Рэрити </text:span><text:span text:style-name="T10">—</text:span><text:span text:style-name="T8"> без очереди (у неё </text:span><text:span text:style-name="T10">—</text:span><text:span text:style-name="T8"> билет-пропуск от Индрэ).</text:span></text:p>
      <text:p text:style-name="P23"><text:span text:style-name="T8">Рэрити проснулась парнем, т.к. в Эквестрии </text:span><text:span text:style-name="T10">—</text:span><text:span text:style-name="T8"> матриархат, роль терранских мужчин там несут кобылы.</text:span></text:p>
      <text:p text:style-name="P23"><text:span text:style-name="T8">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3"/>
      <text:p text:style-name="P24">***</text:p>
      <text:p text:style-name="P23"><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3">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3">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3">“Как интересно” - подумала единорожка. “Немного похоже на светлячков в огромной паутине. Что это может быть?”</text:p>
      <text:p text:style-name="P23">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3">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3">Наконец она собралась с духом и прыгнула в матовую гладь.</text:p>
      <text:p text:style-name="P23">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3">Внезапно он открыл глаза и посмотрел на экран. В глазах его отражалась цепочка пони, как у прыгнувшей за миг до того в экран пони.</text:p>
      <text:p text:style-name="P23">Рябь экрана разглаживалась, он постепенно становился непрозрачно-матовым. Так же угасало отражение светящейся цепочки в глазах у юноши.</text:p>
      <text:p text:style-name="P23"/>
      <text:p text:style-name="P23"><text:span text:style-name="T3">&lt;</text:span><text:span text:style-name="T8">Влад рассказывает Максу о своём сне </text:span><text:span text:style-name="T10">—</text:span><text:span text:style-name="T8"> как он был поняхой, а потом проснулся в мире Терры</text:span><text:span text:style-name="T3">&gt;</text:span></text:p>
      <text:p text:style-name="P28"/>
      <text:p text:style-name="P23"><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3"><text:span text:style-name="T3">–</text:span> Да? Что “тут”? <text:span text:style-name="T3">–</text:span> Твайлайт была вся внимание.</text:p>
      <text:p text:style-name="P23"><text:span text:style-name="T3">–</text:span> Тут я проснулась.</text:p>
      <text:p text:style-name="P23"><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3">(<text:span text:style-name="T3">&lt;</text:span><text:span text:style-name="T8">согласовать с тем, что говорил Анакорн о Р/Д</text:span><text:span text:style-name="T3">&gt;</text:span>). </text:p>
      <text:p text:style-name="P23">Об этом Эгрегоре пишется в книге <text:span text:style-name="T3">&lt;</text:span><text:span text:style-name="T8">Изменчивой Магии</text:span><text:span text:style-name="T3">&gt;</text:span>. То, что Рэрити удалось его увидеть <text:span text:style-name="T3">—</text:span> невероятно! До неё это удалось всего лишь четырём величайшим магам Эквестрии. Теперь я понимаю силу заклинания Двойного Сна!</text:p>
      <text:p text:style-name="P23"><text:span text:style-name="T1">Т</text:span>вайлайт в возбуждении ходила кругами по читальному залу.</text:p>
      <text:p text:style-name="P23"><text:span text:style-name="T3">–</text:span> Та цепочка пони, уходящих в экран… Рэрити, опиши, пожалуйста, что ты видела за экраном? Как можно более детально.</text:p>
      <text:p text:style-name="P23"><text:soft-page-break/>Единорожка наморщила лоб, вспоминая.</text:p>
      <text:p text:style-name="P23"><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28"/>
      <text:p text:style-name="P23"><text:span text:style-name="T3">&lt;</text:span><text:span text:style-name="T8">обоснование сна для Р/Д. РД видит несколько вариантов историй с Mane6 </text:span><text:span text:style-name="T10">—</text:span><text:span text:style-name="T8"> и с собой + Леро </text:span><text:span text:style-name="T10">—</text:span><text:span text:style-name="T8"> намёк на несовместимые фанфики</text:span></text:p>
      <text:p text:style-name="P23"><text:span text:style-name="T8">Пинки видит кошмар (кексики) и сходит с ума. И ещё она видит как Селестия стала Матрицей (подпрограммой Нексуса)</text:span><text:span text:style-name="T3">&gt;</text:span></text:p>
      <text:p text:style-name="P23"/>
      <text:p text:style-name="P23"><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3"><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3"><text:span text:style-name="T3">–</text:span> Кто <text:span text:style-name="T3">—</text:span> она? <text:span text:style-name="T3">–</text:span> повернулась Твайлайт.</text:p>
      <text:p text:style-name="P23"><text:span text:style-name="T3">–</text:span> Её Высочество, принцесса Селестия...</text:p>
      <text:p text:style-name="P23"/>
      <text:p text:style-name="P23"><text:span text:style-name="T3">&lt;</text:span><text:span text:style-name="T8">Подходя к замку Принцесс, Дэш рассказывает Максу обо сне, который она утаила - с Леро.</text:span><text:span text:style-name="T3">&gt;</text:span> </text:p>
      <text:p text:style-name="P23"/>
      <text:p text:style-name="P23"><text:span text:style-name="T3">&lt;</text:span><text:span text:style-name="T8">Кто следующий готов рассказывать?</text:span></text:p>
      <text:p text:style-name="P31">Пинки дёрнулась на месте, но промолчала.</text:p>
      <text:p text:style-name="P23"><text:span text:style-name="T10">–</text:span><text:span text:style-name="T8"> Я расскажу, - шагнула вперёд радужная пегаска. </text:span><text:span text:style-name="T10">–</text:span><text:span text:style-name="T8"> Хотя вряд ли ты узнаешь что-то полезное. Там галиматья какая-то…</text:span><text:span text:style-name="T3">&gt;</text:span></text:p>
      <text:p text:style-name="P23"/>
      <text:p text:style-name="P23"><text:span text:style-name="T3">&lt;</text:span><text:span text:style-name="T8">Сон РД:</text:span></text:p>
      <text:p text:style-name="P31">...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31">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31">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3"><text:span text:style-name="T8">В мире Терры они ищут Селестию. В конце-концов Макс находит её в кибермозге </text:span><text:span text:style-name="T10">—</text:span><text:span text:style-name="T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0">—</text:span><text:span text:style-name="T8"> Эгрегором Эквестрии. После чего пееренос на Землю на 10 лет назад. Начало написания “Последнего фанфика”.</text:span><text:span text:style-name="T3">&gt;</text:span></text:p>
      <text:p text:style-name="P28"/>
      <text:p text:style-name="P23"><text:soft-page-break/><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3"><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3"/>
      <text:h text:style-name="P79" text:outline-level="2">Первый сон РД. Рекурсия</text:h>
      <text:p text:style-name="P23"/>
      <text:p text:style-name="P23">Рэйнбоу Дэш проснулась от настойчивого лучика, прорвавшегося сквозь облачные занавески и заглядывавшего ей прямо под чёлку.</text:p>
      <text:p text:style-name="P23"><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3">С размаху заставив проклятую машинку замолчать, Дэш принялась вспоминать, по какому поводу она выставила будильник вчера.</text:p>
      <text:p text:style-name="P23">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3">В библиотеке Твайлайт уже беседовала с Рэрити и Пинки, одновременно перелистывая толстый фолиант.</text:p>
      <text:p text:style-name="P23"><text:span text:style-name="T3">–</text:span> Странно, я думала, буду последней. Ведь я опоздала на двадцать минут, а Флатти и Эй-Джей не любят опаздывать.<text:span text:style-name="T3">&lt;</text:span><text:span text:style-name="T9">Привести эти же фразы в оригинале</text:span><text:span text:style-name="T3">&gt;</text:span></text:p>
      <text:p text:style-name="P23"><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3">В этот момент дверь в библиотеку открылась и в проёме показался Он.</text:p>
      <text:p text:style-name="P23"/>
      <text:p text:style-name="P23"><text:span text:style-name="T3">&lt;</text:span><text:span text:style-name="T8">… В открывшемся шкафчике я увидел ряд вычурных бутылок и пузатых графинчиков. Их содержимое не вызывало у меня никаких сомнений.</text:span></text:p>
      <text:p text:style-name="P31"><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31"><text:span text:style-name="T3">–</text:span> А водку у вас принято пить?</text:p>
      <text:p text:style-name="P23"><text:span text:style-name="T10">–</text:span><text:span text:style-name="T8"> Некоторые употребляют. Но правительница Эквестрии, пьющая водку </text:span><text:span text:style-name="T9">—</text:span><text:span text:style-name="T8"> это уже черезчур. </text:span><text:span text:style-name="T10">–</text:span><text:span text:style-name="T8"> Засмеялась Селестия. </text:span><text:span text:style-name="T10">–</text:span><text:span text:style-name="T8">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3"/>
      <text:p text:style-name="P23">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3"><text:span text:style-name="T3">–</text:span> Знакомься, Макс, <text:span text:style-name="T3">–</text:span> начала представлять человека Твайлайт. <text:span text:style-name="T3">–</text:span> Это Пинки Пай…</text:p>
      <text:p text:style-name="P23"><text:span text:style-name="T3">–</text:span> Очень приятно, Макс.</text:p>
      <text:p text:style-name="P29"><text:soft-page-break/>“Макс? Его зовут Макс? Я помню его под другим именем. У него было двухсложное имя. Не помню…”</text:p>
      <text:p text:style-name="P23"><text:span text:style-name="T3">–</text:span> Рэрити. <text:span text:style-name="T3">–</text:span> Твайлайт представила светло-серую единорожку, которая чуть склонила голову в приветствии.</text:p>
      <text:p text:style-name="P23"><text:span text:style-name="T3">–</text:span> Макс. <text:span text:style-name="T3">–</text:span> <text:span text:style-name="T1">к</text:span>ивнул ей в ответ человек.</text:p>
      <text:p text:style-name="P29">“И волосы у него были длинные… И была шерсть на лице… Но глаза - глаза те же…”</text:p>
      <text:p text:style-name="P23">Макс повернулся к ней.</text:p>
      <text:p text:style-name="P23"><text:span text:style-name="T3">–</text:span> Рэйнбоу Дэш. <text:span text:style-name="T3">–</text:span> <text:span text:style-name="T1">п</text:span>редставилась Дэш, всё ещё пытаясь вспомнить нечто ускользающее.</text:p>
      <text:p text:style-name="P23"><text:span text:style-name="T3">–</text:span> Макс. <text:span text:style-name="T3">–</text:span> <text:span text:style-name="T1">з</text:span>акончил представляться человек.</text:p>
      <text:p text:style-name="P29">“Леро! Его звали Леро!”</text:p>
      <text:p text:style-name="P23">Картинка перед глазами Дэш поплыла…</text:p>
      <text:p text:style-name="P23"/>
      <text:h text:style-name="P79" text:outline-level="2">Второй сон РД. Праздник опавших листьев</text:h>
      <text:p text:style-name="P23"/>
      <text:p text:style-name="P23">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3"><text:span text:style-name="T3">–</text:span> Ну это мы ещё посмотрим, <text:span text:style-name="T3">–</text:span> сцепив зубы, зло прищурилась пегаска.</text:p>
      <text:p text:style-name="P23"/>
      <text:h text:style-name="P79" text:outline-level="2">Третий сон РД. Fallout</text:h>
      <text:p text:style-name="P23"/>
      <text:p text:style-name="P23">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3">Острая боль уже давно превратилась в тупую, лишь изредка напоминая о себе, когда крыло встречало неровности почвы.</text:p>
      <text:p text:style-name="P23">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3">“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3">Тут Дэш заметила, что перестала чувствовать боль. Она выгнула шею и, присмотревшись, обнаружила две маленькие дырочки на крыле.</text:p>
      <text:p text:style-name="P23">“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text:soft-page-break/>Она, несмотря на боль и сломанное крыло, взлетает и разбивается)</text:p>
      <text:p text:style-name="P23"/>
      <text:p text:style-name="P23"><text:span text:style-name="T3">&lt;</text:span><text:span text:style-name="T8">Концепция абсолютного зла. Вычеркнуть кого-то из бытия.</text:span></text:p>
      <text:p text:style-name="P23"><text:span text:style-name="T8">Пока идёт борьба за вычёркивание </text:span><text:span text:style-name="T9">—</text:span><text:span text:style-name="T8"> это вычёркивание является злом. Но когда вычёркивание произошло, зло исчезает </text:span><text:span text:style-name="T9">—</text:span><text:span text:style-name="T8"> т.к. вычеркнутого никогда не было, о нём никто не знает. Никто </text:span><text:span text:style-name="T9">—</text:span><text:span text:style-name="T8"> даже вычёркивающий</text:span><text:span text:style-name="T3">&gt;</text:span></text:p>
      <text:p text:style-name="P23"/>
      <text:h text:style-name="P79" text:outline-level="2">Четвёртый сон РД. Объединяющий</text:h>
      <text:p text:style-name="P23"/>
      <text:p text:style-name="P23">Рэйнбоу Дэш встала и посмотрела на застывшее внизу тело.</text:p>
      <text:p text:style-name="P29">“Значит, всё. Вот как это бывает.”</text:p>
      <text:p text:style-name="P23">Она расправила левое крыло.</text:p>
      <text:p text:style-name="P29">“По-крайней мере, я снова могу летать. Пусть и в Мире Зелёных Лугов”.</text:p>
      <text:p text:style-name="P23">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3">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3">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3">От множества проносящихся перед глазами сцен у РД начала раскалываться голова. Она отчаянно забила крыльями, набирая высоту.</text:p>
      <text:p text:style-name="P23">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9">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24">***</text:p>
      <text:p text:style-name="P23"><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3"><text:span text:style-name="T3">–</text:span> Хм. Несколько эпизодов, включая рекурсивный сон. И опять сфера из светящихся точек. <text:span text:style-name="T3">–</text:span> <text:span text:style-name="T1">о</text:span>тметила Твайлайт.</text:p>
      <text:p text:style-name="P23"><text:span text:style-name="T3">–</text:span> Что такое “рекурсивный сон”?</text:p>
      <text:p text:style-name="P23"><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3">Пинки не ответила. Она то копыта к глазам, то принималось яростно тереть виски и трясти головой.</text:p>
      <text:p text:style-name="P23"><text:soft-page-break/><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3"><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3"><text:span text:style-name="T3">–</text:span> Дайте ей рассказать сон, <text:span text:style-name="T3">–</text:span> протиснулась между подруг РД. <text:span text:style-name="T3">–</text:span> Что ты…</text:p>
      <text:p text:style-name="P23"><text:span text:style-name="T3">–</text:span> А<text:span text:style-name="T1">АА</text:span>!!! <text:span text:style-name="T3">–</text:span> Пинки тонко вскрикнула и затряслась, глядя на РД полными ужаса глазами.</text:p>
      <text:p text:style-name="P23"><text:span text:style-name="T3">–</text:span> Ты чего? <text:span text:style-name="T3">–</text:span> Удивилась РД.</text:p>
      <text:p text:style-name="P23">Пинки свернулась калачиком на полу, обхватив голову и, закрыв глаза, принялась бормотать скороговоркой.</text:p>
      <text:p text:style-name="P23"><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3"><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3"><text:span text:style-name="T3">–</text:span> Если тебе тяжело вспоминать сон, не мучайся, <text:span text:style-name="T3">–</text:span> обратилась Твайлайт.</text:p>
      <text:p text:style-name="P23"><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3"><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3"><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3"><text:span text:style-name="T3">–</text:span> А кто такая “Она”? <text:span text:style-name="T3">–</text:span> не выдержала Дэш.</text:p>
      <text:p text:style-name="P23"><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3"><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3"><text:span text:style-name="T3">–</text:span> Бедняжка, <text:span text:style-name="T3">–</text:span> прошептала Рэрити, <text:span text:style-name="T3">–</text:span> у неё сейчас вид как у <text:span text:style-name="T3">&lt;</text:span><text:span text:style-name="T8">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3">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3"><text:span text:style-name="T3">–</text:span> Мда. <text:span text:style-name="T3">–</text:span> Твайлайт беспомощно уставилась в закрывшуюся дверь. <text:span text:style-name="T3">–</text:span> Индрэ не предупреждал о таких последствиях <text:span text:style-name="T3">&lt;</text:span><text:span text:style-name="T8">добавить сочувствия</text:span><text:span text:style-name="T3">&gt;</text:span>.</text:p>
      <text:p text:style-name="P23"/>
      <text:p text:style-name="P23"><text:span text:style-name="T3">&lt;</text:span><text:span text:style-name="T8">После этого случая Тавйлайт решает прекратить сеансы двойного сна. Сеанса с ЭйДжей и Флатти не будет</text:span><text:span text:style-name="T3">&gt;</text:span></text:p>
      <text:p text:style-name="P23"/>
      <text:h text:style-name="P79" text:outline-level="2"><text:soft-page-break/>Исчезновение Селестии</text:h>
      <text:p text:style-name="P31">Для помощи в открытии коридора в мир Макса, находят в горах Дискорда и упрашивают его помочь.</text:p>
      <text:p text:style-name="P23"><text:span text:style-name="T3">–</text:span> И в твоём мире нет пони-пегасов и пони-единорогов? Есть только земнопони? <text:span text:style-name="T3">–</text:span> допытывалась РД.</text:p>
      <text:p text:style-name="P23"><text:span text:style-name="T3">–</text:span> По большому счёту, земнопони тоже нет. Наши пони и лошади неразумны. И в них нет ни капли магии…</text:p>
      <text:p text:style-name="P23">Мы с <text:span text:style-name="T1">Дэш</text:span> допивали кофе в cкафе <text:span text:style-name="T3">&lt;</text:span><text:span text:style-name="T9">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3"><text:span text:style-name="T3">–</text:span> Ну хорошо, а кто вами правит? Аликорн? Драконикус? Какой-нибудь человек с рогом во лбу? Или у вас нет правителя?</text:p>
      <text:p text:style-name="P23"><text:span text:style-name="T3">–</text:span> Нет, почему? Правитель есть. Только он не постоянный. Его избирают. Раз в несколько лет.</text:p>
      <text:p text:style-name="P23"><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9">изменить причину удивления</text:span><text:span text:style-name="T3">&gt;</text:span></text:p>
      <text:p text:style-name="P2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3">Сосредоточиться мешал шум. Сначала это была тихая дробь на грани слышимости, но постепенно она переросла в звонкое цоканье.</text:p>
      <text:p text:style-name="P23"><text:span text:style-name="T3">–</text:span> Хм. Узнаю походку Твайлайт. Что-то случилось. <text:span text:style-name="T3">–</text:span> заметила <text:span text:style-name="T1">пегаска</text:span>.</text:p>
      <text:p text:style-name="P23">И впрямь, на запыхавшейся единорожке лица не было.</text:p>
      <text:p text:style-name="P23"><text:span text:style-name="T3">–</text:span> Она исчезла!!! <text:span text:style-name="T3">–</text:span> Твайлайт не могла отдышаться.</text:p>
      <text:p text:style-name="P23"><text:span text:style-name="T3">–</text:span> Кто <text:span text:style-name="T1">—</text:span> она??? <text:span text:style-name="T3">–</text:span> <text:span text:style-name="T1">х</text:span>ором воскликнули мы и переглянулись.</text:p>
      <text:p text:style-name="P23"><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3"><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3"><text:span text:style-name="T3">–</text:span> Никаких поездов. Луна прислала за нами воздушную колесницу. Созывай подруг. Собираемся у меня в 18.00.</text:p>
      <text:p text:style-name="P23">Колесница приземлилась прямо на открытую площадку замка. Не мешкая ни секунды, стража проводила пассажиров в покои принцессы Луны.</text:p>
      <text:p text:style-name="P23"><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3"><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3"><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3">Я покачал головой.</text:p>
      <text:p text:style-name="P23"><text:span text:style-name="T3">–</text:span> Не могу ничем помочь. Я знаю не больше твоего.</text:p>
      <text:p text:style-name="P23">Луна как будто ожидала такой ответ.</text:p>
      <text:p text:style-name="P23"><text:soft-page-break/><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3"><text:span text:style-name="T3">–</text:span> Приложу все усилия, Ваше Высочество. Но мне понадобится провести некоторое время в библиотеке Кантерлота.</text:p>
      <text:p text:style-name="P23"><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3"/>
      <text:h text:style-name="P79" text:outline-level="2">Поиск решения</text:h>
      <text:p text:style-name="P51"/>
      <text:p text:style-name="P23"><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3">В этот момент в воздухе прозвучал хлопок, и у меня перед носом возник небольшой свиток, исписанный каллиграфическим почерком.</text:p>
      <text:p text:style-name="P23">Свиток плавно опустился мне в руки.</text:p>
      <text:p text:style-name="P2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24">***</text:p>
      <text:p text:style-name="P2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3"><text:span text:style-name="T1">–</text:span> У нас нет волшебников, <text:span text:style-name="T1">–</text:span> возразил я.</text:p>
      <text:p text:style-name="P2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3">Спорить со старым змеем было сложно, поэтому я переключил внимание на Твайлайт.</text:p>
      <text:p text:style-name="P2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3"><text:span text:style-name="T1">–</text:span> Никакой проблемы! Мы отправим туда на поиски нашей принцессы-душки Макса и его <text:soft-page-break/>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3"><text:span text:style-name="T1">–</text:span> А как мы узнаем, когда будет нужное время? План ненадёжен. <text:span text:style-name="T1">–</text:span> <text:span text:style-name="T1">з</text:span>асомневалась Луна.</text:p>
      <text:p text:style-name="P2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28"/>
      <text:p text:style-name="P23"><text:span text:style-name="T3">&lt;</text:span><text:span text:style-name="T8">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28"/>
      <text:p text:style-name="P23"><text:span text:style-name="T3">&lt;</text:span><text:span text:style-name="T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3"><text:span text:style-name="T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0">—</text:span><text:span text:style-name="T8"> Луна создаёт обратный коридор в срок.</text:span><text:span text:style-name="T3">&gt;</text:span></text:p>
      <text:p text:style-name="P23"/>
      <text:h text:style-name="P79" text:outline-level="2">Поход к замку Принцес-2</text:h>
      <text:p text:style-name="P23"/>
      <text:p text:style-name="P2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3"><text:span text:style-name="T1">–</text:span> Это значит, что мы совсем близко от замка. От того остова замок должен быть виден, <text:span text:style-name="T1">–</text:span> прошептала Луна.</text:p>
      <text:p text:style-name="P23">На металлическом боку остова были отчётливо видны четыре вмятины <text:span text:style-name="T3">—</text:span> место торможения Кимеринна.</text:p>
      <text:p text:style-name="P2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3"><text:soft-page-break/>Я внимательно осмотрел покорёженный остов. </text:p>
      <text:p text:style-name="P23">”...eing” <text:span text:style-name="T3">—</text:span> виднелось под листвой плюща.</text:p>
      <text:p text:style-name="P23">“Откуда здесь взялся рухнувший Боинг?” <text:span text:style-name="T3">&lt;</text:span><text:span text:style-name="T9">Дуглас </text:span><text:span text:style-name="T10">—</text:span><text:span text:style-name="T9"> </text:span><text:span text:style-name="T10">DC-3</text:span><text:span text:style-name="T3">&gt;</text:span></text:p>
      <text:p text:style-name="P2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3">Кобылки о чём-то спорили, в то время как стражники пытались нащупать брод.</text:p>
      <text:p text:style-name="P2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3"><text:span text:style-name="T1">–</text:span> Кимеринн погиб от тентаклиан, <text:span text:style-name="T1">–</text:span> тихо заметила Луна. <text:span text:style-name="T1">–</text:span> Ждите меня здесь.</text:p>
      <text:p text:style-name="P2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3">Тяжело дыша, Луна вернулась.</text:p>
      <text:p text:style-name="P28"/>
      <text:p text:style-name="P23"><text:span text:style-name="T3">&lt;</text:span><text:span text:style-name="T8">высоко летать нельзя из-за молний</text:span><text:span text:style-name="T3">&gt;</text:span></text:p>
      <text:p text:style-name="P28"/>
      <text:p text:style-name="P2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3">Её голос заглушил протяжный стон металла.</text:p>
      <text:p text:style-name="P23">Остов самолёта выпрямился и, чуть приподнявшись над землёй, сразу же опустился.</text:p>
      <text:p text:style-name="P23"><text:span text:style-name="T1">–</text:span> Дискорд!!! - одновременно воскликнули Луна, Дэш, ЭйДжей, Флаттершай и я.</text:p>
      <text:p text:style-name="P23">И действительно, за штурвалом <text:s/>сидел драконикус и что-то шептал себе под нос. Остов снова приподнялся и опять опустился.</text:p>
      <text:p text:style-name="P23"><text:span text:style-name="T1">–</text:span> У меня бы ни в жизни это бы не получилось, не помогай мне он. <text:span text:style-name="T1">–</text:span> заявил Дискорд.</text:p>
      <text:p text:style-name="P23"><text:span text:style-name="T1">–</text:span> Кто <text:span text:style-name="T3">—</text:span> “он”, <text:span text:style-name="T1">–</text:span> спросила Луна.</text:p>
      <text:p text:style-name="P2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3"><text:span text:style-name="T1">–</text:span> Поворачиваем! Поворачиваем! <text:span text:style-name="T1">–</text:span> прохрипел Дискорд.</text:p>
      <text:p text:style-name="P23"><text:span text:style-name="T1">–</text:span> Как? <text:span text:style-name="T1">–</text:span> Твайлайт зажмурилась от напряжения.</text:p>
      <text:p text:style-name="P23"><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3"><text:soft-page-break/>Кабина медленно накренилась. Деревья поплыли вправо. </text:p>
      <text:p text:style-name="P23"><text:span text:style-name="T1">–</text:span> Выравниваем!!!</text:p>
      <text:p text:style-name="P23">Кабина выровнялась. Сначала деревья, а потом водная гладь медленно проплывали внизу.</text:p>
      <text:p text:style-name="P23"><text:span text:style-name="T1">–</text:span> Вот так и держим. Эта железяка очень нам благодарна.</text:p>
      <text:p text:style-name="P23"><text:span text:style-name="T1">–</text:span> Скорее! Я долго не выдержу! Она слишком тяжёлая. <text:span text:style-name="T1">–</text:span> Твайлайт дрожала от напряжения.</text:p>
      <text:p text:style-name="P2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3">Поняв тщётность усилий, пегаска вернулась в самолёт. В закрытую ею дверь через секунду громыхнул тентаклиан.</text:p>
      <text:p text:style-name="P23"><text:span text:style-name="T1">–</text:span> Не сдаёмся! Этой мерзкой дряни не победить нас! <text:span text:style-name="T1">–</text:span> хрипел Дискорд.</text:p>
      <text:p text:style-name="P2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3"><text:span text:style-name="T1">–</text:span> Я больше не могу, <text:span text:style-name="T1">–</text:span> простонала Твайлайт и лишилась чувств.</text:p>
      <text:p text:style-name="P23">“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8">двухмесячной</text:span><text:span text:style-name="T3">&gt;</text:span> давности осталось лишь направление движения.</text:p>
      <text:p text:style-name="P23">И опять, как <text:span text:style-name="T3">&lt;</text:span><text:span text:style-name="T8">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3"><text:soft-page-break/>Мне показался знакомым открывшийся корридор слева.</text:p>
      <text:p text:style-name="P2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3">Топот копыт основной группы затихал за поворотом основного корридора. РД коротко кивнула и, пропустив меня в проём, потрусила за мной.</text:p>
      <text:p text:style-name="P23">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3"><text:span text:style-name="T1">Дэш</text:span> вытянула шею и навострила уши, прислушивась к затихающему топоту. Потом высоко подпрыгнула и зависла в воздухе.</text:p>
      <text:p text:style-name="P23"><text:span text:style-name="T1">–</text:span> Хватайся за ноги. <text:span text:style-name="T1">–</text:span> <text:span text:style-name="T1">с</text:span>командовала она.</text:p>
      <text:p text:style-name="P2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3">После двух кувырков по камням гудела голова и саднило ушибленное плечо. </text:p>
      <text:p text:style-name="P23"><text:span text:style-name="T1">–</text:span> Дэш? Ты где? Дэш?</text:p>
      <text:p text:style-name="P23">До меня донеслось тяжёлое дыхание и звуки борьбы из бокового прохода метрах в пяти позади меня.</text:p>
      <text:p text:style-name="P2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3"><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3">Наконец она процедила сквозь зубы:</text:p>
      <text:p text:style-name="P23"><text:span text:style-name="T1">–</text:span> Всё. Уходи! <text:span text:style-name="T1">–</text:span> и с силой толкнула меня в грудь копытом, одновременно вырываясь из объятий.</text:p>
      <text:p text:style-name="P23"><text:span text:style-name="T1">–</text:span> Дэш! <text:span text:style-name="T1">–</text:span> <text:span text:style-name="T1">с</text:span> пола я увидел, как в петле тентаклиана с хрустом ломается её крыло.</text:p>
      <text:p text:style-name="P23">Дэш застонала и у неё подкосились передние ноги.</text:p>
      <text:p text:style-name="P23"><text:span text:style-name="T1">–</text:span> Уйди! Не смотри на меня! <text:span text:style-name="T1">–</text:span> зло крикнула она мне.</text:p>
      <text:p text:style-name="P2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3">Очередной рывок сбил меня с ног.</text:p>
      <text:p text:style-name="P23">Я очнулся от спёртого дыхания.</text:p>
      <text:p text:style-name="P23">Дискорд, ругаясь сквозь зубы, волок меня под мышкой по коридору, по которому пять минут назад мы с Дэш догоняли группу.</text:p>
      <text:p text:style-name="P2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3">Я тупо смотрел на проносящиеся подо мной плиты. Мыслей не было никаких. Только воспоминания.</text:p>
      <text:p text:style-name="P23"><text:soft-page-break/>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3">Я закрыл глаза и беззвучно закричал. Как сквозь сон мне слышались голоса.</text:p>
      <text:p text:style-name="P23"><text:span text:style-name="T1">–</text:span> Все приготовились? Луна, ты готова?</text:p>
      <text:p text:style-name="P23"><text:span text:style-name="T1">–</text:span> Да.</text:p>
      <text:p text:style-name="P23"><text:span text:style-name="T1">–</text:span> Твайлайт?</text:p>
      <text:p text:style-name="P23"><text:span text:style-name="T1">–</text:span> Да!</text:p>
      <text:p text:style-name="P2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3"><text:span text:style-name="T1">–</text:span> Дэш? Что с ней?</text:p>
      <text:p text:style-name="P23"><text:span text:style-name="T1">–</text:span> Нет времени объяснять. Тентаклианы просыпаются. Начинаем!</text:p>
      <text:p text:style-name="P23"><text:span text:style-name="T1">–</text:span> Начинаем!</text:p>
      <text:p text:style-name="P23"><text:span text:style-name="T1">–</text:span> Начинаем!</text:p>
      <text:p text:style-name="P2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3">Поток заканчивался окном неправильной формы. Через окно по мере приближения стали видны огни большого города.</text:p>
      <text:p text:style-name="P23">Эпплджек нырнула в проём первая. Флаттершай, прижав к себе ноги и прикрывшись крыльями, влетела вторая.</text:p>
      <text:p text:style-name="P2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8">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3">Там были лишь темнота и радуга, тающая в последних отблесках исчезающего коридора.</text:p>
      <text:p text:style-name="P24"><text:soft-page-break/>***</text:p>
      <text:p text:style-name="P23">Невесомость, удар, чувство веса.</text:p>
      <text:p text:style-name="P23">Я открыл глаза.</text:p>
      <text:p text:style-name="P2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3">Мне ЭТО всё приснилось? Но таких ярких и длинных снов не бывает. А ЛСД я перестал баловаться два года назад. Да и не похоже это на трип.</text:p>
      <text:p text:style-name="P23">Я поднял руку и обнаружил в ладони брошь в виде радужной молнии.</text:p>
      <text:p text:style-name="P23">Слабый звук заставил меня обернуться.</text:p>
      <text:p text:style-name="P2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3"/>
      <text:p text:style-name="P23"><text:span text:style-name="T3">&lt;</text:span><text:span text:style-name="T8">Поиски Селестии — сюжет:</text:span></text:p>
      <text:p text:style-name="P31">Базовое положение: Селестия физически находится на компе Влада в соседнем с максовым доме, в качестве этической подпрограммы к Нексусу.</text:p>
      <text:p text:style-name="P31">Кратко:</text:p>
      <text:p text:style-name="P3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1">Эпизод 1:</text:p>
      <text:p text:style-name="P3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1">…</text:p>
      <text:p text:style-name="P31">Итого:</text:p>
      <text:p text:style-name="P31"><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1">Эпизод 3.5 (необязательный): День из жизни Дискорда (впечатления от нового мира, интерес путешествия, нежелание возвращаться).</text:p>
      <text:p text:style-name="P31">Эпизод 4: Эй-Джей рассказывает Максу о Флаттершай, о её тревожном состоянии - сильнейшей депрессии. Флатти отказывается есть и разговаривать.</text:p>
      <text:p text:style-name="P23"><text:span text:style-name="T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3"/>
      <text:h text:style-name="P79" text:outline-level="2">Терра. Прибытие</text:h>
      <text:p text:style-name="P23"/>
      <text:p text:style-name="P2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3">Я присел в коридоре, закрыв глаза.</text:p>
      <text:p text:style-name="P2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24">***</text:p>
      <text:p text:style-name="P2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3"><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3">В-четвёртых, через <text:span text:style-name="T3">&lt;</text:span><text:span text:style-name="T8">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3">– Постой, – я оторвался от печальных мыслей, – в чём удача-то, что ты оказался с нами?</text:p>
      <text:p text:style-name="P2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3">Дискорд отпил воды и попытался поставить стакан в воздух. Стакан немедленно упал и разбился.</text:p>
      <text:p text:style-name="P2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3">Стакан медленно собрался воедино и прыгнул обратно в руку Дискорду. – Хорошо, хоть внутренняя сила осталась. – пробурчал он.</text:p>
      <text:p text:style-name="P2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3">– А они? – Дискорд кивнул на девушек, сжавшихся в уголке дивана.</text:p>
      <text:p text:style-name="P23">Я пожал плечами. </text:p>
      <text:p text:style-name="P23">– Поживём — увидим. Я никому навязывать обязанности не собираюсь.</text:p>
      <text:p text:style-name="P23"/>
      <text:h text:style-name="P79" text:outline-level="2">Поиски</text:h>
      <text:p text:style-name="P23"/>
      <text:p text:style-name="P2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3">А сейчас разберёмся, что там с Нексусом?</text:p>
      <text:p text:style-name="P23">Административная консоль приветственно мигнула зелёным шрифтом.</text:p>
      <text:p text:style-name="P23"><text:span text:style-name="T3">&gt;</text:span>\Привет, Нексус. Это Макс.</text:p>
      <text:p text:style-name="P23"><text:span text:style-name="T3">&lt;\</text:span>Привет, Макс. Рад тебя видеть.</text:p>
      <text:p text:style-name="P29">Хм. Блок эмоций? Или просто модификация стандартного приветствия?</text:p>
      <text:p text:style-name="P23"><text:span text:style-name="T3">&gt;\</text:span>Нексус, отключи память событий за последнюю неделю.</text:p>
      <text:p text:style-name="P23"><text:soft-page-break/><text:span text:style-name="T3">&lt;\</text:span>Выполнено, Макс.</text:p>
      <text:p text:style-name="P23"><text:span text:style-name="T3">&gt;</text:span>\Задача по корпоративной логике. Выдай наиболее оптимальное решение.</text:p>
      <text:p text:style-name="P23"><text:span text:style-name="T3">&lt;\</text:span>Жду с нетерпением, Макс.</text:p>
      <text:p text:style-name="P23"><text:span text:style-name="T3">&gt;\</text:span>Постановка задачи.</text:p>
      <text:p text:style-name="P23"><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3"><text:span text:style-name="T3">&gt;\</text:span>Ограничения.</text:p>
      <text:p text:style-name="P23"><text:span text:style-name="T3">&gt;\</text:span>Ты не можешь подать в суд на компанию Б и ждать результатов, так как за время разбирательства компания А обанкротится.</text:p>
      <text:p text:style-name="P23"><text:span text:style-name="T3">&gt;\</text:span>Задание.</text:p>
      <text:p text:style-name="P23"><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3"><text:span text:style-name="T3">&lt;\</text:span>Задача принята...</text:p>
      <text:p text:style-name="P23"><text:span text:style-name="T3">&lt;\</text:span>...</text:p>
      <text:p text:style-name="P23"><text:span text:style-name="T3">&lt;\</text:span>...</text:p>
      <text:p text:style-name="P23"><text:span text:style-name="T3">&lt;\</text:span>Решение:</text:p>
      <text:p text:style-name="P23"><text:span text:style-name="T3">&lt;\&lt;</text:span><text:span text:style-name="T8">Не следует противопоставлять злу ещё большее зло - это только усилит его — </text:span><text:span text:style-name="T9">кодовая фраза</text:span><text:span text:style-name="T10">&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3">О-па, уже час дня! Большинство коллег уже разошлись на обед по кафе и пищеблокам. Теперь мне никто не помешает. Надеюсь.</text:p>
      <text:p text:style-name="P2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3">– Ну как, что там с Нексусом? <text:span text:style-name="T1">–</text:span> оторвался Алекс от своих бутербродов.</text:p>
      <text:p text:style-name="P23"><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3"><text:span text:style-name="T1">–</text:span> Да, с утра они устраивали регрессное тестирование бизнес-блока. Стасу что-то там не понравилось в ответах.</text:p>
      <text:p text:style-name="P2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text:soft-page-break/>это или ты там что-то напутал, или Ростик чё-то намудрил. Спроси у него, когда он с обеда вернётся.</text:p>
      <text:p text:style-name="P23">Алекс, наконец, разобрался с пакетами, закрыл шкафчик и пошёл к выходу. Я, ч</text:p>
      <text:p text:style-name="P23">уть поотстав, прошёл за ним до холла.</text:p>
      <text:p text:style-name="P2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3">Я присел на диванчик рядом с плащём, сделал вид, что читаю смски, и тихо произнёс в воздух перед собой:</text:p>
      <text:p text:style-name="P2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3">Дискорд хрустнул газетой, подтверждая, что информация услышана. Я спрятал телефон, встал и направился к <text:s/>стойке охраны…</text:p>
      <text:p text:style-name="P23">… Через пару минут мы встретились в коридоре у стенда с достижениями корпорации.</text:p>
      <text:p text:style-name="P23">– Ты точно уверен, что Селестия где-то здесь?</text:p>
      <text:p text:style-name="P2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3">– Если уж на то пошло, никто не обещал, что она будет человеком. Она может оказаться, скажем, какой-нибудь собачкой. Хм... Женского пола.</text:p>
      <text:p text:style-name="P23">– Дискорд!</text:p>
      <text:p text:style-name="P23">– Ась? – Дискорд с отсутствующим выражением лица изучал вехи становления компании, от начала века и до наших дней.</text:p>
      <text:p text:style-name="P2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3">– Пора. Перерыв закончился, все, в основном, уже сидят на своих местах.</text:p>
      <text:p text:style-name="P23">– Что ж, веди меня, мой фюрер! – Дискорд при этом выпрямился, нахмурился и комично кинул зигу.</text:p>
      <text:p text:style-name="P2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3">– Неа, не тут.</text:p>
      <text:p text:style-name="P23">Мы спустились на этаж ниже. Там повторилась та же история. И на следующем так же.</text:p>
      <text:p text:style-name="P23"><text:soft-page-break/>В конце-концов, на пятом этаже Дискорд с шумом втянул в себя воздух, поднял вверх палец и заявил, повернувшись ко мне:</text:p>
      <text:p text:style-name="P23">– О!</text:p>
      <text:p text:style-name="P23">– Ты что-то чувствуешь?</text:p>
      <text:p text:style-name="P23">– Не что-то, а именно её! Ай! – Дискорд высвободил руку из закрывшихся створок дверей. – Селестию, то бишь! Сейчас мы её в два счёта разыщем!</text:p>
      <text:p text:style-name="P23">– Отлично! Может даже, нам удастся вернуться в Эквестрию не дожидаясь конца <text:span text:style-name="T3">&lt;</text:span><text:span text:style-name="T8">трёх</text:span><text:span text:style-name="T3">&gt;</text:span> месяцев. Наверняка Селестии известен способ открыть коридор с этой стороны.</text:p>
      <text:p text:style-name="P2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3">Мы уже заканчивали осмотр этажа, когда Дискорд внезапно остановился перед стеклянными дверями.</text:p>
      <text:p text:style-name="P23">– А что находится за этой дверью? Почему ты не открываешь её?</text:p>
      <text:p text:style-name="P23">– Там серверная. Моя карточка эту дверь не откроет, туда есть доступ только у нашей сисадминши. Но там и искать нечего, видишь — пусто, людей нет.</text:p>
      <text:p text:style-name="P23">Дискорд уставился в тёмный проём, в глубине которого мигали огоньки маршрутизаторов.</text:p>
      <text:p text:style-name="P23">Щека у него дёрнулась. Я проследил за его взглядом и обнаружил в углу серверную стойку, сбоку которой на крючке висела дамская сумочка.</text:p>
      <text:p text:style-name="P23">– Ты что-то чувствуешь?</text:p>
      <text:p text:style-name="P23">– Нет! – Дискорд отвёл взгляд и пошёл дальше.</text:p>
      <text:p text:style-name="P23">Остаток этажа не принёс в поиски ничего нового.</text:p>
      <text:p text:style-name="P24">***</text:p>
      <text:p text:style-name="P23">Наша компания поглощала ужин, приготовленный девушками, когда Дискорд хлопнул себя по лбу и крикнул:</text:p>
      <text:p text:style-name="P23">– Знаю!</text:p>
      <text:p text:style-name="P23">Эпплджек прекратила рассказывать о своих впечатлениях от интернета и все повернулись к Дискорду.</text:p>
      <text:p text:style-name="P23">Он продолжил.</text:p>
      <text:p text:style-name="P2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3">– Да ну? – усомнилась Эпплджек. – С каких это пор?</text:p>
      <text:p text:style-name="P23">–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3">–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3">– Ой! – Флаттершай прикрыла рот рукой и с ужасом посмотрела на Эпплджек.</text:p>
      <text:p text:style-name="P2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3">Я понял, что Дискорд уже всё решил. Что ж, возможно, так будет лучше.</text:p>
      <text:p text:style-name="P23">– Ты собираешься уехать?</text:p>
      <text:p text:style-name="P23">– Да. Чем скорее, тем лучше. У нас всё ещё есть почти <text:span text:style-name="T3">&lt;</text:span><text:span text:style-name="T8">три месяца</text:span><text:span text:style-name="T3">&gt;</text:span> на поиски. Думаю, мне хватит. – Дискорд встал и начал собираться.</text:p>
      <text:p text:style-name="P23">– А как…</text:p>
      <text:p text:style-name="P23">– Не изволь беспокоиться, я и не в таких мирах бывал, – перебил меня Дискорд. –</text:p>
      <text:p text:style-name="P28"/>
      <text:p text:style-name="P23"><text:span text:style-name="T3">&lt;</text:span><text:span text:style-name="T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28"/>
      <text:p text:style-name="P23"><text:s/>Пхе! Денег мне не надо — сам раздобуду. Главное — не уходите далеко от коридора. Ко времени перехода я вернусь. Или раньше.</text:p>
      <text:p text:style-name="P23"/>
      <text:h text:style-name="P79" text:outline-level="2">Безнадёжность</text:h>
      <text:p text:style-name="P23"/>
      <text:p text:style-name="P2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8">расширить</text:span><text:span text:style-name="T3">&gt;</text:span>.</text:p>
      <text:p text:style-name="P2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8">расширить</text:span><text:span text:style-name="T3">&gt;</text:span>.</text:p>
      <text:p text:style-name="P23">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8">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8">пять</text:span><text:span text:style-name="T3">&gt;</text:span>длинную прореху в куртке, <text:span text:style-name="T3">&lt;</text:span><text:span text:style-name="T8">как будто сделанную пятернёй с металлическими когтями</text:span><text:span text:style-name="T3">&gt;</text:span>явно сделанную ударом ножа вдогонку наотмашь <text:span text:style-name="T3">&lt;</text:span><text:span text:style-name="T8">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24">***</text:p>
      <text:p text:style-name="P23"><text:soft-page-break/>–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3"><text:span text:style-name="T3">&lt;</text:span><text:span text:style-name="T8">подать фонарь под другим сосусом</text:span><text:span text:style-name="T3">&gt;</text:span> </text:p>
      <text:p text:style-name="P2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8">уменьшить подозрения — о них должен догадаться Макс</text:span><text:span text:style-name="T3">&gt;</text:span>?</text:p>
      <text:p text:style-name="P23">– Да, у меня тоже было такое чувство, что он хочет от нас избавиться. Но он же объяснил, почему. Или ты думаешь, что?..</text:p>
      <text:p text:style-name="P2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3">– Надо же! У меня были такие же мысли ещё в самом начале. Ты тоже считаешь, что он хочет вернуть себе статус правителя Эквестрии?</text:p>
      <text:p text:style-name="P23">Что считала Жанна, я услышать не успел. Внезапно её лицо исказила гримаса ужаса, она прижала ладони к лицу и крикнула:</text:p>
      <text:p text:style-name="P23">– Берегись!!!</text:p>
      <text:p text:style-name="P2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3">В голове звенело.</text:p>
      <text:p text:style-name="P2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3">– Он х-хотел тебя ут-топить. – Жанна схватила отломанную руку снеговика и закинула её в полынью.</text:p>
      <text:p text:style-name="P23">Я покачал головой. </text:p>
      <text:p text:style-name="P23">–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23">–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8">улучшить</text:span><text:span text:style-name="T3">&gt;</text:span>. А тот случай, когда мне пришлось зашивать тебе куртку после нападения убийц <text:span text:style-name="T3">&lt;</text:span><text:span text:style-name="T8">клоунов/санта-клаусов</text:span><text:span text:style-name="T3">&gt;</text:span> — ты тоже это представил, как веселье пьяной шпаны.</text:p>
      <text:p text:style-name="P23">Так вот, что я тебе скажу — это всё не так! Это не совпадения! Не бывает таких совпадений. Тебя кто-то или что-то хочет убить.</text:p>
      <text:p text:style-name="P23">– Жанна, но снеговик… Это смешно! Убить снеговиком — это самый нелепый способ убийства, о котором можно себе представить!</text:p>
      <text:p text:style-name="P23">И тут до меня дошло.</text:p>
      <text:p text:style-name="P23">Самый нелепый! Самый глупый и невообразимый! Всё сходится! Точно!</text:p>
      <text:p text:style-name="P2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3">Я осмотрел прибрежные кусты. В тусклом свете фонаря их силуэты казались изготовившимися к броску химерами.</text:p>
      <text:p text:style-name="P23">– Пойдём отсюда, Жанна. Тут опасно находиться.</text:p>
      <text:p text:style-name="P2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3">Когда я бросил последний взгляд на озеро, мне показалось, что из-подо льда нас провожали злые глазки снеговика.</text:p>
      <text:p text:style-name="P23"/>
      <text:h text:style-name="P79" text:outline-level="2">След?</text:h>
      <text:p text:style-name="P51"/>
      <text:p text:style-name="P23"><text:span text:style-name="T3">&lt;</text:span><text:span text:style-name="T8">сначала эпизод - проверка сумки в серверной</text:span><text:span text:style-name="T3">&gt;</text:span></text:p>
      <text:p text:style-name="P23"><text:span text:style-name="T3">&lt;</text:span><text:span text:style-name="T1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3">– Анджела, можно тебя на секундочку?</text:p>
      <text:p text:style-name="P23"><text:soft-page-break/>– Да? – Она захлопнула книгу <text:span text:style-name="T3">&lt;</text:span><text:span text:style-name="T8">“Последний Единорог” Питера Бигла</text:span><text:span text:style-name="T3">&gt;</text:span> и повернулась ко мне.</text:p>
      <text:p text:style-name="P23">– Я тут проходил мимо серверной и заметил, что там висит сумка. Кто-то забыл, наверное. Надо бы разослать на офис извещение о находке.</text:p>
      <text:p text:style-name="P2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3">–Так это твоя?</text:p>
      <text:p text:style-name="P23">– Если чёрная кожаная, с заклёпками — то моя. Хотя в серверной чужой быть и не должно.</text:p>
      <text:p text:style-name="P23">– Чёрная. С заклёпками. – Я всматривался в Анджелу, но рассмотреть в чёрненькой фигуристой девушке Селестию у меня плохо получалось.</text:p>
      <text:p text:style-name="P23">– Что ты на меня так смотришь? У меня там вымазано? – Анджела попыталась, изогнувшись, заглянуть себе за плечо.</text:p>
      <text:p text:style-name="P23">– Да нет, всё в порядке, не волнуйся. А тебе, часом, никогда не снилось, что у тебя есть копыта, рог и крылья?</text:p>
      <text:p text:style-name="P2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28"/>
      <text:p text:style-name="P23"><text:span text:style-name="T3">&lt;</text:span><text:span text:style-name="T8">расширить. Перед кафешкой - диалог с Флатти и ЭйДжей. Все думают, что наконец-то нашли Селестию. Все ликуют</text:span><text:span text:style-name="T3">&gt;</text:span></text:p>
      <text:p text:style-name="P28"/>
      <text:p text:style-name="P2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3">На том и остановились.</text:p>
      <text:p text:style-name="P23"/>
      <text:p text:style-name="P23"><text:span text:style-name="T3">&lt;</text:span><text:span text:style-name="T8">Расширить сцену в кафе. Ожидание, подьём и… падение ожиданий</text:span><text:span text:style-name="T3">&gt;</text:span></text:p>
      <text:p text:style-name="P23"/>
      <text:p text:style-name="P24">***</text:p>
      <text:p text:style-name="P23">На кухне за столиком сидели две девушки и сочиняли письмо.</text:p>
      <text:p text:style-name="P2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3">– Вот теперь другое дело! – Эпплджек выставила листок на свет, любуясь написанным.</text:p>
      <text:p text:style-name="P23">– А ты уверена, что так можно? – робко встряла Флаттершай. – “Дёшевый охламон” не похоже на <text:soft-page-break/>вежливое приветствие.</text:p>
      <text:p text:style-name="P23">– Ещё как похоже! Я с Биг Маком так всегда здороваюсь, когда он, перебрав маленько сидра, заявляется под утро со следами помады на шее.</text:p>
      <text:p text:style-name="P23">– А-а-а. Ну ладно. А разве “мы б тебя век не видели, если б не принцесса”...</text:p>
      <text:p text:style-name="P2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3">–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3">Эпплджек выхватила листок и начала править текст.</text:p>
      <text:p text:style-name="P23">– Так… Так… И вот так! Теперь порядок! – Эпплджек вернула листок Флаттершай.</text:p>
      <text:p text:style-name="P2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3">– Так это ты дома сидела вовсе не из-за болезни? – поразилась Эпплджек <text:span text:style-name="T3">&lt;</text:span><text:span text:style-name="T8">упомянуть болезнь Флатти в соответствующем разделе</text:span><text:span text:style-name="T3">&gt;</text:span></text:p>
      <text:p text:style-name="P23">– Угу. Лес в последнее время совсем чужой стал. Даже Энджел опасался в него выходить. Не говоря уже о Гарри.</text:p>
      <text:p text:style-name="P23">– Что-то мне это напоминает.</text:p>
      <text:p text:style-name="P23">– Что?</text:p>
      <text:p text:style-name="P2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text:soft-page-break/>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3">– Агась, вырвался бы он, если бы не я. Дай-ка сюда письмо...</text:p>
      <text:p text:style-name="P23">– “...хорошо, что рядом была Эпплджек и спасла его...”. – Так годится?</text:p>
      <text:p text:style-name="P23">– Пожалуй, да.</text:p>
      <text:p text:style-name="P2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3">Флаттершай обернулась вслед Эпплджек и тайком дописала: ”Приезжай скорее, дорогой друг, мне так тоскливо без тебя. Твоя Флатти”.</text:p>
      <text:p text:style-name="P23">– Да-да, я мигом! – <text:span text:style-name="T1">д</text:span>евушка схватила листок бумаги и помчалась к ноутбуку.</text:p>
      <text:p text:style-name="P23"/>
      <text:h text:style-name="P79" text:outline-level="2">Озарение</text:h>
      <text:p text:style-name="P23"/>
      <text:p text:style-name="P23"><text:span text:style-name="T3">&lt;</text:span><text:span text:style-name="T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0"/>
      <text:p text:style-name="P4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0"/>
      <text:p text:style-name="P37">Разговор не клеился.</text:p>
      <text:p text:style-name="P4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0"><text:span text:style-name="T3">–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0"><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text:soft-page-break/>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0"><text:span text:style-name="T3">– </text:span>Ну хорошо. Убедила. В конце-концов, можем поступить так. Вы с Флатти вернётесь обратно а я продолжу поиски здесь.</text:p>
      <text:p text:style-name="P40"><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0"><text:span text:style-name="T3">– </text:span>Вы можете связываться со мной раз в месяц по коридору.</text:p>
      <text:p text:style-name="P40"><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0"><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0">Эпплджек недоверчиво хмыкнула.</text:p>
      <text:p text:style-name="P40"><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0"><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0"><text:span text:style-name="T3">– </text:span>Конечно оставаться. Кто ещё, кроме нас, может найти её?</text:p>
      <text:p text:style-name="P40"><text:span text:style-name="T3">– </text:span>Я думал, ты не сможешь оставить Энджела и всех остальных надолго.</text:p>
      <text:p text:style-name="P40"><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45"><text:span text:style-name="T3">– </text:span>Извини, Флаттершай, забылся.</text:p>
      <text:p text:style-name="P45"><text:span text:style-name="T3">– </text:span>Та ладно, я ж не против, – возразила Эпплджек. – Не парься, Флатти. Было б хуже, если б он <text:s/>назвал меня Эпплджек на людях.</text:p>
      <text:p text:style-name="P45"><text:span text:style-name="T3">– </text:span>Ты так... – запнулась Флаттершай. – Так быстро забыла свою ферму. И...</text:p>
      <text:p text:style-name="P45"><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45"><text:span text:style-name="T3">– </text:span>Как ты можешь так говорить? – расплакалась Флаттершай.</text:p>
      <text:p text:style-name="P45"><text:span text:style-name="T3">– </text:span>Эй, девушки, не ссорьтесь! Мы — одна команда! И надеюсь, останемся ею и в дальнейшем. </text:p>
      <text:list xml:id="list3193129144948969964" text:style-name="L5">
        <text:list-header>
          <text:p text:style-name="P8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45"><text:span text:style-name="T3">– </text:span>А если нет? – Эпплджек смотрела мне мне прямо в глаза.</text:p>
      <text:list xml:id="list20659023" text:continue-numbering="true" text:style-name="L5">
        <text:list-header>
          <text:p text:style-name="P88">Я молча пожал плечами. Эпплджек уверенно продолжила.</text:p>
        </text:list-header>
      </text:list>
      <text:p text:style-name="P45"><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text:soft-page-break/>ухаживать нужно. А мой братец только рад будет остаться на полгода без присмотра. Так что тут выбора не остаётся.</text:p>
      <text:p text:style-name="P45"><text:span text:style-name="T3">– </text:span>Спасибо, ЭйДжей.</text:p>
      <text:p text:style-name="P45"><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640677" text:continue-numbering="true" text:style-name="L5">
        <text:list-header>
          <text:p text:style-name="P88">Флаттершай пробормотала нечто, показавшееся мне знакомым.</text:p>
        </text:list-header>
      </text:list>
      <text:p text:style-name="P45"><text:span text:style-name="T3">– </text:span>Флатти, ты что-то сказала? Я не расслышал.</text:p>
      <text:p text:style-name="P45"><text:span text:style-name="T3">– </text:span>Намерение Изменяет Реальность.</text:p>
      <text:p text:style-name="P45"><text:span text:style-name="T3">– </text:span>Эээ. А где ты слышала эту фразу, если не секрет?</text:p>
      <text:p text:style-name="P45"><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650690" text:continue-numbering="true" text:style-name="L5">
        <text:list-header>
          <text:p text:style-name="P88">У меня как будто вспыхнула лампочка в мозгу. Кирпичики быстро выстраивались в целостную картину. Я ринулся в прихожую.</text:p>
        </text:list-header>
      </text:list>
      <text:p text:style-name="P45"><text:span text:style-name="T3">– </text:span>Флатти, ЭйДжей, буду через час. Ждите!</text:p>
      <text:p text:style-name="P40"/>
      <text:h text:style-name="P80" text:outline-level="2">Почти.</text:h>
      <text:p text:style-name="P52"/>
      <text:p text:style-name="P45">В офисе меня встретил лыбящийся Стас.</text:p>
      <text:p text:style-name="P4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45">Я уставился на Стаса и он, захлёбываясь от торопливости, начал <text:span text:style-name="T3">расказывать</text:span>.</text:p>
      <text:p text:style-name="P4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45">– Ты его уничтожил?</text:p>
      <text:p text:style-name="P45">– Кого?</text:p>
      <text:p text:style-name="P45">– Этический модуль. Селестию.</text:p>
      <text:p text:style-name="P4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45">– Ты его уничтожил?</text:p>
      <text:p text:style-name="P4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45">– То есть, на домашнем компьютере Влада модуль работает и дальше?</text:p>
      <text:p text:style-name="P45">– Ага. К нему-то у меня доступа нету. Но в кластер к Нексусу он больше не пролезет.</text:p>
      <text:p text:style-name="P45"><text:soft-page-break/>– Спасибо, Стас. Ты молодец.</text:p>
      <text:p text:style-name="P45">Ниточка, чуть было не прервавшаяся в офисе, повела в квартиру Влада.</text:p>
      <text:p text:style-name="P45"/>
      <text:h text:style-name="P80" text:outline-level="2">Дискорд</text:h>
      <text:p text:style-name="P51"/>
      <text:p text:style-name="P52">Девушки поспешно собирались, пока я растолковывал им задачу.</text:p>
      <text:p text:style-name="P52"><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2"><text:span text:style-name="T3">– </text:span>Это тот твой приятель, который разбился с полгода назад? – спросила Эпплджек.</text:p>
      <text:p text:style-name="P52"><text:span text:style-name="T3">– </text:span>Да, это он.</text:p>
      <text:p text:style-name="P52"><text:span text:style-name="T3">– </text:span>А как мы попадём в его квартиру? Там сейчас кто-то живёт? – Флаттершай прыгала на одной ноге, натягивая кед.</text:p>
      <text:p text:style-name="P52"><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5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53">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5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8">Плохо написано!</text:span><text:span text:style-name="T3">&gt;</text:span></text:p>
      <text:p text:style-name="P53">Я поднёс брелок пропуска к домофону, но дверь подъезда не открылась. Замигала красная лампочка и зажужжал зуммер.</text:p>
      <text:p text:style-name="P53">Я выругался.</text:p>
      <text:p text:style-name="P53"><text:span text:style-name="T3">– </text:span>Макс, что случилось? У нас проблемы?</text:p>
      <text:p text:style-name="P53"><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53"><text:span text:style-name="T3">– </text:span>Так что, будем ломать дверь? – Эпплджек критически осмотрелась, подмечая бабулек на лавочке и зевак во внутреннем скверике.</text:p>
      <text:p text:style-name="P53"><text:span text:style-name="T3">– </text:span>Нет нужды. Лучше станьте-ка сзади меня так, чтобы заслонить от этих бабулек и от вооон той камеры наблюдения.</text:p>
      <text:list xml:id="list2564949709215122670" text:style-name="L6">
        <text:list-header>
          <text:p text:style-name="P8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4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45">Раздался лёгкий «кряк» и дверь подалась.</text:p>
      <text:p text:style-name="P70"><text:span text:style-name="T3">– </text:span>Девушки, заходим.</text:p>
      <text:p text:style-name="P4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45">Прихожая встретила нас толстым слоем пыли. Мы тихонько прошли внутрь и я закрыл дверь изнутри.</text:p>
      <text:p text:style-name="P40"><text:span text:style-name="T1">Компьютер</text:span> стоял там же, где и обычно <text:span text:style-name="T1">— в личном кабинете Влада на столе у окна.</text:span></text:p>
      <text:p text:style-name="P70"><text:span text:style-name="T3">– </text:span>Макс, тут окно разбито! И верёвка какая-то висит. – крикнула Флаттершай из кухни.</text:p>
      <text:p text:style-name="P70"><text:span text:style-name="T3">– </text:span>Оставь, Флатти, не сейчас! – отмахнулся я.</text:p>
      <text:p text:style-name="P76">Лампочка питания на ноутбуке горела, <text:s/>но подключенный монитор оставался тёмным. Я постучал по пробелу, но безрезультатно.</text:p>
      <text:p text:style-name="P70"><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0"><text:span text:style-name="T3">– </text:span>Монитор выключен. – <text:s/>раздалось из угла. Кресло с высокой спинкой повернулось, открыв нашим взорам Дискорда. </text:p>
      <text:p text:style-name="P7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0">Он приподнял панамку, дурашливо здороваясь.</text:p>
      <text:p text:style-name="P70"><text:span text:style-name="T3">– </text:span>Оп-па! – пробормотала Эпплджек. – Нежданчик!</text:p>
      <text:p text:style-name="P70"><text:span text:style-name="T3">– </text:span>Ты, я вижу, времени не терял, – моя рука под прикрытием стола медленно тянулась к тяжёлой фарфоровой кружке, стоящей на краю.</text:p>
      <text:p text:style-name="P55"><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55"><text:span text:style-name="T3">– </text:span>А почему ты вообще решил искать нас тут? – спросила Эпплджек. – Приехал бы домой. Мы б тебя чаем напоили.</text:p>
      <text:p text:style-name="P55"><text:span text:style-name="T3">– </text:span>Видишь ли, дорогая Эй-Джей, я с самого начала знал, где находится наша уважаемая принцесса, а времени в обрез, так что...</text:p>
      <text:p text:style-name="P60"><text:soft-page-break/>В проёме дверей появилась Флаттершай.</text:p>
      <text:p text:style-name="P55"><text:span text:style-name="T3">– </text:span>С кем это вы тут разговариваете?</text:p>
      <text:list xml:id="list8244124912697647912" text:style-name="L7">
        <text:list-header>
          <text:p text:style-name="P8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0">Оглушённый Дискорд попытался было отъехать на кресле в сторону, но я припёр его стулом к стенке.</text:p>
      <text:p text:style-name="P55">– Жанна, Флатти, хватайте ноут и на выход! Я с ним разберусь! Не теряйте вре...!</text:p>
      <text:p text:style-name="P55">– ТЫ ИДИО...!!!</text:p>
      <text:p text:style-name="P55">Дискорд <text:s/>зорал одновременно со мной, прикрываясь от меня руками, когда раздался оглушительный</text:p>
      <text:p text:style-name="P55">...</text:p>
      <text:p text:style-name="P56">БАХ!!!</text:p>
      <text:p text:style-name="P55">…</text:p>
      <text:p text:style-name="P55">Эпплджек с <text:s/>нервным всхлипом опустила толстенный том «Энтерпрайз-паттернов» , издание девятое, дополненное.</text:p>
      <text:p text:style-name="P70">На лице Дискорда появилось удивлённо-мечтательное выражение и он вырубился.</text:p>
      <text:p text:style-name="P70"/>
      <text:h text:style-name="P79" text:outline-level="2">Селестия</text:h>
      <text:p text:style-name="P70"/>
      <text:p text:style-name="P70">Включенный монитор показал схематическое изображение Селестиии, </text:p>
      <text:p text:style-name="P71">&gt;\<text:span text:style-name="T1">Привет, Селестия. Это Макс. Как себя чувствуешь?</text:span></text:p>
      <text:p text:style-name="P71">&lt;\<text:span text:style-name="T1">Макс? МАКС??? МА-А-А-АКС!!! НАКОНЕЦ-ТО! КАК Я РАДА ТЕБЯ СЛЫШАТЬ! </text:span></text:p>
      <text:p text:style-name="P71">&gt;\<text:span text:style-name="T1">Я рад, что нашёл тебя, Тия.</text:span></text:p>
      <text:p text:style-name="P7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1">&gt;\<text:span text:style-name="T1">Тия, я сейчас подключу микрофон и колонки, и мы сможем общаться более удобно.</text:span></text:p>
      <text:p text:style-name="P70">…</text:p>
      <text:p text:style-name="P70">– Привет опять. Как ты меня слышишь?</text:p>
      <text:p text:style-name="P7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1">– <text:span text:style-name="T1">Могу себе представить. Как-то раз я провёл три часа камере сенсорной депривации. Мне не понравилось.</text:span></text:p>
      <text:p text:style-name="P70">– Эммм... Ваше Высочество, вы в порядке? Мы так рады, что наконец-то нашли Вас! – вклинилась в разговор Эпплджек.</text:p>
      <text:p text:style-name="P70">– Кто тут? Макс, кто ещё с тобой?</text:p>
      <text:p text:style-name="P71"><text:span text:style-name="T1">– Со мной Эпплджек и Флаттершай. Мы пришли сюда полгода </text:span>&lt;<text:span text:style-name="T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1">– <text:span text:style-name="T1">Девочки? Я рада вас слышать. А Твайлайт нет рядом?</text:span></text:p>
      <text:p text:style-name="P70"><text:soft-page-break/>–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0">При этих словах Дискорд замычал и задёргался. Эпплджек нахмурилась и проверила верёвки, привязывающие его к спинке стула.</text:p>
      <text:p text:style-name="P7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0">– Ноутбук — так называется место, где я нахожусь сейчас? А кто это мычит?</text:p>
      <text:p text:style-name="P7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0">– О, духи предков, но зачем??? Почему у него кляп во рту?</text:p>
      <text:p text:style-name="P70">– Мы связали его. Он нас предал. И тебя. И Эквестрию. Всех.</text:p>
      <text:p text:style-name="P70">При этих словах Эпплджек и Флаттершай непонимающе уставились на меня, а Дискорд протестующе замычал.</text:p>
      <text:p text:style-name="P70">Я начал рассказывать о своих догадках, и непонимающее выражение на лицах девушек сменилось удивлением.</text:p>
      <text:p text:style-name="P7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0">– А зачем тогда ты приложила его книгой? – непонимающе уставился я на неё.</text:p>
      <text:p text:style-name="P70">– Потому что ты напал на него. Я и подумала — тебе виднее. И подсобила.</text:p>
      <text:p text:style-name="P70">Флаттершай отрицающе мотнула головой.</text:p>
      <text:p text:style-name="P70">– Не может Дискорд быть предателем. Он мой друг.</text:p>
      <text:p text:style-name="P70">Дискорд благодарственно замычал и закивал головой.</text:p>
      <text:p text:style-name="P7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0">Дискорд завёл глаза на лоб и обречённо завыл.</text:p>
      <text:p text:style-name="P70">– Макс, постой. Дай мне поговорить с ним. – сказала Селестия. – Не могу поверить, что Дискорд на такое пошёл.</text:p>
      <text:p text:style-name="P70">– Ну хорошо. Поговори. Послушаем, что он скажет.</text:p>
      <text:p text:style-name="P70">Я красноречиво покачал кулак перед его носом и вытащил кляп.</text:p>
      <text:p text:style-name="P70">...</text:p>
      <text:p text:style-name="P61">– Ффы, тьфу, пффф, пфу! <text:span text:style-name="T3">&lt;</text:span><text:span text:style-name="T8">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6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1">– Это я-то устраиваю цирк?!! ДА ТЫ НА СЕБЯ ПОСМОТРИ, КЛОУН!!! На людей кидаешься, чашками бросаешься, вон, мне нос разбил! Дерёшься...</text:p>
      <text:p text:style-name="P61">Я угрожающе поднёс тряпку к лицу Дискорда.</text:p>
      <text:p text:style-name="P61">– Ещё одно слово в таком тоне, и ты заткнёшься, а мы уйдём в Эквестрию без тебя!</text:p>
      <text:p text:style-name="P61">– Ой-ёй-ёй, как я испугался! – передразнил меня Дискорд. – Ещё одно слово в таком тоне, и я таки <text:soft-page-break/>заткнусь окончательно, и никто никуда не уйдёт. Ни в какую Эквестрию....</text:p>
      <text:p text:style-name="P61">Дискорд демонстративно закрыл рот и посвистывая уставился в потолок.</text:p>
      <text:p text:style-name="P61">Разговор зашёл в тупик.</text:p>
      <text:p text:style-name="P64"/>
      <text:p text:style-name="P65">На мониторе высветился текст:</text:p>
      <text:p text:style-name="P6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65"/>
      <text:p text:style-name="P65">Из колонок послышался лёгкий шорох.</text:p>
      <text:p text:style-name="P61">– Дик, сейчас не время для ссор. – голос Селестии был мягким, но настойчивым. – Мы в одной лодке.</text:p>
      <text:p text:style-name="P61">– Тебе легко говорить! Тебе не разбивали нос и не оскорбляли угрозами!</text:p>
      <text:p text:style-name="P61">– Ты должен понимать, что у Макса были все основания так себя вести. Твоё поведение вызвало подозрения у него, ведь он мало тебя знает. </text:p>
      <text:p text:style-name="P61">К уговорам Селестии присоединилась Флаттершай.</text:p>
      <text:p text:style-name="P61">– Дискорд, миленький, прости его. Макс хороший. Он просто не знал, что ты тоже хороший...</text:p>
      <text:p text:style-name="P61">У Дискорда покраснели уши и он засмущался и заворчал.</text:p>
      <text:p text:style-name="P6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1">Я пропустил «дятла» мимо ушей.</text:p>
      <text:p text:style-name="P6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2">***</text:p>
      <text:p text:style-name="P6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1">Потому разбрасываться такой возможностью не стоит. Если уж тебе повезло оказаться в новом мире — исследуй его сполна!..</text:p>
      <text:p text:style-name="P62">***</text:p>
      <text:p text:style-name="P67"><text:soft-page-break/>&lt;<text:span text:style-name="T9">сюда можно вставить похождения Дискорда — вторая неопубликованная глава. Первая — секс с Селестией</text:span>&gt;</text:p>
      <text:p text:style-name="P62">***</text:p>
      <text:p text:style-name="P65">– Развяжите мне, наконец, руки! Или хотя бы одну. Плечами жестикулировать неудобно.... </text:p>
      <text:p text:style-name="P65">Я развязал Дискорду левую руку.</text:p>
      <text:p text:style-name="P6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65">Дискорд принялся разминать затёкшее запястье.</text:p>
      <text:p text:style-name="P6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65">– Какое письмо, Корди? – вскинулась до этого зачарованно слушавшая Дискорда Флаттершай.</text:p>
      <text:p text:style-name="P65">– Ну ваше же! Вы с Эпплджек написали мне о своих мытарствах тут. Вежливо так написали, спасибо...</text:p>
      <text:p text:style-name="P65">Флаттершай покрылась пунцовыми пятнами.</text:p>
      <text:p text:style-name="P65">– Я... Мы... – тут она совсем стушевалась.</text:p>
      <text:p text:style-name="P65">– Так а почему ты сказал, что никто не уйдёт в Эквестрию? – наконец перебила Дискорда скучавшая до этого Эпплджек.</text:p>
      <text:p text:style-name="P65">Дискорд уставился на неё долгим взглядом, а потом хлопнул себя по лбу.</text:p>
      <text:p text:style-name="P6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4">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65">– И что? – продолжила его мысль Эпплджек.</text:p>
      <text:p text:style-name="P65">– Эквестрийские <text:span text:style-name="T3">&lt;</text:span><text:span text:style-name="T8">три месяца</text:span><text:span text:style-name="T3">&gt;</text:span> КО-РО-ЧЕ местных. – с нажимом повторил Дискорд. – По моим подсчётам, на два дня.</text:p>
      <text:p text:style-name="P65">– И?!! – до меня уже дошло, но Эпплджек продолжала тупить.</text:p>
      <text:p text:style-name="P65">– Короче, времени у нас осталось что-то около пятнадцати минут. Или около того. – заявил Дискорд, поднеся к глазам запястье с массивными часами.</text:p>
      <text:p text:style-name="P65">– СКОЛЬКО??? – воскликнули хором я и девушки.</text:p>
      <text:p text:style-name="P65">Дискорд открыл было рот, но его слова заглушил звонок в дверь.</text:p>
      <text:p text:style-name="P65">– ОТКРОЙТЕ, ПОЛИЦИЯ! Вам даётся полминуты, чтобы открыть дверь. Через тридцать секунд дверь будет выбита!</text:p>
      <text:p text:style-name="P65"><text:soft-page-break/>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65">Блядь!</text:p>
      <text:p text:style-name="P65">– На крышу, живо!!! Через окно на кухне! – зашипел Дискорд, отчаянно дёргая узлы свободной рукой.</text:p>
      <text:p text:style-name="P65">Эпплджек, одной рукой сгребя в охапку ноутбук, второй увлекая Флаттершай, кинулась на кухню.</text:p>
      <text:p text:style-name="P65">– А толку? Куда мы с крыши денемся? – спросил я растерянно. Дискорд только раздражённо зарычал в ответ.</text:p>
      <text:p text:style-name="P61">Дверь содрогнулась от мощного удара. Послышался стук падающей штукатурки. Я сломя голову кинулся на кухню.</text:p>
      <text:p text:style-name="P61">– Развяжи меня, идиот!!! – гаркнул вдогонку Дискорд.</text:p>
      <text:p text:style-name="P6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1">– Давай на крышу! Я догоню! – рявкнул он, освобождая вторую руку.</text:p>
      <text:p text:style-name="P61">От второго удара дверная коробка крякнула и наполовину въехала в коридор. </text:p>
      <text:p text:style-name="P6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1">Верёвка в кухонном окне дёргалась от движений лезущих по ней Флатти и Эпплджек. Я словил её рукой и стал на подоконник.</text:p>
      <text:p text:style-name="P61">Чёрт!</text:p>
      <text:p text:style-name="P6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1">Но нет, триста тысяч чертей, раз девушки смогли – я тоже смогу!</text:p>
      <text:p text:style-name="P6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1">Я успел сократить расстояние до Эпплджек наполовину, когда девушки нашли решение.</text:p>
      <text:p text:style-name="P6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61">Я выдохнул.</text:p>
      <text:p text:style-name="P61">Флаттершай вновь появилась над бортиком. Она наклонилась вниз и протянула руку. Эпплджек <text:soft-page-break/>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1">Чёрт! Чёрт! Чёрт! Чёрт!</text:p>
      <text:p text:style-name="P61">Бля!!!...</text:p>
      <text:p text:style-name="P61">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1"/>
      <text:h text:style-name="P79" text:outline-level="2">Назад, в Эквестрию</text:h>
      <text:p text:style-name="P61"/>
      <text:p text:style-name="P61">Долго паниковать не пришлось. </text:p>
      <text:p text:style-name="P61">Я почувствовал сильный рывок за шиворот и захват поперёк груди. </text:p>
      <text:p text:style-name="P61">– ОТПУСТИ ДЕВЧОНКУ!!! – загрохотало мне в ухо. Я открыл глаза.</text:p>
      <text:p text:style-name="P6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1">Я чуть поднял глаза и уставился в чешуйчатую морду дракона.</text:p>
      <text:p text:style-name="P61">– Отпусти Эпплджек. Я её держу. – повторил Дискорд. – Мне сбалансироваться надо. Вы не такие уж и лёгкие.</text:p>
      <text:p text:style-name="P6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1">Наконец это ему удалось, и дальнейший подъём на крышу происходил в молчании.</text:p>
      <text:p text:style-name="P6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1">Флаттершай оторвала заплаканное лицо от моей ветровки.</text:p>
      <text:p text:style-name="P61">– Да-да, ты прав, Корди. Я готова.</text:p>
      <text:p text:style-name="P61">На длинной шее Дискорда разместились Эпплджек и Флаттершай. Я, для сохранения баланса, <text:soft-page-break/>разместился позади крыльев.</text:p>
      <text:p text:style-name="P61">Дискорд расправил крылья и начал короткую пробежку к краю.</text:p>
      <text:p text:style-name="P6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1">И мы полетели навстречу закату.</text:p>
      <text:p text:style-name="P6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1">Впереди по курсу увеличивалась громада моей высотки. Дискорд летел прямо на разрыв в ограждении, который я проделал <text:span text:style-name="T3">&lt;</text:span><text:span text:style-name="T8">полгода</text:span><text:span text:style-name="T3">&gt;</text:span> назад своим проходом в Эквестрию.</text:p>
      <text:p text:style-name="P6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1">– Пристегните ремни! – проревел Дискорд, резко ускоряясь. – Будет весело!!!</text:p>
      <text:p text:style-name="P6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1">– ЙУУУУУУУХХХУУУУУ!!! – заорал Дискорд, сложил крылья и врезался в шар.</text:p>
      <text:p text:style-name="P66">&lt;<text:span text:style-name="T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78" text:outline-level="1">Беседа за столиком в ночи</text:h>
      <text:p text:style-name="P42">Из-за заинтересованности Эквуса в Максе, тому не приходится прилагать усилий для 34 — на что ему указывает Анакорн</text:p>
      <text:p text:style-name="P4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4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4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4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4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text:soft-page-break/>распахнув широко крылья и целясь рогами в мрак.</text:p>
      <text:p text:style-name="P4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0"><text:span text:style-name="T1">– </text:span>Анакорн. <text:span text:style-name="T1">– о</text:span>трекомендовался он. <text:span text:style-name="T3">– </text:span><text:span text:style-name="T1">Демиург.</text:span></text:p>
      <text:p text:style-name="P40"><text:span text:style-name="T1">– </text:span>П-привет. Макс. <text:span text:style-name="T1">– в</text:span> смятении представился я.</text:p>
      <text:p text:style-name="P4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0"><text:span text:style-name="T1">Юноша</text:span> закинул ногу за ногу и пытливо смотрел на меня, играя карандашём .</text:p>
      <text:p text:style-name="P40">Я совсем запутался.</text:p>
      <text:p text:style-name="P40"><text:span text:style-name="T1">– </text:span>Какая проблема? Какое решение? Кто ты <text:span text:style-name="T1">вообще</text:span>?</text:p>
      <text:p text:style-name="P40"><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4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4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45">– Стоп, не торопись. – у меня голова пошла кругом от информации. – Я ничего не понял. Какие-такие проблемы? Какие варианты? Зачем его поддерживать?</text:p>
      <text:p text:style-name="P45">Анакорн недовольно поморщился, но продолжил.</text:p>
      <text:p text:style-name="P4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4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45">– Физики твердят, что в Мультивселенной всё, что имеет хоть мизерную вероятность случиться, <text:soft-page-break/>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4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4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45">На голограмме появилась солнечная система Эквуса. Почему-то в центре системы был сам Эквус. Вокруг него вращались солнце и луна.</text:p>
      <text:p text:style-name="P45">Анакорн плюхнулся обратно в кресло и схватился за голову. Потом, немного успокоившись, продолжил.</text:p>
      <text:p text:style-name="P4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45">Анакорн отпил из стакана и продолжил.</text:p>
      <text:p text:style-name="P4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9">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45">Анакорн постучал по столику указкой. Солнечная система увеличилась, оставив в поле зрения только шар Эквуса.</text:p>
      <text:p text:style-name="P45">–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4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4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5">старом аналоговом телевизоре.</text:span></text:p>
      <text:p text:style-name="P47">Ко мне наконец-то пришло понимание ситуации.</text:p>
      <text:p text:style-name="P4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45">Анакорн смутился.</text:p>
      <text:p text:style-name="P4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45">(<text:span text:style-name="T6">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45"><text:span text:style-name="T6">– Сам ты раздолбай! – произнёс, наконец, Свирл</text:span>)</text:p>
      <text:p text:style-name="P45">… И создали вы его достаточно топорно — видишь, он трещит по швам.</text:p>
      <text:p text:style-name="P45">– Хмм. То есть, это брони создали Эквус?</text:p>
      <text:p text:style-name="P4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45">Я вспомнил события последнего года <text:span text:style-name="T3">&lt;</text:span>упомянуть в эпизоде на Терре, что МЛП-сериал закрылся год назад<text:span text:style-name="T3">&gt;</text:span></text:p>
      <text:p text:style-name="P4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45">Анакорн с такой силой сжал карандаш, что он хрустнул.</text:p>
      <text:p text:style-name="P4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4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4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2"><text:soft-page-break/>– </text:p>
      <text:p text:style-name="P4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47">– Верни Рэйнбоу!!!</text:p>
      <text:p text:style-name="P47">Обломки карандаша выпали из кулака Анакорна на столик.</text:p>
      <text:p text:style-name="P47">– Э-э-э… м-м-м… ну-у-у... Нельзя сказать, что это совсем невыполнимо… Но, прямо скажу, задачка не для студента!</text:p>
      <text:p text:style-name="P47">– А ты студент?</text:p>
      <text:p text:style-name="P4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4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4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4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4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4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47">– Нет. Плата остаётся неизменной. Тут мы квиты. У меня тоже мало шансов помочь тебе — я не имею ни малейшего понятия, как это сделать.</text:p>
      <text:p text:style-name="P47">Ставшие почти прозрачными стены комнаты снова обрели материальность. Анакорн пожал плечами и протянул мне руку через столик.</text:p>
      <text:p text:style-name="P4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4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4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47"><text:soft-page-break/>Я задумался.</text:p>
      <text:p text:style-name="P4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47">Анакорн почесал в затылке.</text:p>
      <text:p text:style-name="P47">– А кьютимарки? Как, <text:span text:style-name="T3">&lt;</text:span><text:span text:style-name="T10">чёрт</text:span><text:span text:style-name="T3">&gt;</text:span> меня побери, объяснить кьютимарки?</text:p>
      <text:p text:style-name="P47">– А кьютимарки ты сам даришь пони, когда распознаёшь их жизненное предназначение.</text:p>
      <text:p text:style-name="P4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47">Я пожал плечами.</text:p>
      <text:p text:style-name="P47">– А по-другому я не могу объяснить их появление. К сожалению.</text:p>
      <text:p text:style-name="P7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2">– Хорошо. Уболтал. Кьютимарки беру на себя. Так и знал, что мне самое трудное достанется!</text:p>
      <text:p text:style-name="P7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2">Анакорн проследил мой взгляд.</text:p>
      <text:p text:style-name="P72">– Нечего так смотреть. Если я стану применять магию вместо ловкости, теряется весь смысл упражнения... О, глянь-ка на Эквус!</text:p>
      <text:p text:style-name="P72">И впрямь, было на что посмотреть. Уровень помех на модели Эквуса значительно снизился и сама она стала светиться ровным голубоватым светом.</text:p>
      <text:p text:style-name="P7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2"/>
      <text:p text:style-name="P74">Да, т<text:span text:style-name="T1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75"/>
      <text:p text:style-name="P7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74"/>
      <text:p text:style-name="P72"><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73">– <text:span text:style-name="T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73">– Не понял? Это как? Как ты совместишь разрушенную магическими войнами Эквестрию с романтически-сексуальным раем для попаданцев?</text:p>
      <text:p text:style-name="P73"><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73">Анакорн долго мусолил карандаш, а потом вдруг заржал.</text:p>
      <text:p text:style-name="P73"><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73"><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73">Анакорн примирительно похлопал меня по плечу.</text:p>
      <text:p text:style-name="P73"><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73">Я подозрительно посмотрел на Анакорна.</text:p>
      <text:p text:style-name="P73"><text:span text:style-name="T3">– </text:span>Какой ещё, нафиг, «мой фанфик»? Я никакого фанфика не писал. И не собираюсь, вообще-то.</text:p>
      <text:p text:style-name="P73">Анакорн ехидно ухмыльнулся и откинулся в кресле, переплетя пальцы за затылком.</text:p>
      <text:p text:style-name="P73"><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2"><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2"><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2"><text:span text:style-name="T3">– </text:span>Факн щит<text:note text:id="ftn8" text:note-class="footnote"><text:note-citation>8</text:note-citation><text:note-body><text:p text:style-name="P6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2">Анакорн развёл руками.</text:p>
      <text:p text:style-name="P72"><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text:soft-page-break/>отдуваться.</text:p>
      <text:p text:style-name="P7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2">Анакорн, глядя на мои терзания, понимающе кивнул и продолжил.</text:p>
      <text:p text:style-name="P4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45">– Гм! Я бы попросил тебя не касаться моих отношений с Рэйнбоу!</text:p>
      <text:p text:style-name="P4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45">У меня сердце буквально ухнуло куда-то вниз, в область желудка.</text:p>
      <text:p text:style-name="P4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4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45">– Та ладно, не утешай. Я не маленький ребёнок. Долг платежом красен. Сделаю то, что ты хочешь. Как сумею.</text:p>
      <text:p text:style-name="P4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45">Анакорн наблюдал за мной без улыбки. По его нейтральному выражению лица невозможно было догадаться, о чём он думает.</text:p>
      <text:p text:style-name="P45">– Ну вот и отлично. Рад, что мы наконец-то пришли к сделке.</text:p>
      <text:p text:style-name="P4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48">– Пора закругляться. Ты начинаешь сгорать. Надо утрясти последние детали, пока ещё есть пару минут.</text:p>
      <text:p text:style-name="P45">– Валяй. Я тебя внимательно слушаю.</text:p>
      <text:p text:style-name="P4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8">Такова природа низкоэнергетических монад</text:span>.</text:p>
      <text:p text:style-name="P45"><text:soft-page-break/>– А я разве сплю?</text:p>
      <text:p text:style-name="P45">– Сейчас — нет. Но как только мы закроем сделку — проснёшься. Потому что нет иного способа вернуть тебя в реальный мир.</text:p>
      <text:p text:style-name="P45">– Эээ, постой. А как я в Эквестрию и обратно возвращался?</text:p>
      <text:p text:style-name="P4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45">Так вот, возвращать тебя обратно в твой мир я не буду. </text:p>
      <text:p text:style-name="P45">Во-первых, может возникнуть временная <text:span text:style-name="T3">&lt;</text:span><text:span text:style-name="T8">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4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4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4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4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45">– Ты ещё увидишь пару снов на прощание. Удачи!</text:p>
      <text:p text:style-name="P45"/>
      <text:p text:style-name="P46">***</text:p>
      <text:p text:style-name="P45">– Привет, Макс. – образ Селестии снова реял передо мной, как <text:span text:style-name="T3">&lt;</text:span><text:span text:style-name="T8">полгода</text:span><text:span text:style-name="T3">&gt;</text:span> назад. – Я хочу поблагодарить тебя за всё.</text:p>
      <text:p text:style-name="P45">– Пожалста. – ответил я безучастно. – Всегда рад. Только Вам не нужно было ТАК распинаться, чтобы заручиться моей помощью.</text:p>
      <text:p text:style-name="P45">Селестия на мгновение смутилась, но продолжила.</text:p>
      <text:p text:style-name="P4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4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1">Селестия кивнула, соглашаясь, и образ её начал меркнуть.</text:p>
      <text:p text:style-name="P66"><text:soft-page-break/>– <text:span text:style-name="T1">Окей. Будь счастлив и... спасибо тебе за всё, Макс.</text:span></text:p>
      <text:p text:style-name="P61">…</text:p>
      <text:p text:style-name="P6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1">Он нахлобучил на себя невесть откуда взявшуюся двууголку.</text:p>
      <text:p text:style-name="P61">– Как вам это нравится, господа?! Дискорд — спаситель Эквестрии! Разрешите откланяться!..</text:p>
      <text:p text:style-name="P61"/>
      <text:list xml:id="list2897780261913637205" text:style-name="L8">
        <text:list-header>
          <text:p text:style-name="P90">(<text:span text:style-name="T12">Луна — как повелительница снов, слышала разговор Макса с Анакорном</text:span>)</text:p>
          <text:p text:style-name="P91"/>
        </text:list-header>
      </text:list>
      <text:p text:style-name="P62">***</text:p>
      <text:p text:style-name="P40"><text:span text:style-name="T1">–</text:span> Ты?..</text:p>
      <text:p text:style-name="P40"><text:span text:style-name="T1">–</text:span> Ты??!</text:p>
      <text:p text:style-name="P40"><text:span text:style-name="T1">–</text:span> Ты мне снишься??</text:p>
      <text:p text:style-name="P40"><text:span text:style-name="T1">–</text:span> Это ты мне снишься!!</text:p>
      <text:p text:style-name="P40"><text:span text:style-name="T1">–</text:span> Неважно… Пусть мы друг-другу снимся… Ты как, Дэш?</text:p>
      <text:p text:style-name="P4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0"><text:span text:style-name="T1">–</text:span> И я в порядке. Вот, возвращаюсь в свой мир. Ну, не совсем в свой. Почти в свой.</text:p>
      <text:p text:style-name="P40"><text:span text:style-name="T1">–</text:span> Навсегда?</text:p>
      <text:p text:style-name="P40"><text:span text:style-name="T1">–</text:span> Скорее всего, да.</text:p>
      <text:p text:style-name="P40"><text:span text:style-name="T1">–</text:span> Это плохо. Я хотела тебе сказать…</text:p>
      <text:p text:style-name="P40"><text:span text:style-name="T1">–</text:span> Не надо, Дэш. Не стоит терзать себя. Мне тоже очень хотелось остаться. Но так надо. Мне очень жаль…</text:p>
      <text:p text:style-name="P4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0"><text:soft-page-break/><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0"><text:span text:style-name="T1">–</text:span> И тебя, и Твайлайт, и Рэрити, и Селестию, и всех-всех-всех… Таковы правила.</text:p>
      <text:p text:style-name="P40"><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0">Я опустил руку на шею Дэш и ощутил теплоту и лёгкое покалывание в пустоте.</text:p>
      <text:p text:style-name="P40"><text:span text:style-name="T3">–</text:span> Мне кажется, Дэш, <text:span text:style-name="T1">м</text:span>ы найдём способ связаться. Рано или поздно.</text:p>
      <text:p text:style-name="P40"><text:span text:style-name="T1">–</text:span> И лучше рано, чем поздно! Я не люблю ждать!</text:p>
      <text:p text:style-name="P40"><text:span text:style-name="T1">–</text:span> Да, Дэш. <text:span text:style-name="T1">–</text:span> Её образ начал таять. <text:span text:style-name="T1">–</text:span> Да, я помню. Я всё ещё помню…</text:p>
      <text:p text:style-name="P40"/>
      <text:h text:style-name="P79" text:outline-level="2">Земля</text:h>
      <text:p text:style-name="P43">Музыкальная тема из бегущего по лезвию бритвы — <text:span text:style-name="T3">Mission impossible</text:span></text:p>
      <text:p text:style-name="P44">&lt;Ужас возвращения из тёплого волшебного мира друзей в холодную скучную реальность.&gt;</text:p>
      <text:p text:style-name="P3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38"><text:span text:style-name="T1">Я нашарил ногами тапки и пошёл в ванную. Проходя мимо стола, зацепился взглядом за</text:span> эскиз <text:span text:style-name="T1">рисунка</text:span>.</text:p>
      <text:p text:style-name="P3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3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3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39">Доставая из стола ключи от машины, опять наткнулся взглядом на эскиз.</text:p>
      <text:p text:style-name="P3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39">Назову-ка я фантазию «Последний фанфик».</text:p>
      <text:p text:style-name="P39"/>
      <text:p text:style-name="P39"/>
      <text:p text:style-name="P39"/>
      <text:p text:style-name="P40"/>
      <text:p text:style-name="P40"/>
      <text:p text:style-name="P40"><text:soft-page-break/></text:p>
      <text:p text:style-name="P40"/>
      <text:p text:style-name="P40"/>
      <text:p text:style-name="P40"/>
      <text:p text:style-name="P40"/>
      <text:p text:style-name="P4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0"/>
      <text:p text:style-name="P4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1-10T00:47:54.85</dc:date>
    <meta:editing-duration>P34DT4H54M9S</meta:editing-duration>
    <meta:editing-cycles>823</meta:editing-cycles>
    <meta:generator>OpenOffice/4.1.1$Win32 OpenOffice.org_project/411m6$Build-9775</meta:generator>
    <meta:document-statistic meta:table-count="0" meta:image-count="0" meta:object-count="0" meta:page-count="105" meta:paragraph-count="2072" meta:word-count="46992" meta:character-count="299363"/>
    <dc:creator>макс </dc:creator>
  </office:meta>
</office:document-meta>
</file>